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64.2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81.75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129.74pt"/>
    </style:style>
    <style:style style:name="co6" style:family="table-column">
      <style:table-column-properties fo:break-before="auto" style:column-width="195pt"/>
    </style:style>
    <style:style style:name="co7" style:family="table-column">
      <style:table-column-properties fo:break-before="auto" style:column-width="195.76pt"/>
    </style:style>
    <style:style style:name="co8" style:family="table-column">
      <style:table-column-properties fo:break-before="auto" style:column-width="196.5pt"/>
    </style:style>
    <style:style style:name="co9" style:family="table-column">
      <style:table-column-properties fo:break-before="auto" style:column-width="199.5pt"/>
    </style:style>
    <style:style style:name="co10" style:family="table-column">
      <style:table-column-properties fo:break-before="auto" style:column-width="261.75pt"/>
    </style:style>
    <style:style style:name="co11" style:family="table-column">
      <style:table-column-properties fo:break-before="auto" style:column-width="85.49pt"/>
    </style:style>
    <style:style style:name="co12" style:family="table-column">
      <style:table-column-properties fo:break-before="auto" style:column-width="68.26pt"/>
    </style:style>
    <style:style style:name="co13" style:family="table-column">
      <style:table-column-properties fo:break-before="auto" style:column-width="78.75pt"/>
    </style:style>
    <style:style style:name="co14" style:family="table-column">
      <style:table-column-properties fo:break-before="auto" style:column-width="81.01pt"/>
    </style:style>
    <style:style style:name="co15" style:family="table-column">
      <style:table-column-properties fo:break-before="auto" style:column-width="98.25pt"/>
    </style:style>
    <style:style style:name="co16" style:family="table-column">
      <style:table-column-properties fo:break-before="auto" style:column-width="54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4.5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ta1" style:family="table" style:master-page-name="PageStyle_5f_Horas_20_Persona">
      <style:table-properties table:display="true" style:writing-mode="lr-tb"/>
    </style:style>
    <style:style style:name="ta2" style:family="table" style:master-page-name="PageStyle_5f_Copia_20_de_20_Estimac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2.49pt solid #000000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G3]))&gt;0)" style:apply-style-name="ConditionalStyle_5f_1" style:base-cell-address="'Horas Persona'.G3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2.49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7e1c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2.49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1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">
      <style:table-cell-properties style:diagonal-bl-tr="none" style:diagonal-tl-br="none" fo:border="2.49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00" style:diagonal-bl-tr="none" style:diagonal-tl-br="none" style:text-align-source="fix" style:repeat-content="false" fo:wrap-option="no-wrap" fo:border-left="1.76pt solid #1a1a1a" style:direction="ltr" fo:border-right="none" style:rotation-angle="0" style:rotation-align="none" style:shrink-to-fit="false" fo:border-top="1.76pt solid #1a1a1a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1.76pt solid #000000" style:direction="ltr" fo:border-right="0.74pt solid #1a1a1a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0.74pt solid #1a1a1a" fo:background-color="#ccffcc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1a1a1a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74pt solid #1a1a1a" fo:background-color="#ccff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99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93c47d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0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">
      <style:table-cell-properties fo:background-color="#ccffcc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2">
      <style:table-cell-properties fo:background-color="#ccfff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1.76pt solid #1a1a1a" fo:background-color="#ff99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29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29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46" style:family="table-cell" style:parent-style-name="Default">
      <style:table-cell-properties fo:border-bottom="1.76pt solid #1a1a1a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 style:data-style-name="N127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 style:data-style-name="N127">
      <style:table-cell-properties fo:background-color="#ccffff"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2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 style:data-style-name="N2">
      <style:table-cell-properties fo:border-bottom="1.76pt solid #1a1a1a" fo:background-color="#ffff99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27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127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0.74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 style:data-style-name="N127">
      <style:table-cell-properties fo:border-bottom="1.76pt solid #1a1a1a" fo:background-color="#ffff99" style:diagonal-bl-tr="none" style:diagonal-tl-br="none" style:text-align-source="fix" style:repeat-content="false" fo:wrap-option="no-wrap" fo:border-left="0.74pt solid #1a1a1a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 style:data-style-name="N2">
      <style:table-cell-properties fo:border-bottom="1.76pt solid #1a1a1a" fo:background-color="#ff99cc" style:diagonal-bl-tr="none" style:diagonal-tl-br="none" style:text-align-source="fix" style:repeat-content="false" fo:wrap-option="no-wrap" fo:border-left="0.74pt solid #1a1a1a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Default">
      <style:table-cell-properties fo:border-bottom="1.76pt solid #1a1a1a" fo:background-color="#33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1a1a1a" fo:background-color="#ccffff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4" style:family="table-cell" style:parent-style-name="Default" style:data-style-name="N126">
      <style:table-cell-properties fo:border-bottom="0.74pt solid #1a1a1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5" style:family="table-cell" style:parent-style-name="Default" style:data-style-name="N126">
      <style:table-cell-properties fo:border-bottom="0.74pt solid #1a1a1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 style:data-style-name="N126">
      <style:table-cell-properties fo:border-bottom="0.74pt solid #1a1a1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Default" style:data-style-name="N126">
      <style:table-cell-properties fo:border-bottom="1.76pt solid #1a1a1a" fo:background-color="#ffff99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1.76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Default" style:data-style-name="N126">
      <style:table-cell-properties fo:border-bottom="0.74pt solid #1a1a1a" fo:background-color="#ccffcc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 style:data-style-name="N126">
      <style:table-cell-properties fo:border-bottom="0.74pt solid #1a1a1a" fo:background-color="#ccffcc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Default" style:data-style-name="N126">
      <style:table-cell-properties fo:border-bottom="1.76pt solid #1a1a1a" fo:background-color="#ffff99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1.76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Default" style:data-style-name="N126">
      <style:table-cell-properties fo:border-bottom="0.74pt solid #1a1a1a" fo:background-color="#ccffff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1.76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 style:data-style-name="N126">
      <style:table-cell-properties fo:border-bottom="0.74pt solid #1a1a1a" fo:background-color="#ccffff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0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1.76pt solid #1a1a1a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1a1a1a" fo:background-color="#ccffff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3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4" style:family="table-cell" style:parent-style-name="Default" style:data-style-name="N126">
      <style:table-cell-properties fo:border-bottom="0.74pt solid #1a1a1a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26">
      <style:table-cell-properties fo:border-bottom="0.74pt solid #1a1a1a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126">
      <style:table-cell-properties fo:border-bottom="1.76pt solid #1a1a1a" fo:background-color="#ffff99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 style:data-style-name="N126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126">
      <style:table-cell-properties fo:border-bottom="0.74pt solid #1a1a1a" fo:background-color="#ccffcc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 style:data-style-name="N126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 style:data-style-name="N126">
      <style:table-cell-properties fo:border-bottom="0.74pt solid #1a1a1a" fo:background-color="#ccffff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0.74pt solid #1a1a1a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 style:data-style-name="N126">
      <style:table-cell-properties fo:border-bottom="1.76pt solid #000000" fo:background-color="#ff99cc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 style:data-style-name="N128">
      <style:table-cell-properties fo:border-bottom="0.74pt solid #000000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8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1.76pt solid #000000" style:direction="ltr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ccffff" style:diagonal-bl-tr="none" style:diagonal-tl-br="none" style:text-align-source="fix" style:repeat-content="false" fo:wrap-option="no-wrap" fo:border-left="0.74pt solid #1a1a1a" style:direction="ltr" fo:border-right="1.76pt solid #000000" style:rotation-angle="0" style:rotation-align="none" style:shrink-to-fit="false" fo:border-top="1.76pt solid #1a1a1a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6" style:family="table-cell" style:parent-style-name="Default" style:data-style-name="N11">
      <style:table-cell-properties fo:border-bottom="none" fo:background-color="#00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1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 style:data-style-name="N11">
      <style:table-cell-properties fo:border-bottom="none" fo:background-color="#00ff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11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 style:data-style-name="N11">
      <style:table-cell-properties fo:border-bottom="none" fo:background-color="#e0666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11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 style:data-style-name="N11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1">
      <style:table-cell-properties fo:border-bottom="none" fo:background-color="#e06666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11">
      <style:table-cell-properties fo:border-bottom="1.76pt solid #000000" fo:background-color="#00ff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1">
      <style:table-cell-properties fo:border-bottom="1.76pt solid #000000" fo:background-color="#e06666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1">
      <style:table-cell-properties fo:border-bottom="none" fo:background-color="#00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40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0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2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ras Person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>
            <office:annotation draw:style-name="gr1" draw:text-style-name="P2" svg:width="364.51pt" svg:height="45.75pt" svg:x="475.48pt" svg:y="23.24pt" draw:caption-point-x="-11.54pt" draw:caption-point-y="-22.96pt">
              <dc:date>2018-06-01T00:00:00</dc:date>
              <text:p text:style-name="P1">Basado en la distribucion del diagrama de gantt</text:p>
              <text:p text:style-name="P1"><text:tab/>-victorspgl</text:p>
            </office:annotation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ersonas</text:p>
          </table:table-cell>
          <table:table-cell table:style-name="ce23" office:value-type="string" calcext:value-type="string">
            <text:p>Número personas</text:p>
          </table:table-cell>
          <table:table-cell table:style-name="ce23" office:value-type="string" calcext:value-type="string">
            <text:p>Número horas</text:p>
          </table:table-cell>
          <table:table-cell table:style-name="ce29" office:value-type="string" calcext:value-type="string">
            <text:p>Contabilización horas</text:p>
          </table:table-cell>
          <table:table-cell table:style-name="ce35" office:value-type="string" calcext:value-type="string">
            <office:annotation draw:style-name="gr2" draw:text-style-name="P2" svg:width="0.03pt" svg:height="850.65pt" svg:x="0pt" svg:y="-425.31pt" draw:caption-point-x="1153.19pt" draw:caption-point-y="457.09pt">
              <dc:date>2018-06-01T00:00:00</dc:date>
              <text:p text:style-name="P1">TAG Se refiere a la actividad del presupuesto que se realiza</text:p>
              <text:p text:style-name="P1"><text:tab/>-victorspgl</text:p>
            </office:annotation>
            <text:p>TAG Nº1</text:p>
          </table:table-cell>
          <table:table-cell table:style-name="ce44" office:value-type="string" calcext:value-type="string">
            <office:annotation draw:style-name="gr2" draw:text-style-name="P2" svg:width="0.03pt" svg:height="1320.07pt" svg:x="0pt" svg:y="-660.02pt" draw:caption-point-x="1243.19pt" draw:caption-point-y="691.8pt">
              <dc:date>2018-06-01T00:00:00</dc:date>
              <text:p text:style-name="P1">Porcentaje de horas dedicadas a la actividad del tag. Respecto del total de horas del registro(fila)</text:p>
              <text:p text:style-name="P1"><text:tab/>-victorspgl</text:p>
            </office:annotation>
            <text:p>%TAG Nº1</text:p>
          </table:table-cell>
          <table:table-cell table:style-name="ce52" office:value-type="string" calcext:value-type="string">
            <office:annotation draw:style-name="gr2" draw:text-style-name="P2" svg:width="0.03pt" svg:height="897.59pt" svg:x="0pt" svg:y="-448.78pt" draw:caption-point-x="1333.19pt" draw:caption-point-y="480.56pt">
              <dc:date>2018-06-01T00:00:00</dc:date>
              <text:p text:style-name="P1">El número de horas calcula las horas invertidas en esa actividad</text:p>
              <text:p text:style-name="P1"><text:tab/>-victorspgl</text:p>
            </office:annotation>
            <text:p>H TAG Nº1</text:p>
          </table:table-cell>
          <table:table-cell table:style-name="ce56" office:value-type="string" calcext:value-type="string">
            <office:annotation draw:style-name="gr2" draw:text-style-name="P2" svg:width="0.03pt" svg:height="2840.31pt" svg:x="0pt" svg:y="-1420.13pt" draw:caption-point-x="1528.95pt" draw:caption-point-y="1451.91pt">
              <dc:date>2018-06-01T00:00:00</dc:date>
              <text:p text:style-name="P1">Los tags 2º y 3º son para poder especificar varias actividades sobre una entrada. Por ejemplo si me dedico toda la tarde a probar y documentar. El tag 1 puede ser documentar y el segundo tag el de probar. Los porcentajes reflejan el ratio de horas invertido en cada actividad</text:p>
              <text:p text:style-name="P1"><text:tab/>-victorspgl</text:p>
            </office:annotation>
            <text:p>TAG Nº2</text:p>
          </table:table-cell>
          <table:table-cell table:style-name="ce44" office:value-type="string" calcext:value-type="string">
            <text:p>%TAG Nº2</text:p>
          </table:table-cell>
          <table:table-cell table:style-name="ce52" office:value-type="string" calcext:value-type="string">
            <text:p>H TAG Nº2</text:p>
          </table:table-cell>
          <table:table-cell table:style-name="ce56" office:value-type="string" calcext:value-type="string">
            <text:p>TAG Nº3</text:p>
          </table:table-cell>
          <table:table-cell table:style-name="ce44" office:value-type="string" calcext:value-type="string">
            <text:p>%TAG Nº3</text:p>
          </table:table-cell>
          <table:table-cell table:style-name="ce52" office:value-type="string" calcext:value-type="string">
            <text:p>H TAG Nº3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Primera reunión de equipo (elección de tema, primeras aproximaciones...)</text:p>
          </table:table-cell>
          <table:table-cell table:style-name="ce13" office:value-type="date" office:date-value="2018-02-13" calcext:value-type="date">
            <text:p>13/02/2018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4]*[.E4]" office:value-type="float" office:value="10.5" calcext:value-type="float">
            <text:p>1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]*[.F4]" office:value-type="float" office:value="10.5" calcext:value-type="float">
            <text:p>10.5</text:p>
          </table:table-cell>
          <table:table-cell table:style-name="ce57"/>
          <table:table-cell table:style-name="ce61"/>
          <table:table-cell table:style-name="ce65" table:formula="of:=[.K4]*[.F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]*[.F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1ª reunion con Lacasta</text:p>
          </table:table-cell>
          <table:table-cell table:style-name="ce13" office:value-type="date" office:date-value="2018-02-14" calcext:value-type="date">
            <text:p>14/02/2018</text:p>
          </table:table-cell>
          <table:table-cell table:style-name="ce8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5]*[.E5]" office:value-type="float" office:value="10.5" calcext:value-type="float">
            <text:p>1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]*[.F5]" office:value-type="float" office:value="10.5" calcext:value-type="float">
            <text:p>10.5</text:p>
          </table:table-cell>
          <table:table-cell table:style-name="ce57"/>
          <table:table-cell table:style-name="ce61"/>
          <table:table-cell table:style-name="ce65" table:formula="of:=[.K5]*[.F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]*[.F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dactar acta</text:p>
          </table:table-cell>
          <table:table-cell table:style-name="ce13" office:value-type="date" office:date-value="2018-02-15" calcext:value-type="date">
            <text:p>15/02/2018</text:p>
          </table:table-cell>
          <table:table-cell table:style-name="ce8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6]*[.E6]" office:value-type="float" office:value="0.5" calcext:value-type="float">
            <text:p>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]*[.F6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6]*[.F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]*[.F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Buscar info de apps similares, mandar correos...</text:p>
          </table:table-cell>
          <table:table-cell table:style-name="ce13" office:value-type="date" office:date-value="2018-02-17" calcext:value-type="date">
            <text:p>17/02/2018</text:p>
          </table:table-cell>
          <table:table-cell table:style-name="ce2" office:value-type="string" calcext:value-type="string">
            <text:p>Sergio &amp;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7]*[.E7]" office:value-type="float" office:value="3" calcext:value-type="float">
            <text:p>3</text:p>
          </table:table-cell>
          <table:table-cell table:style-name="ce36" office:value-type="string" calcext:value-type="string">
            <text:p>Análisis jueg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]*[.F7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7]*[.F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]*[.F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Análisis económico para la propuesta técnica y ecónomica</text:p>
          </table:table-cell>
          <table:table-cell table:style-name="ce13" office:value-type="date" office:date-value="2018-02-17" calcext:value-type="date">
            <text:p>17/02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8]*[.E8]" office:value-type="float" office:value="3" calcext:value-type="float">
            <text:p>3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]*[.F8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8]*[.F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]*[.F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Capturar requisitos inciciles para la propuesta tecnica y economica</text:p>
          </table:table-cell>
          <table:table-cell table:style-name="ce13" office:value-type="date" office:date-value="2018-02-17" calcext:value-type="date">
            <text:p>17/02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9]*[.E9]" office:value-type="float" office:value="2" calcext:value-type="float">
            <text:p>2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]*[.F9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9]*[.F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]*[.F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Insertar requisitos de la propuesta técnica y descripción del equipo</text:p>
          </table:table-cell>
          <table:table-cell table:style-name="ce13" office:value-type="date" office:date-value="2018-02-17" calcext:value-type="date">
            <text:p>17/02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10]*[.E10]" office:value-type="float" office:value="3.5" calcext:value-type="float">
            <text:p>3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]*[.F10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10]*[.F1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]*[.F1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visar y modifcar oferta económica</text:p>
          </table:table-cell>
          <table:table-cell table:style-name="ce13" office:value-type="date" office:date-value="2018-02-17" calcext:value-type="date">
            <text:p>17/02/2018</text:p>
          </table:table-cell>
          <table:table-cell table:style-name="ce2" office:value-type="string" calcext:value-type="string">
            <text:p>Mariu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]*[.F11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1]*[.F1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]*[.F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dactar resumen ejecutivo</text:p>
          </table:table-cell>
          <table:table-cell table:style-name="ce13" office:value-type="date" office:date-value="2018-02-18" calcext:value-type="date">
            <text:p>18/02/2018</text:p>
          </table:table-cell>
          <table:table-cell table:style-name="ce2" office:value-type="string" calcext:value-type="string">
            <text:p>Sergi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]*[.F12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2]*[.F1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]*[.F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visar propuesta técnica con últimos cambios y formatear</text:p>
          </table:table-cell>
          <table:table-cell table:style-name="ce13" office:value-type="date" office:date-value="2018-02-18" calcext:value-type="date">
            <text:p>18/02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13]*[.E13]" office:value-type="float" office:value="2.5" calcext:value-type="float">
            <text:p>2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]*[.F13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13]*[.F1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]*[.F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Tocar requisitos y la propuesta técnica y económica</text:p>
          </table:table-cell>
          <table:table-cell table:style-name="ce13" office:value-type="date" office:date-value="2018-02-16" calcext:value-type="date">
            <text:p>16/02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4]*[.E14]" office:value-type="float" office:value="2" calcext:value-type="float">
            <text:p>2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]*[.F14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4]*[.F1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4]*[.F1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Investigando Phaser y Websockets</text:p>
          </table:table-cell>
          <table:table-cell table:style-name="ce13" office:value-type="date" office:date-value="2018-02-15" calcext:value-type="date">
            <text:p>15/02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5]*[.E15]" office:value-type="float" office:value="3" calcext:value-type="float">
            <text:p>3</text:p>
          </table:table-cell>
          <table:table-cell table:style-name="ce36" office:value-type="string" calcext:value-type="string">
            <text:p>Análisis jueg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]*[.F15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5]*[.F1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5]*[.F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3" office:value-type="string" calcext:value-type="string">
            <text:p>Investigando Phaser y Websockets</text:p>
          </table:table-cell>
          <table:table-cell table:style-name="ce13" office:value-type="date" office:date-value="2018-02-19" calcext:value-type="date">
            <text:p>19/02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6]*[.E16]" office:value-type="float" office:value="3" calcext:value-type="float">
            <text:p>3</text:p>
          </table:table-cell>
          <table:table-cell table:style-name="ce36" office:value-type="string" calcext:value-type="string">
            <text:p>Análisis jueg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]*[.F16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6]*[.F1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6]*[.F1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Conseguido un juego con WebSockets</text:p>
          </table:table-cell>
          <table:table-cell table:style-name="ce13" office:value-type="date" office:date-value="2018-02-20" calcext:value-type="date">
            <text:p>20/02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7]*[.E17]" office:value-type="float" office:value="2" calcext:value-type="float">
            <text:p>2</text:p>
          </table:table-cell>
          <table:table-cell table:style-name="ce36" office:value-type="string" calcext:value-type="string">
            <text:p>Análisis jueg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]*[.F17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7]*[.F1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7]*[.F1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unión toma decisiones plan de gestión y segunda reunion</text:p>
          </table:table-cell>
          <table:table-cell table:style-name="ce13" office:value-type="date" office:date-value="2018-02-27" calcext:value-type="date">
            <text:p>27/02/2018</text:p>
          </table:table-cell>
          <table:table-cell table:style-name="ce2" office:value-type="string" calcext:value-type="string">
            <text:p>Javier, Carlos, Sergio, Julia, Víctor, Mariu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D18]*[.E18]" office:value-type="float" office:value="5" calcext:value-type="float">
            <text:p>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8]*[.F18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 table:formula="of:=[.K18]*[.F1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8]*[.F1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Añadir cosas en la memoria</text:p>
          </table:table-cell>
          <table:table-cell table:style-name="ce13" office:value-type="date" office:date-value="2018-02-25" calcext:value-type="date">
            <text:p>25/02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9]*[.E19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9]*[.F19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9]*[.F1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9]*[.F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rear plantilla del documento en Latex</text:p>
          </table:table-cell>
          <table:table-cell table:style-name="ce13" office:value-type="date" office:date-value="2018-02-25" calcext:value-type="date">
            <text:p>25/02/2018</text:p>
          </table:table-cell>
          <table:table-cell table:style-name="ce8" office:value-type="string" calcext:value-type="string">
            <text:p>Sergi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0]*[.E20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]*[.F2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20]*[.F2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0]*[.F2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2ª Reunion con Lacasta</text:p>
          </table:table-cell>
          <table:table-cell table:style-name="ce13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Javier, Carlos, Marius, Sergio, Juli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D21]*[.E21]" office:value-type="float" office:value="5" calcext:value-type="float">
            <text:p>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]*[.F21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 table:formula="of:=[.K21]*[.F2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1]*[.F2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dactar acta</text:p>
          </table:table-cell>
          <table:table-cell table:style-name="ce13" office:value-type="date" office:date-value="2018-02-26" calcext:value-type="date">
            <text:p>26/02/2018</text:p>
          </table:table-cell>
          <table:table-cell table:style-name="ce8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22]*[.E22]" office:value-type="float" office:value="0.5" calcext:value-type="float">
            <text:p>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]*[.F22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22]*[.F2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2]*[.F2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Detallar diseño en la primera entrega del plan de gestión</text:p>
          </table:table-cell>
          <table:table-cell table:style-name="ce13" office:value-type="date" office:date-value="2018-02-28" calcext:value-type="date">
            <text:p>28/02/2018</text:p>
          </table:table-cell>
          <table:table-cell table:style-name="ce8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3]*[.E23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3]*[.F23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23]*[.F2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3]*[.F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vestigación Amazon AWS</text:p>
          </table:table-cell>
          <table:table-cell table:style-name="ce13" office:value-type="date" office:date-value="2018-02-28" calcext:value-type="date">
            <text:p>28/02/2018</text:p>
          </table:table-cell>
          <table:table-cell table:style-name="ce8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4]*[.E24]" office:value-type="float" office:value="3" calcext:value-type="float">
            <text:p>3</text:p>
          </table:table-cell>
          <table:table-cell table:style-name="ce37" office:value-type="string" calcext:value-type="string">
            <text:p>Despliegue AWS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31" table:formula="of:=[.H24]*[.F24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24]*[.F2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4]*[.F2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Organigrama y procesos del plan de gestión</text:p>
          </table:table-cell>
          <table:table-cell table:style-name="ce13" office:value-type="date" office:date-value="2018-02-27" calcext:value-type="date">
            <text:p>27/02/2018</text:p>
          </table:table-cell>
          <table:table-cell table:style-name="ce8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5]*[.E25]" office:value-type="float" office:value="4" calcext:value-type="float">
            <text:p>4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]*[.F25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25]*[.F2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5]*[.F2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dactar calendario y division del trabajo</text:p>
          </table:table-cell>
          <table:table-cell table:style-name="ce13" office:value-type="date" office:date-value="2018-03-02" calcext:value-type="date">
            <text:p>02/03/2018</text:p>
          </table:table-cell>
          <table:table-cell table:style-name="ce8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6]*[.E26]" office:value-type="float" office:value="4" calcext:value-type="float">
            <text:p>4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6]*[.F26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26]*[.F2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6]*[.F2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visar memoria </text:p>
          </table:table-cell>
          <table:table-cell table:style-name="ce13" office:value-type="date" office:date-value="2018-03-02" calcext:value-type="date">
            <text:p>02/03/2018</text:p>
          </table:table-cell>
          <table:table-cell table:style-name="ce8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27]*[.E27]" office:value-type="float" office:value="1.5" calcext:value-type="float">
            <text:p>1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7]*[.F27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27]*[.F2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7]*[.F2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Plan de garantía de calidad</text:p>
          </table:table-cell>
          <table:table-cell table:style-name="ce13" office:value-type="date" office:date-value="2018-03-02" calcext:value-type="date">
            <text:p>02/03/2018</text:p>
          </table:table-cell>
          <table:table-cell table:style-name="ce8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8]*[.E28]" office:value-type="float" office:value="2" calcext:value-type="float">
            <text:p>2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8]*[.F28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28]*[.F2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8]*[.F2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Organizar y detallar requisitos</text:p>
          </table:table-cell>
          <table:table-cell table:style-name="ce13" office:value-type="date" office:date-value="2018-03-02" calcext:value-type="date">
            <text:p>02/03/2018</text:p>
          </table:table-cell>
          <table:table-cell table:style-name="ce2" office:value-type="string" calcext:value-type="string">
            <text:p>Marius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29]*[.E29]" office:value-type="float" office:value="3.5" calcext:value-type="float">
            <text:p>3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9]*[.F29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29]*[.F2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29]*[.F2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Comenzar diagrama de diseño del Front End</text:p>
          </table:table-cell>
          <table:table-cell table:style-name="ce14" office:value-type="date" office:date-value="2018-03-06" calcext:value-type="date">
            <text:p>06/03/2018</text:p>
          </table:table-cell>
          <table:table-cell table:style-name="ce11" office:value-type="string" calcext:value-type="string">
            <text:p>Carlos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30" table:formula="of:=[.D30]*[.E30]" office:value-type="float" office:value="1" calcext:value-type="float">
            <text:p>1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0]*[.F3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30]*[.F3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0]*[.F3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Diagrama de clases</text:p>
          </table:table-cell>
          <table:table-cell table:style-name="ce14" office:value-type="date" office:date-value="2018-03-06" calcext:value-type="date">
            <text:p>06/03/2018</text:p>
          </table:table-cell>
          <table:table-cell table:style-name="ce11" office:value-type="string" calcext:value-type="string">
            <text:p>Victo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0" table:formula="of:=[.D31]*[.E31]" office:value-type="float" office:value="4" calcext:value-type="float">
            <text:p>4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31" table:formula="of:=[.H31]*[.F31]" office:value-type="float" office:value="0.4" calcext:value-type="float">
            <text:p>0.4</text:p>
          </table:table-cell>
          <table:table-cell table:style-name="ce5" office:value-type="string" calcext:value-type="string">
            <text:p>Análisis juego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65" table:formula="of:=[.K31]*[.F31]" office:value-type="float" office:value="3.6" calcext:value-type="float">
            <text:p>3.6</text:p>
          </table:table-cell>
          <table:table-cell table:style-name="ce57"/>
          <table:table-cell table:style-name="ce69"/>
          <table:table-cell table:style-name="ce65" table:formula="of:=[.N31]*[.F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Creando interfaz con Phaser</text:p>
          </table:table-cell>
          <table:table-cell table:style-name="ce14" office:value-type="date" office:date-value="2018-03-09" calcext:value-type="date">
            <text:p>09/03/2018</text:p>
          </table:table-cell>
          <table:table-cell table:style-name="ce11" office:value-type="string" calcext:value-type="string">
            <text:p>Carl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[.D32]*[.E32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2]*[.F32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32]*[.F3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2]*[.F3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Creando interfaz con Phaser</text:p>
          </table:table-cell>
          <table:table-cell table:style-name="ce14" office:value-type="date" office:date-value="2018-03-10" calcext:value-type="date">
            <text:p>10/03/2018</text:p>
          </table:table-cell>
          <table:table-cell table:style-name="ce11" office:value-type="string" calcext:value-type="string">
            <text:p>Carl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5" calcext:value-type="float">
            <text:p>1.5</text:p>
          </table:table-cell>
          <table:table-cell table:style-name="ce30" table:formula="of:=[.D33]*[.E33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3]*[.F33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33]*[.F3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3]*[.F3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Haciendo la interfaz, poniendo la baraja españolas y alguna funcion</text:p>
          </table:table-cell>
          <table:table-cell table:style-name="ce14" office:value-type="date" office:date-value="2018-03-11" calcext:value-type="date">
            <text:p>11/03/2018</text:p>
          </table:table-cell>
          <table:table-cell table:style-name="ce11" office:value-type="string" calcext:value-type="string">
            <text:p>Carl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[.D34]*[.E34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4]*[.F34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34]*[.F3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4]*[.F3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diseño diagrama de clases e implementación Jugador y Carta</text:p>
          </table:table-cell>
          <table:table-cell table:style-name="ce14" office:value-type="date" office:date-value="2018-03-11" calcext:value-type="date">
            <text:p>11/03/2018</text:p>
          </table:table-cell>
          <table:table-cell table:style-name="ce11" office:value-type="string" calcext:value-type="string">
            <text:p>Mariu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.5" calcext:value-type="float">
            <text:p>3.5</text:p>
          </table:table-cell>
          <table:table-cell table:style-name="ce30" table:formula="of:=[.D35]*[.E35]" office:value-type="float" office:value="3.5" calcext:value-type="float">
            <text:p>3.5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5]*[.F35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35]*[.F3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5]*[.F3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Clase estado_partida</text:p>
          </table:table-cell>
          <table:table-cell table:style-name="ce14" office:value-type="date" office:date-value="2018-03-11" calcext:value-type="date">
            <text:p>11/03/2018</text:p>
          </table:table-cell>
          <table:table-cell table:style-name="ce11" office:value-type="string" calcext:value-type="string">
            <text:p>Vícto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[.D36]*[.E36]" office:value-type="float" office:value="2" calcext:value-type="float">
            <text:p>2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36]*[.F36]" office:value-type="float" office:value="1.6" calcext:value-type="float">
            <text:p>1.6</text:p>
          </table:table-cell>
          <table:table-cell table:style-name="ce5" office:value-type="string" calcext:value-type="string">
            <text:p>Análisis juego</text:p>
          </table:table-cell>
          <table:table-cell table:style-name="ce45" office:value-type="percentage" office:value="0.2" calcext:value-type="percentage">
            <text:p>20.00%</text:p>
          </table:table-cell>
          <table:table-cell table:style-name="ce65" table:formula="of:=[.K36]*[.F36]" office:value-type="float" office:value="0.4" calcext:value-type="float">
            <text:p>0.4</text:p>
          </table:table-cell>
          <table:table-cell table:style-name="ce57"/>
          <table:table-cell table:style-name="ce69"/>
          <table:table-cell table:style-name="ce65" table:formula="of:=[.N36]*[.F3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Esqueleto de funciones, mejora de codigo y diagrama de clases de la interfaz gráfica</text:p>
          </table:table-cell>
          <table:table-cell table:style-name="ce14" office:value-type="date" office:date-value="2018-03-13" calcext:value-type="date">
            <text:p>13/03/2018</text:p>
          </table:table-cell>
          <table:table-cell table:style-name="ce11" office:value-type="string" calcext:value-type="string">
            <text:p>Carlos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0" table:formula="of:=[.D37]*[.E37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37]*[.F37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37]*[.F3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7]*[.F3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6" office:value-type="string" calcext:value-type="string">
            <text:p>Diseño conceptual base de datos</text:p>
          </table:table-cell>
          <table:table-cell table:style-name="ce15" office:value-type="date" office:date-value="2018-03-09" calcext:value-type="date">
            <text:p>09/03/2018</text:p>
          </table:table-cell>
          <table:table-cell table:style-name="ce5" office:value-type="string" calcext:value-type="string">
            <text:p>Julia &amp; Sergi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5" calcext:value-type="float">
            <text:p>3.5</text:p>
          </table:table-cell>
          <table:table-cell table:style-name="ce31" table:formula="of:=[.D38]*[.E38]" office:value-type="float" office:value="7" calcext:value-type="float">
            <text:p>7</text:p>
          </table:table-cell>
          <table:table-cell table:style-name="ce38" office:value-type="string" calcext:value-type="string">
            <text:p>Diseño Base de Datos Relacional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31" table:formula="of:=[.H38]*[.F38]" office:value-type="float" office:value="7" calcext:value-type="float">
            <text:p>7</text:p>
          </table:table-cell>
          <table:table-cell table:style-name="ce57"/>
          <table:table-cell table:style-name="ce61"/>
          <table:table-cell table:style-name="ce65" table:formula="of:=[.K38]*[.F3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8]*[.F3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6" office:value-type="string" calcext:value-type="string">
            <text:p>Despliegue del sistema gestor de base de datos</text:p>
          </table:table-cell>
          <table:table-cell table:style-name="ce15" office:value-type="date" office:date-value="2018-03-09" calcext:value-type="date">
            <text:p>09/03/2018</text:p>
          </table:table-cell>
          <table:table-cell table:style-name="ce5" office:value-type="string" calcext:value-type="string">
            <text:p>Julia &amp; Sergi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1" table:formula="of:=[.D39]*[.E39]" office:value-type="float" office:value="2" calcext:value-type="float">
            <text:p>2</text:p>
          </table:table-cell>
          <table:table-cell table:style-name="ce38" office:value-type="string" calcext:value-type="string">
            <text:p>Despliegue AWS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31" table:formula="of:=[.H39]*[.F39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39]*[.F3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39]*[.F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ocumentación: esquema conceptual BBDD</text:p>
          </table:table-cell>
          <table:table-cell table:style-name="ce15" office:value-type="date" office:date-value="2018-03-12" calcext:value-type="date">
            <text:p>12/03/2018</text:p>
          </table:table-cell>
          <table:table-cell table:style-name="ce5" office:value-type="string" calcext:value-type="string">
            <text:p>Sergi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0" table:formula="of:=[.D40]*[.E40]" office:value-type="float" office:value="1" calcext:value-type="float">
            <text:p>1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0]*[.F4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40]*[.F4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0]*[.F4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6" office:value-type="string" calcext:value-type="string">
            <text:p>Diseño lógico base de datos</text:p>
          </table:table-cell>
          <table:table-cell table:style-name="ce15" office:value-type="date" office:date-value="2018-03-12" calcext:value-type="date">
            <text:p>12/03/2018</text:p>
          </table:table-cell>
          <table:table-cell table:style-name="ce5" office:value-type="string" calcext:value-type="string">
            <text:p>Julia &amp; Sergio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30" table:formula="of:=[.D41]*[.E41]" office:value-type="float" office:value="4" calcext:value-type="float">
            <text:p>4</text:p>
          </table:table-cell>
          <table:table-cell table:style-name="ce37" office:value-type="string" calcext:value-type="string">
            <text:p>Diseño Base de Datos Relacional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1]*[.F41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41]*[.F4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1]*[.F4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6" office:value-type="string" calcext:value-type="string">
            <text:p>Create tables (decision de tipos de datos, traduccion a mysql)</text:p>
          </table:table-cell>
          <table:table-cell table:style-name="ce15" office:value-type="date" office:date-value="2018-03-13" calcext:value-type="date">
            <text:p>13/03/2018</text:p>
          </table:table-cell>
          <table:table-cell table:style-name="ce5" office:value-type="string" calcext:value-type="string">
            <text:p>Julia &amp; Sergio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0" table:formula="of:=[.D42]*[.E42]" office:value-type="float" office:value="2" calcext:value-type="float">
            <text:p>2</text:p>
          </table:table-cell>
          <table:table-cell table:style-name="ce36" office:value-type="string" calcext:value-type="string">
            <text:p>Implementación del modelo y carga de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2]*[.F42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42]*[.F4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2]*[.F4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7" office:value-type="string" calcext:value-type="string">
            <text:p>Definicion de casos de uso de la base de datos</text:p>
          </table:table-cell>
          <table:table-cell table:style-name="ce13" office:value-type="date" office:date-value="2018-03-13" calcext:value-type="date">
            <text:p>13/03/2018</text:p>
          </table:table-cell>
          <table:table-cell table:style-name="ce2" office:value-type="string" calcext:value-type="string">
            <text:p>Julia &amp;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formula="of:=[.D43]*[.E43]" office:value-type="float" office:value="1" calcext:value-type="float">
            <text:p>1</text:p>
          </table:table-cell>
          <table:table-cell table:style-name="ce36" office:value-type="string" calcext:value-type="string">
            <text:p>Implementación Facade Base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3]*[.F43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43]*[.F4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3]*[.F4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8" office:value-type="string" calcext:value-type="string">
            <text:p>Reunión para diseño de GUI</text:p>
          </table:table-cell>
          <table:table-cell table:style-name="ce13" office:value-type="date" office:date-value="2018-03-14" calcext:value-type="date">
            <text:p>14/03/2018</text:p>
          </table:table-cell>
          <table:table-cell table:style-name="ce5" office:value-type="string" calcext:value-type="string">
            <text:p>Carlos y Javier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5" calcext:value-type="float">
            <text:p>0.5</text:p>
          </table:table-cell>
          <table:table-cell table:formula="of:=[.D44]*[.E44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4]*[.F44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44]*[.F4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4]*[.F4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Clase estado_partida</text:p>
          </table:table-cell>
          <table:table-cell table:style-name="ce15" office:value-type="date" office:date-value="2018-03-15" calcext:value-type="date">
            <text:p>15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table:formula="of:=[.D45]*[.E45]" office:value-type="float" office:value="1" calcext:value-type="float">
            <text:p>1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45]*[.F45]" office:value-type="float" office:value="0.8" calcext:value-type="float">
            <text:p>0.8</text:p>
          </table:table-cell>
          <table:table-cell table:style-name="ce5" office:value-type="string" calcext:value-type="string">
            <text:p>Análisis juego</text:p>
          </table:table-cell>
          <table:table-cell table:style-name="ce45" office:value-type="percentage" office:value="0.2" calcext:value-type="percentage">
            <text:p>20.00%</text:p>
          </table:table-cell>
          <table:table-cell table:style-name="ce65" table:formula="of:=[.K45]*[.F45]" office:value-type="float" office:value="0.2" calcext:value-type="float">
            <text:p>0.2</text:p>
          </table:table-cell>
          <table:table-cell table:style-name="ce57"/>
          <table:table-cell table:style-name="ce69"/>
          <table:table-cell table:style-name="ce65" table:formula="of:=[.N45]*[.F4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factorización de las clases Carta y Jugador por motivos de seguridad</text:p>
          </table:table-cell>
          <table:table-cell table:style-name="ce15" office:value-type="date" office:date-value="2018-03-17" calcext:value-type="date">
            <text:p>17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0" table:formula="of:=[.D46:.D47]*[.E46:.E47]" office:value-type="float" office:value="3" calcext:value-type="float">
            <text:p>3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6]*[.F46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46]*[.F4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6]*[.F4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ocumentación: sobre despliegue de gestor de BBDD en amazon</text:p>
          </table:table-cell>
          <table:table-cell table:style-name="ce15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table:formula="of:=[.D47:.D48]*[.E47:.E48]" office:value-type="float" office:value="0.5" calcext:value-type="float">
            <text:p>0.5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7]*[.F47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47]*[.F4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7]*[.F4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ocumentación: decisiones de diseño lógico e implementación BBDD</text:p>
          </table:table-cell>
          <table:table-cell table:style-name="ce15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0" table:formula="of:=[.D47:.D48]*[.E47:.E48]" office:value-type="string" office:string-value="1" calcext:value-type="string">
            <text:p>1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8]*[.F48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48]*[.F4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8]*[.F4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de Carta y Jugador</text:p>
          </table:table-cell>
          <table:table-cell table:style-name="ce15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0" table:formula="of:=[.D49]*[.E49]" office:value-type="string" office:string-value="4" calcext:value-type="string">
            <text:p>4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49]*[.F49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49]*[.F4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49]*[.F4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Excepciones y pruebas Estado_partida</text:p>
          </table:table-cell>
          <table:table-cell table:style-name="ce15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0]*[.F5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50]*[.F5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0]*[.F5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seño de la estructura general de los mensajes</text:p>
          </table:table-cell>
          <table:table-cell table:style-name="ce15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Carlos y Javier </text:p>
          </table:table-cell>
          <table:table-cell table:style-name="ce2" office:value-type="float" office:value="2" calcext:value-type="float">
            <text:p>2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table:formula="of:=[.D51]*[.E51]" office:value-type="float" office:value="1" calcext:value-type="float">
            <text:p>1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1]*[.F51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51]*[.F5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1]*[.F5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Desarrollo inicial del gestor de paso mensajes para la partida</text:p>
          </table:table-cell>
          <table:table-cell table:style-name="ce16" office:value-type="date" office:date-value="2018-03-18" calcext:value-type="date">
            <text:p>18/03/2018</text:p>
          </table:table-cell>
          <table:table-cell table:style-name="ce10" office:value-type="string" calcext:value-type="string">
            <text:p>Javier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32" table:formula="of:=[.D52]*[.E52]" office:value-type="float" office:value="2" calcext:value-type="float">
            <text:p>2</text:p>
          </table:table-cell>
          <table:table-cell table:style-name="ce39" office:value-type="string" calcext:value-type="string">
            <text:p>Comunicaciones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3" table:formula="of:=[.H52]*[.F52]" office:value-type="float" office:value="2" calcext:value-type="float">
            <text:p>2</text:p>
          </table:table-cell>
          <table:table-cell table:style-name="ce58"/>
          <table:table-cell table:style-name="ce62"/>
          <table:table-cell table:style-name="ce66" table:formula="of:=[.K52]*[.F52]" office:value-type="float" office:value="0" calcext:value-type="float">
            <text:p>0</text:p>
          </table:table-cell>
          <table:table-cell table:style-name="ce58"/>
          <table:table-cell table:style-name="ce70"/>
          <table:table-cell table:style-name="ce66" table:formula="of:=[.N52]*[.F52]" office:value-type="float" office:value="0" calcext:value-type="float">
            <text:p>0</text:p>
          </table:table-cell>
          <table:table-cell table:style-name="ce71" office:value-type="string" calcext:value-type="string">
            <text:p>añadido ya al control de horas de moodle 18/03/2018</text:p>
          </table:table-cell>
          <table:table-cell table:number-columns-repeated="1008"/>
        </table:table-row>
        <table:table-row table:style-name="ro1" table:visibility="collapse">
          <table:table-cell table:style-name="ce5" office:value-type="string" calcext:value-type="string">
            <text:p>Funciones para dibujar jugadores y mas parametrizables</text:p>
          </table:table-cell>
          <table:table-cell table:style-name="ce13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D53]*[.E53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3]*[.F53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53]*[.F5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3]*[.F5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finicion de casos de uso de la base de datos</text:p>
          </table:table-cell>
          <table:table-cell table:style-name="ce13" office:value-type="date" office:date-value="2018-03-19" calcext:value-type="date">
            <text:p>19/03/2018</text:p>
          </table:table-cell>
          <table:table-cell table:style-name="ce2" office:value-type="string" calcext:value-type="string">
            <text:p>Julia &amp;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[.D54]*[.E54]" office:value-type="float" office:value="2" calcext:value-type="float">
            <text:p>2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4]*[.F54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54]*[.F5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4]*[.F5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7" office:value-type="string" calcext:value-type="string">
            <text:p>Fomación JDBC, c3p0 y despliegue en Amazon Aurora</text:p>
          </table:table-cell>
          <table:table-cell table:style-name="ce13" office:value-type="date" office:date-value="2018-03-19" calcext:value-type="date">
            <text:p>19/03/2018</text:p>
          </table:table-cell>
          <table:table-cell table:style-name="ce2" office:value-type="string" calcext:value-type="string">
            <text:p>Julia &amp;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formula="of:=[.D55]*[.E55]" office:value-type="float" office:value="6" calcext:value-type="float">
            <text:p>6</text:p>
          </table:table-cell>
          <table:table-cell table:style-name="ce36" office:value-type="string" calcext:value-type="string">
            <text:p>Implementación Facade Base Datos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55]*[.F55]" office:value-type="float" office:value="4.8" calcext:value-type="float">
            <text:p>4.8</text:p>
          </table:table-cell>
          <table:table-cell table:style-name="ce5" office:value-type="string" calcext:value-type="string">
            <text:p>Despliegue AW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55]*[.F55]" office:value-type="float" office:value="0.6" calcext:value-type="float">
            <text:p>0.6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N55]*[.F55]" office:value-type="float" office:value="0.6" calcext:value-type="float">
            <text:p>0.6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de algunas funciones de EstadoPartida</text:p>
          </table:table-cell>
          <table:table-cell table:style-name="ce13" office:value-type="date" office:date-value="2018-03-09" calcext:value-type="date">
            <text:p>09/03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formula="of:=[.D56]*[.E56]" office:value-type="float" office:value="3.5" calcext:value-type="float">
            <text:p>3.5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6]*[.F56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56]*[.F5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6]*[.F5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diseño diagrama de clases e implementación Jugador, Carta, EstadoPartida y lógicaPartida</text:p>
          </table:table-cell>
          <table:table-cell table:style-name="ce13" office:value-type="date" office:date-value="2018-03-18" calcext:value-type="date">
            <text:p>18/03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D57]*[.E57]" office:value-type="float" office:value="2" calcext:value-type="float">
            <text:p>2</text:p>
          </table:table-cell>
          <table:table-cell table:style-name="ce36" office:value-type="string" calcext:value-type="string">
            <text:p>Documentación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31" table:formula="of:=[.H57]*[.F57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57]*[.F5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7]*[.F5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stalación y configuración de IDE para backend</text:p>
          </table:table-cell>
          <table:table-cell table:style-name="ce13" office:value-type="date" office:date-value="2018-03-19" calcext:value-type="date">
            <text:p>19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D58]*[.E58]" office:value-type="float" office:value="2" calcext:value-type="float">
            <text:p>2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8]*[.F58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58]*[.F5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8]*[.F5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seño funcion cantar 20</text:p>
          </table:table-cell>
          <table:table-cell table:style-name="ce13" office:value-type="date" office:date-value="2018-03-20" calcext:value-type="date">
            <text:p>20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D59]*[.E59]" office:value-type="float" office:value="0.5" calcext:value-type="float">
            <text:p>0.5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59]*[.F59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59]*[.F5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59]*[.F5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unión 3ª Lacasta</text:p>
          </table:table-cell>
          <table:table-cell table:style-name="ce13" office:value-type="date" office:date-value="2018-03-20" calcext:value-type="date">
            <text:p>20/03/2018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formula="of:=[.D60]*[.E60]" office:value-type="float" office:value="7" calcext:value-type="float">
            <text:p>7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0]*[.F60]" office:value-type="float" office:value="7" calcext:value-type="float">
            <text:p>7</text:p>
          </table:table-cell>
          <table:table-cell table:style-name="ce57"/>
          <table:table-cell table:style-name="ce61"/>
          <table:table-cell table:style-name="ce65" table:formula="of:=[.K60]*[.F6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0]*[.F6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unión para diseño interfaz de datos</text:p>
          </table:table-cell>
          <table:table-cell table:style-name="ce13" office:value-type="date" office:date-value="2018-03-20" calcext:value-type="date">
            <text:p>20/03/2018</text:p>
          </table:table-cell>
          <table:table-cell table:style-name="ce2" office:value-type="string" calcext:value-type="string">
            <text:p>Marius, Victor, Nacho, Sergio, Juli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5" calcext:value-type="float">
            <text:p>1.5</text:p>
          </table:table-cell>
          <table:table-cell table:formula="of:=[.D61]*[.E61]" office:value-type="float" office:value="7.5" calcext:value-type="float">
            <text:p>7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1]*[.F61]" office:value-type="float" office:value="7.5" calcext:value-type="float">
            <text:p>7.5</text:p>
          </table:table-cell>
          <table:table-cell table:style-name="ce57"/>
          <table:table-cell table:style-name="ce61"/>
          <table:table-cell table:style-name="ce65" table:formula="of:=[.K61]*[.F6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1]*[.F6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sarrollo interfaz datos</text:p>
          </table:table-cell>
          <table:table-cell table:style-name="ce13" office:value-type="date" office:date-value="2018-03-20" calcext:value-type="date">
            <text:p>20/03/2018</text:p>
          </table:table-cell>
          <table:table-cell table:style-name="ce2" office:value-type="string" calcext:value-type="string">
            <text:p>Sergio &amp;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formula="of:=[.D62]*[.E62]" office:value-type="float" office:value="1" calcext:value-type="float">
            <text:p>1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2]*[.F62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62]*[.F6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2]*[.F6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sarrollo interfaz GUI-Gestor de mensajes</text:p>
          </table:table-cell>
          <table:table-cell table:style-name="ce13" office:value-type="date" office:date-value="2018-03-21" calcext:value-type="date">
            <text:p>21/03/2018</text:p>
          </table:table-cell>
          <table:table-cell table:style-name="ce2" office:value-type="string" calcext:value-type="string">
            <text:p>Carlos, Jav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[.D63]*[.E63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3]*[.F63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63]*[.F6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3]*[.F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Desarrolo interfaz datos</text:p>
          </table:table-cell>
          <table:table-cell table:style-name="ce13" office:value-type="date" office:date-value="2018-03-21" calcext:value-type="date">
            <text:p>21/03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[.D64]*[.E64]" office:value-type="float" office:value="4" calcext:value-type="float">
            <text:p>4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64]*[.F64]" office:value-type="float" office:value="3.6" calcext:value-type="float">
            <text:p>3.6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64]*[.F64]" office:value-type="float" office:value="0.4" calcext:value-type="float">
            <text:p>0.4</text:p>
          </table:table-cell>
          <table:table-cell table:style-name="ce57"/>
          <table:table-cell table:style-name="ce69"/>
          <table:table-cell table:style-name="ce65" table:formula="of:=[.N64]*[.F6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sarrollo interfaz datos (usuario y statsusuario)</text:p>
          </table:table-cell>
          <table:table-cell table:style-name="ce13" office:value-type="date" office:date-value="2018-03-21" calcext:value-type="date">
            <text:p>21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[.D65]*[.E65]" office:value-type="float" office:value="4" calcext:value-type="float">
            <text:p>4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65]*[.F65]" office:value-type="float" office:value="3.6" calcext:value-type="float">
            <text:p>3.6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65]*[.F65]" office:value-type="float" office:value="0.4" calcext:value-type="float">
            <text:p>0.4</text:p>
          </table:table-cell>
          <table:table-cell table:style-name="ce57"/>
          <table:table-cell table:style-name="ce69"/>
          <table:table-cell table:style-name="ce65" table:formula="of:=[.N65]*[.F6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Finalizar funcion cantar 20</text:p>
          </table:table-cell>
          <table:table-cell table:style-name="ce13" office:value-type="date" office:date-value="2018-03-21" calcext:value-type="date">
            <text:p>21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D66]*[.E66]" office:value-type="float" office:value="0.5" calcext:value-type="float">
            <text:p>0.5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6]*[.F66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66]*[.F6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6]*[.F6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Servlet y página home de web dinámica</text:p>
          </table:table-cell>
          <table:table-cell table:style-name="ce13" office:value-type="date" office:date-value="2018-03-22" calcext:value-type="date">
            <text:p>22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formula="of:=[.D67]*[.E67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0.75" calcext:value-type="percentage">
            <text:p>75.00%</text:p>
          </table:table-cell>
          <table:table-cell table:style-name="ce31" table:formula="of:=[.H67]*[.F67]" office:value-type="float" office:value="1.125" calcext:value-type="float">
            <text:p>1.125</text:p>
          </table:table-cell>
          <table:table-cell table:style-name="ce5" office:value-type="string" calcext:value-type="string">
            <text:p>Implementación JSP</text:p>
          </table:table-cell>
          <table:table-cell table:style-name="ce45" office:value-type="percentage" office:value="0.25" calcext:value-type="percentage">
            <text:p>25.00%</text:p>
          </table:table-cell>
          <table:table-cell table:style-name="ce65" table:formula="of:=[.K67]*[.F67]" office:value-type="float" office:value="0.375" calcext:value-type="float">
            <text:p>0.375</text:p>
          </table:table-cell>
          <table:table-cell table:style-name="ce57"/>
          <table:table-cell table:style-name="ce69"/>
          <table:table-cell table:style-name="ce65" table:formula="of:=[.N67]*[.F6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peo RegistroServlet en web.xml</text:p>
          </table:table-cell>
          <table:table-cell table:style-name="ce13" office:value-type="date" office:date-value="2018-03-22" calcext:value-type="date">
            <text:p>22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D68]*[.E68]" office:value-type="float" office:value="0.5" calcext:value-type="float">
            <text:p>0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68]*[.F68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68]*[.F6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68]*[.F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Desarrollo interfaz datos</text:p>
          </table:table-cell>
          <table:table-cell table:style-name="ce13" office:value-type="date" office:date-value="2018-03-23" calcext:value-type="date">
            <text:p>23/03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formula="of:=[.D69]*[.E69]" office:value-type="float" office:value="4" calcext:value-type="float">
            <text:p>4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69]*[.F69]" office:value-type="float" office:value="3.6" calcext:value-type="float">
            <text:p>3.6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69]*[.F69]" office:value-type="float" office:value="0.4" calcext:value-type="float">
            <text:p>0.4</text:p>
          </table:table-cell>
          <table:table-cell table:style-name="ce57"/>
          <table:table-cell table:style-name="ce69"/>
          <table:table-cell table:style-name="ce65" table:formula="of:=[.N69]*[.F6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ñadida la posiblidad de cantar 40 a la función cante y revisión del código de la función lanzar carta</text:p>
          </table:table-cell>
          <table:table-cell table:style-name="ce13" office:value-type="date" office:date-value="2018-03-23" calcext:value-type="date">
            <text:p>23/03/2018</text:p>
          </table:table-cell>
          <table:table-cell table:style-name="ce2" office:value-type="string" calcext:value-type="string">
            <text:p>Nach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D70]*[.E70]" office:value-type="float" office:value="1" calcext:value-type="float">
            <text:p>1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0]*[.F7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70]*[.F7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0]*[.F7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sarrollo interfaz datos</text:p>
          </table:table-cell>
          <table:table-cell table:style-name="ce13" office:value-type="date" office:date-value="2018-03-23" calcext:value-type="date">
            <text:p>23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formula="of:=[.D71]*[.E71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71]*[.F71]" office:value-type="float" office:value="1.35" calcext:value-type="float">
            <text:p>1.35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71]*[.F71]" office:value-type="float" office:value="0.15" calcext:value-type="float">
            <text:p>0.15</text:p>
          </table:table-cell>
          <table:table-cell table:style-name="ce57"/>
          <table:table-cell table:style-name="ce69"/>
          <table:table-cell table:style-name="ce65" table:formula="of:=[.N71]*[.F7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Funciones para acabar ronda, ver el triunfo, lanzar cartas y robar en la interfaz</text:p>
          </table:table-cell>
          <table:table-cell table:style-name="ce13" office:value-type="date" office:date-value="2018-03-24" calcext:value-type="date">
            <text:p>24/03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D72]*[.E72]" office:value-type="float" office:value="3" calcext:value-type="float">
            <text:p>3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2]*[.F72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72]*[.F7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2]*[.F7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reación de tests para las funciones de cantar y correccioón de errores</text:p>
          </table:table-cell>
          <table:table-cell table:style-name="ce13" office:value-type="date" office:date-value="2018-03-25" calcext:value-type="date">
            <text:p>25/03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formula="of:=[.D73]*[.E73]" office:value-type="float" office:value="2.5" calcext:value-type="float">
            <text:p>2.5</text:p>
          </table:table-cell>
          <table:table-cell table:style-name="ce36" office:value-type="string" calcext:value-type="string">
            <text:p>Pruebas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31" table:formula="of:=[.H73]*[.F73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73]*[.F7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3]*[.F7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reación esqueleto del gestor de mensajes</text:p>
          </table:table-cell>
          <table:table-cell table:style-name="ce13" office:value-type="date" office:date-value="2018-03-25" calcext:value-type="date">
            <text:p>25/03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D74]*[.E74]" office:value-type="float" office:value="3" calcext:value-type="float">
            <text:p>3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4]*[.F74]" office:value-type="float" office:value="3" calcext:value-type="float">
            <text:p>3</text:p>
          </table:table-cell>
          <table:table-cell table:style-name="ce5"/>
          <table:table-cell table:style-name="ce61"/>
          <table:table-cell table:style-name="ce65" table:formula="of:=[.K74]*[.F7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4]*[.F7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resto métodos lógica y pruebas</text:p>
          </table:table-cell>
          <table:table-cell table:style-name="ce17" office:value-type="string" calcext:value-type="string">
            <text:p>23-25/03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formula="of:=[.D75]*[.E75]" office:value-type="float" office:value="12" calcext:value-type="float">
            <text:p>12</text:p>
          </table:table-cell>
          <table:table-cell table:style-name="ce8" office:value-type="string" calcext:value-type="string">
            <text:p>Logica Juego Implementación java</text:p>
          </table:table-cell>
          <table:table-cell table:style-name="ce45" office:value-type="percentage" office:value="0.6" calcext:value-type="percentage">
            <text:p>60.00%</text:p>
          </table:table-cell>
          <table:table-cell table:style-name="ce31" table:formula="of:=[.H75]*[.F75]" office:value-type="float" office:value="7.2" calcext:value-type="float">
            <text:p>7.2</text:p>
          </table:table-cell>
          <table:table-cell table:style-name="ce5" office:value-type="string" calcext:value-type="string">
            <text:p>Pruebas</text:p>
          </table:table-cell>
          <table:table-cell table:style-name="ce45" office:value-type="percentage" office:value="0.4" calcext:value-type="percentage">
            <text:p>40.00%</text:p>
          </table:table-cell>
          <table:table-cell table:style-name="ce65" table:formula="of:=[.K75]*[.F75]" office:value-type="float" office:value="4.8" calcext:value-type="float">
            <text:p>4.8</text:p>
          </table:table-cell>
          <table:table-cell table:style-name="ce57"/>
          <table:table-cell table:style-name="ce69"/>
          <table:table-cell table:style-name="ce65" table:formula="of:=[.N75]*[.F7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configuración de los servlets</text:p>
          </table:table-cell>
          <table:table-cell table:style-name="ce13" office:value-type="date" office:date-value="2018-03-26" calcext:value-type="date">
            <text:p>26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formula="of:=[.D76]*[.E76]" office:value-type="float" office:value="2.5" calcext:value-type="float">
            <text:p>2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6]*[.F76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76]*[.F7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6]*[.F7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Creacion de la animacion de "Ir de arrastre"</text:p>
          </table:table-cell>
          <table:table-cell table:style-name="ce18" office:value-type="date" office:date-value="2018-03-26" calcext:value-type="date">
            <text:p>26/03/2018</text:p>
          </table:table-cell>
          <table:table-cell table:style-name="ce10" office:value-type="string" calcext:value-type="string">
            <text:p>Carlo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32" table:formula="of:=[.D77]*[.E77]" office:value-type="float" office:value="1" calcext:value-type="float">
            <text:p>1</text:p>
          </table:table-cell>
          <table:table-cell table:style-name="ce39" office:value-type="string" calcext:value-type="string">
            <text:p>Implementación interfaz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3" table:formula="of:=[.H77]*[.F77]" office:value-type="float" office:value="1" calcext:value-type="float">
            <text:p>1</text:p>
          </table:table-cell>
          <table:table-cell table:style-name="ce58"/>
          <table:table-cell table:style-name="ce62"/>
          <table:table-cell table:style-name="ce66" table:formula="of:=[.K77]*[.F77]" office:value-type="float" office:value="0" calcext:value-type="float">
            <text:p>0</text:p>
          </table:table-cell>
          <table:table-cell table:style-name="ce58"/>
          <table:table-cell table:style-name="ce70"/>
          <table:table-cell table:style-name="ce66" table:formula="of:=[.N77]*[.F77]" office:value-type="float" office:value="0" calcext:value-type="float">
            <text:p>0</text:p>
          </table:table-cell>
          <table:table-cell table:style-name="ce71" office:value-type="string" calcext:value-type="string">
            <text:p>26/03/2018 añadido ya al control de horas de moodle </text:p>
          </table:table-cell>
          <table:table-cell table:number-columns-repeated="1008"/>
        </table:table-row>
        <table:table-row table:style-name="ro1" table:visibility="collapse">
          <table:table-cell table:style-name="ce2" office:value-type="string" calcext:value-type="string">
            <text:p>Reestructuracion de los documentos de gestion del modulo lógica juego</text:p>
          </table:table-cell>
          <table:table-cell table:style-name="ce13" office:value-type="date" office:date-value="2018-03-26" calcext:value-type="date">
            <text:p>26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D78]*[.E78]" office:value-type="float" office:value="0.5" calcext:value-type="float">
            <text:p>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78]*[.F78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78]*[.F7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78]*[.F7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visión de código y javadoc del modulo lógica juego</text:p>
          </table:table-cell>
          <table:table-cell table:style-name="ce13" office:value-type="date" office:date-value="2018-03-26" calcext:value-type="date">
            <text:p>26/03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D79]*[.E79]" office:value-type="float" office:value="1" calcext:value-type="float">
            <text:p>1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79]*[.F79]" office:value-type="float" office:value="0.5" calcext:value-type="float">
            <text:p>0.5</text:p>
          </table:table-cell>
          <table:table-cell table:style-name="ce5" office:value-type="string" calcext:value-type="string">
            <text:p>Prueb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79]*[.F79]" office:value-type="float" office:value="0.5" calcext:value-type="float">
            <text:p>0.5</text:p>
          </table:table-cell>
          <table:table-cell table:style-name="ce57"/>
          <table:table-cell table:style-name="ce69"/>
          <table:table-cell table:style-name="ce65" table:formula="of:=[.N79]*[.F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Desarrollo interfaz datos (StatsUsuario)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formula="of:=[.D80]*[.E80]" office:value-type="float" office:value="3.5" calcext:value-type="float">
            <text:p>3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80]*[.F80]" office:value-type="float" office:value="3.15" calcext:value-type="float">
            <text:p>3.15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80]*[.F80]" office:value-type="float" office:value="0.35" calcext:value-type="float">
            <text:p>0.35</text:p>
          </table:table-cell>
          <table:table-cell table:style-name="ce57"/>
          <table:table-cell table:style-name="ce69"/>
          <table:table-cell table:style-name="ce65" table:formula="of:=[.N80]*[.F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sarrollo interfaz datos (autenticación usuario)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formula="of:=[.D81]*[.E81]" office:value-type="float" office:value="3.5" calcext:value-type="float">
            <text:p>3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81]*[.F81]" office:value-type="float" office:value="3.15" calcext:value-type="float">
            <text:p>3.15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81]*[.F81]" office:value-type="float" office:value="0.35" calcext:value-type="float">
            <text:p>0.35</text:p>
          </table:table-cell>
          <table:table-cell table:style-name="ce57"/>
          <table:table-cell table:style-name="ce69"/>
          <table:table-cell table:style-name="ce65" table:formula="of:=[.N81]*[.F8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parto del trabajo plan de gestion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Juli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D82]*[.E82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2]*[.F82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82]*[.F8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2]*[.F8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Integracion BBDD y backend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Sergio &amp; Vi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formula="of:=[.D83]*[.E83]" office:value-type="float" office:value="2" calcext:value-type="float">
            <text:p>2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3]*[.F83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83]*[.F8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3]*[.F8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Especificación de mensajes JSON entre clientes y gestor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Carlos &amp; Javi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formula="of:=[.D84]*[.E84]" office:value-type="float" office:value="4" calcext:value-type="float">
            <text:p>4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4]*[.F84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84]*[.F8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4]*[.F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spliegue servidor en amazon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Sergi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D85]*[.E85]" office:value-type="float" office:value="1" calcext:value-type="float">
            <text:p>1</text:p>
          </table:table-cell>
          <table:table-cell table:style-name="ce37" office:value-type="string" calcext:value-type="string">
            <text:p>Despliegue AWS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31" table:formula="of:=[.H85]*[.F85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85]*[.F8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5]*[.F8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ntinuación implementación lanzarCarta</text:p>
          </table:table-cell>
          <table:table-cell table:style-name="ce13" office:value-type="date" office:date-value="2018-03-27" calcext:value-type="date">
            <text:p>27/03/2018</text:p>
          </table:table-cell>
          <table:table-cell table:style-name="ce2" office:value-type="string" calcext:value-type="string">
            <text:p>Marius &amp; Nach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formula="of:=[.D86]*[.E86]" office:value-type="float" office:value="5" calcext:value-type="float">
            <text:p>5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6]*[.F86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 table:formula="of:=[.K86]*[.F8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6]*[.F8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Redacción memoria</text:p>
          </table:table-cell>
          <table:table-cell table:style-name="ce13" office:value-type="date" office:date-value="2018-03-28" calcext:value-type="date">
            <text:p>28/03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formula="of:=[.D87]*[.E87]" office:value-type="float" office:value="0.5" calcext:value-type="float">
            <text:p>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7]*[.F87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87]*[.F8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7]*[.F8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Integración de la capa de datos con el backend</text:p>
          </table:table-cell>
          <table:table-cell table:style-name="ce13" office:value-type="date" office:date-value="2018-03-28" calcext:value-type="date">
            <text:p>28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[.D88]*[.E88]" office:value-type="float" office:value="2" calcext:value-type="float">
            <text:p>2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88]*[.F88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88]*[.F8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88]*[.F8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Desarrollo interfaz de datos(StatsUsuario, Liga)</text:p>
          </table:table-cell>
          <table:table-cell table:style-name="ce13" office:value-type="date" office:date-value="2018-03-29" calcext:value-type="date">
            <text:p>29/03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formula="of:=[.D89]*[.E89]" office:value-type="float" office:value="2.5" calcext:value-type="float">
            <text:p>2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89]*[.F89]" office:value-type="float" office:value="2.25" calcext:value-type="float">
            <text:p>2.25</text:p>
          </table:table-cell>
          <table:table-cell table:style-name="ce40" office:value-type="string" calcext:value-type="string">
            <text:p>Implementación Facade Base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89]*[.F89]" office:value-type="float" office:value="0.25" calcext:value-type="float">
            <text:p>0.25</text:p>
          </table:table-cell>
          <table:table-cell table:style-name="ce57"/>
          <table:table-cell table:style-name="ce69"/>
          <table:table-cell table:style-name="ce65" table:formula="of:=[.N89]*[.F8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Depuracion de interfaz de datos</text:p>
          </table:table-cell>
          <table:table-cell table:style-name="ce13" office:value-type="date" office:date-value="2018-03-29" calcext:value-type="date">
            <text:p>29/03/2018</text:p>
          </table:table-cell>
          <table:table-cell table:style-name="ce2" office:value-type="string" calcext:value-type="string">
            <text:p>Juli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formula="of:=[.D90]*[.E90]" office:value-type="float" office:value="1" calcext:value-type="float">
            <text:p>1</text:p>
          </table:table-cell>
          <table:table-cell table:style-name="ce41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0]*[.F9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90]*[.F9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0]*[.F9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8" office:value-type="string" calcext:value-type="string">
            <text:p>Reorganización proyecto y conexión a amazon desde el IDEA</text:p>
          </table:table-cell>
          <table:table-cell table:style-name="ce19" office:value-type="date" office:date-value="2018-03-29" calcext:value-type="date">
            <text:p>29/03/2018</text:p>
          </table:table-cell>
          <table:table-cell table:style-name="ce8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E91]*[.D91]" office:value-type="string" office:string-value="2.5" calcext:value-type="string">
            <text:p>2.5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1]*[.F91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91]*[.F9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1]*[.F9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8" office:value-type="string" calcext:value-type="string">
            <text:p>Servlets Login</text:p>
          </table:table-cell>
          <table:table-cell table:style-name="ce19" office:value-type="date" office:date-value="2018-03-30" calcext:value-type="date">
            <text:p>30/03/2018</text:p>
          </table:table-cell>
          <table:table-cell table:style-name="ce8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92]*[.E92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2]*[.F92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92]*[.F9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2]*[.F9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Integración de bibliotecas</text:p>
          </table:table-cell>
          <table:table-cell table:style-name="ce13" office:value-type="date" office:date-value="2018-03-30" calcext:value-type="date">
            <text:p>30/03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93]*[.E93]" office:value-type="float" office:value="1" calcext:value-type="float">
            <text:p>1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3]*[.F93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93]*[.F9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3]*[.F9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presentando estados en interfaz con Phaser</text:p>
          </table:table-cell>
          <table:table-cell table:style-name="ce13" office:value-type="date" office:date-value="2018-03-31" calcext:value-type="date">
            <text:p>31/03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94]*[.E94]" office:value-type="float" office:value="2.5" calcext:value-type="float">
            <text:p>2.5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4]*[.F94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94]*[.F9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4]*[.F9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sarrollo caso de uso crear usuario</text:p>
          </table:table-cell>
          <table:table-cell table:style-name="ce13" office:value-type="date" office:date-value="2018-03-31" calcext:value-type="date">
            <text:p>31/03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95]*[.E95]" office:value-type="float" office:value="2" calcext:value-type="float">
            <text:p>2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5]*[.F95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95]*[.F9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5]*[.F9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de EDs e integración de serializador JSON para el gestor de mensajes</text:p>
          </table:table-cell>
          <table:table-cell table:style-name="ce13" office:value-type="date" office:date-value="2018-04-02" calcext:value-type="date">
            <text:p>02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30" table:formula="of:=[.D96]*[.E96]" office:value-type="float" office:value="8" calcext:value-type="float">
            <text:p>8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6]*[.F96]" office:value-type="float" office:value="8" calcext:value-type="float">
            <text:p>8</text:p>
          </table:table-cell>
          <table:table-cell table:style-name="ce57"/>
          <table:table-cell table:style-name="ce61"/>
          <table:table-cell table:style-name="ce65" table:formula="of:=[.K96]*[.F9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6]*[.F9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Funcion cambiar triunfo y pruebas con Jasmina</text:p>
          </table:table-cell>
          <table:table-cell table:style-name="ce13" office:value-type="date" office:date-value="2018-04-01" calcext:value-type="date">
            <text:p>01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97]*[.E97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7]*[.F97]" office:value-type="float" office:value="2" calcext:value-type="float">
            <text:p>2</text:p>
          </table:table-cell>
          <table:table-cell table:style-name="ce8"/>
          <table:table-cell table:style-name="ce61"/>
          <table:table-cell table:style-name="ce65" table:formula="of:=[.K97]*[.F9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7]*[.F9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Vistas de inicio partida y finalizacicón de los servlets</text:p>
          </table:table-cell>
          <table:table-cell table:style-name="ce13" office:value-type="date" office:date-value="2018-04-01" calcext:value-type="date">
            <text:p>01/04/2018</text:p>
          </table:table-cell>
          <table:table-cell table:style-name="ce2" office:value-type="string" calcext:value-type="string">
            <text:p>Vi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98]*[.E98]" office:value-type="float" office:value="2.5" calcext:value-type="float">
            <text:p>2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98]*[.F98]" office:value-type="float" office:value="1.25" calcext:value-type="float">
            <text:p>1.25</text:p>
          </table:table-cell>
          <table:table-cell table:style-name="ce5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98]*[.F98]" office:value-type="float" office:value="1.25" calcext:value-type="float">
            <text:p>1.25</text:p>
          </table:table-cell>
          <table:table-cell table:style-name="ce57"/>
          <table:table-cell table:style-name="ce69"/>
          <table:table-cell table:style-name="ce65" table:formula="of:=[.N98]*[.F9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nálisis de la IA</text:p>
          </table:table-cell>
          <table:table-cell table:style-name="ce13" office:value-type="date" office:date-value="2018-04-02" calcext:value-type="date">
            <text:p>02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99]*[.E99]" office:value-type="float" office:value="2" calcext:value-type="float">
            <text:p>2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99]*[.F99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99]*[.F9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99]*[.F9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de lógica de fin de ronda y lanzar_carta del gestor de mensajes</text:p>
          </table:table-cell>
          <table:table-cell table:style-name="ce13" office:value-type="date" office:date-value="2018-04-02" calcext:value-type="date">
            <text:p>02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30" table:formula="of:=[.D100]*[.E100]" office:value-type="float" office:value="6" calcext:value-type="float">
            <text:p>6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0]*[.F100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5" table:formula="of:=[.K100]*[.F10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0]*[.F10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visión del código de Logica del Juego y corrección de errores</text:p>
          </table:table-cell>
          <table:table-cell table:style-name="ce13" office:value-type="date" office:date-value="2018-04-02" calcext:value-type="date">
            <text:p>02/04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01]*[.E101]" office:value-type="float" office:value="1" calcext:value-type="float">
            <text:p>1</text:p>
          </table:table-cell>
          <table:table-cell table:style-name="ce41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1]*[.F101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01]*[.F10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1]*[.F10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corrección de la función cantar</text:p>
          </table:table-cell>
          <table:table-cell table:style-name="ce13" office:value-type="date" office:date-value="2018-04-02" calcext:value-type="date">
            <text:p>02/04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31" table:formula="of:=[.H102]*[.F102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ambiado formato de mensajes y añadido el HUD y turno</text:p>
          </table:table-cell>
          <table:table-cell table:style-name="ce13" office:value-type="date" office:date-value="2018-04-03" calcext:value-type="date">
            <text:p>03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03]*[.E103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3]*[.F103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03]*[.F10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3]*[.F10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cambiar_triunfo en el gestor de mensajes</text:p>
          </table:table-cell>
          <table:table-cell table:style-name="ce13" office:value-type="date" office:date-value="2018-04-03" calcext:value-type="date">
            <text:p>03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04]*[.E104]" office:value-type="float" office:value="3" calcext:value-type="float">
            <text:p>3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4]*[.F104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04]*[.F10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4]*[.F10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reación de partida</text:p>
          </table:table-cell>
          <table:table-cell table:style-name="ce13" office:value-type="date" office:date-value="2018-04-03" calcext:value-type="date">
            <text:p>03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105]*[.E105]" office:value-type="float" office:value="0.5" calcext:value-type="float">
            <text:p>0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5]*[.F105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105]*[.F10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5]*[.F10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usica y tapete y corregido solapamiento</text:p>
          </table:table-cell>
          <table:table-cell table:style-name="ce13" office:value-type="date" office:date-value="2018-04-03" calcext:value-type="date">
            <text:p>03/04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06]*[.E106]" office:value-type="float" office:value="1" calcext:value-type="float">
            <text:p>1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6]*[.F106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06]*[.F10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6]*[.F106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Corrección de errores de la lógica partida</text:p>
          </table:table-cell>
          <table:table-cell table:style-name="ce13" office:value-type="date" office:date-value="2018-04-03" calcext:value-type="date">
            <text:p>03/04/2018</text:p>
          </table:table-cell>
          <table:table-cell table:style-name="ce2" office:value-type="string" calcext:value-type="string">
            <text:p>Marius <text:s/>&amp; Nach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107]*[.E107]" office:value-type="float" office:value="10" calcext:value-type="float">
            <text:p>10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7]*[.F107]" office:value-type="float" office:value="10" calcext:value-type="float">
            <text:p>10</text:p>
          </table:table-cell>
          <table:table-cell table:style-name="ce57"/>
          <table:table-cell table:style-name="ce61"/>
          <table:table-cell table:style-name="ce65" table:formula="of:=[.K107]*[.F10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7]*[.F10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Solucionando bugs y documentando furnciones y diagrama de clases Interfaz</text:p>
          </table:table-cell>
          <table:table-cell table:style-name="ce13" office:value-type="date" office:date-value="2018-04-04" calcext:value-type="date">
            <text:p>04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08]*[.E108]" office:value-type="float" office:value="1.5" calcext:value-type="float">
            <text:p>1.5</text:p>
          </table:table-cell>
          <table:table-cell table:style-name="ce41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8]*[.F108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08]*[.F10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8]*[.F10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ocumentación y redacción de la memoria del grupo BackEnd</text:p>
          </table:table-cell>
          <table:table-cell table:style-name="ce13" office:value-type="date" office:date-value="2018-04-04" calcext:value-type="date">
            <text:p>04/04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09]*[.E109]" office:value-type="float" office:value="1.5" calcext:value-type="float">
            <text:p>1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09]*[.F109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09]*[.F10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09]*[.F10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errores propuesta economica y plan de gestión</text:p>
          </table:table-cell>
          <table:table-cell table:style-name="ce13" office:value-type="date" office:date-value="2018-04-04" calcext:value-type="date">
            <text:p>04/04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110]*[.E110]" office:value-type="float" office:value="3.5" calcext:value-type="float">
            <text:p>3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0]*[.F110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110]*[.F11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0]*[.F11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corrección de la función lanzarCarta</text:p>
          </table:table-cell>
          <table:table-cell table:style-name="ce13" office:value-type="date" office:date-value="2018-04-04" calcext:value-type="date">
            <text:p>04/04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1]*[.F111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 table:formula="of:=[.N111]*[.F111:.F112]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ocumentación y redacción de la memoria del grupo BackEnd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12]*[.E112]" office:value-type="float" office:value="1.5" calcext:value-type="float">
            <text:p>1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2]*[.F112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12]*[.F11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2]*[.F1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Lógica de idas, vueltas y arrastres del gestor de mensajes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13]*[.E113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3]*[.F113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13]*[.F11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3]*[.F1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Memoria bases datos y algunos apartados generales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14]*[.E114]" office:value-type="float" office:value="2" calcext:value-type="float">
            <text:p>2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4]*[.F114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14]*[.F11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4]*[.F11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2" office:value-type="string" calcext:value-type="string">
            <text:p>Diagrama de Gantt y reparto trabajo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15]*[.E115]" office:value-type="float" office:value="3" calcext:value-type="float">
            <text:p>3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5]*[.F115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15]*[.F11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5]*[.F1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10" office:value-type="string" calcext:value-type="string">
            <text:p>Revisar y terminar diagrama de Gantt</text:p>
          </table:table-cell>
          <table:table-cell table:style-name="ce18" office:value-type="date" office:date-value="2018-04-05" calcext:value-type="date">
            <text:p>05/04/2018</text:p>
          </table:table-cell>
          <table:table-cell table:style-name="ce10" office:value-type="string" calcext:value-type="string">
            <text:p>Julia &amp; Mari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32" table:formula="of:=[.D116]*[.E116]" office:value-type="float" office:value="2" calcext:value-type="float">
            <text:p>2</text:p>
          </table:table-cell>
          <table:table-cell table:style-name="ce39" office:value-type="string" calcext:value-type="string">
            <text:p>Gestión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3" table:formula="of:=[.H116]*[.F116]" office:value-type="float" office:value="2" calcext:value-type="float">
            <text:p>2</text:p>
          </table:table-cell>
          <table:table-cell table:style-name="ce58"/>
          <table:table-cell table:style-name="ce62"/>
          <table:table-cell table:style-name="ce66" table:formula="of:=[.K116]*[.F116]" office:value-type="float" office:value="0" calcext:value-type="float">
            <text:p>0</text:p>
          </table:table-cell>
          <table:table-cell table:style-name="ce58"/>
          <table:table-cell table:style-name="ce70"/>
          <table:table-cell table:style-name="ce66" table:formula="of:=[.N116]*[.F116]" office:value-type="float" office:value="0" calcext:value-type="float">
            <text:p>0</text:p>
          </table:table-cell>
          <table:table-cell table:style-name="ce71" office:value-type="string" calcext:value-type="string">
            <text:p>05/04/2018 añadido ya a control de horas moodle</text:p>
          </table:table-cell>
          <table:table-cell table:number-columns-repeated="1008"/>
        </table:table-row>
        <table:table-row table:style-name="ro1" table:visibility="collapse">
          <table:table-cell table:style-name="ce5" office:value-type="string" calcext:value-type="string">
            <text:p>Diagramas de paquetes de trabajo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17]*[.E117]" office:value-type="float" office:value="3" calcext:value-type="float">
            <text:p>3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7]*[.F117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17]*[.F11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7]*[.F11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agrama componentes bbdd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118]*[.E118]" office:value-type="float" office:value="0.5" calcext:value-type="float">
            <text:p>0.5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8]*[.F118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118]*[.F11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8]*[.F11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Servlet Stats usuario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19]*[.E119]" office:value-type="float" office:value="2" calcext:value-type="float">
            <text:p>2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19]*[.F119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19]*[.F11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19]*[.F1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rreglar bugs</text:p>
          </table:table-cell>
          <table:table-cell table:style-name="ce13" office:value-type="date" office:date-value="2018-04-05" calcext:value-type="date">
            <text:p>05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20]*[.E120]" office:value-type="float" office:value="2" calcext:value-type="float">
            <text:p>2</text:p>
          </table:table-cell>
          <table:table-cell table:style-name="ce41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0]*[.F120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20]*[.F12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0]*[.F12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odificar triunfo y puesta de usuarios y avatares en phaser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21]*[.E121]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1]*[.F121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21]*[.F12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1]*[.F12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union de BackEnd con BBDD para abordar reestructuracion de equipos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2" office:value-type="string" calcext:value-type="string">
            <text:p>Julia, Marius, Víctor, Sergio, Javi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D122]*[.E122]" office:value-type="float" office:value="5" calcext:value-type="float">
            <text:p>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2]*[.F122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 table:formula="of:=[.K122]*[.F12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2]*[.F12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agrama de clases de implementación de LogicaPartida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123]*[.E123]" office:value-type="float" office:value="2.5" calcext:value-type="float">
            <text:p>2.5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3]*[.F123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123]*[.F12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3]*[.F123]" office:value-type="float" office:value="0" calcext:value-type="float">
            <text:p>0</text:p>
          </table:table-cell>
          <table:table-cell table:number-columns-repeated="1009"/>
        </table:table-row>
        <table:table-row table:style-name="ro4" table:visibility="collapse">
          <table:table-cell table:style-name="ce5" office:value-type="string" calcext:value-type="string">
            <text:p>Organización y comunicación interna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2" office:value-type="string" calcext:value-type="string">
            <text:p>Juli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24]*[.E124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4]*[.F124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24]*[.F12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4]*[.F12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8" office:value-type="string" calcext:value-type="string">
            <text:p>Trabajo en diagramas de secuencia y clases para el gestor de mensajes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8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30" table:formula="of:=[.D124]*[.E125]" office:value-type="float" office:value="3" calcext:value-type="float">
            <text:p>3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5]*[.F125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25]*[.F12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5]*[.F127]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8" office:value-type="string" calcext:value-type="string">
            <text:p>Implementar siguiente ronda</text:p>
          </table:table-cell>
          <table:table-cell table:style-name="ce13" office:value-type="date" office:date-value="2018-04-06" calcext:value-type="date">
            <text:p>06/04/2018</text:p>
          </table:table-cell>
          <table:table-cell table:style-name="ce8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30" table:formula="of:=[.D125]*[.E126]" office:value-type="float" office:value="7" calcext:value-type="float">
            <text:p>7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6]*[.F126]" office:value-type="float" office:value="7" calcext:value-type="float">
            <text:p>7</text:p>
          </table:table-cell>
          <table:table-cell table:style-name="ce57"/>
          <table:table-cell table:style-name="ce61"/>
          <table:table-cell table:style-name="ce65" table:formula="of:=[.K126]*[.F12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6]*[.F126:.F12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pa de navegación</text:p>
          </table:table-cell>
          <table:table-cell table:style-name="ce13" office:value-type="date" office:date-value="2018-04-07" calcext:value-type="date">
            <text:p>07/04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27]*[.E127]" office:value-type="string" office:string-value="1" calcext:value-type="string">
            <text:p>1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7]*[.F127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27]*[.F127]" office:value-type="string" office:string-value="0" calcext:value-type="string">
            <text:p>0</text:p>
          </table:table-cell>
          <table:table-cell table:style-name="ce57"/>
          <table:table-cell table:style-name="ce69"/>
          <table:table-cell table:style-name="ce65" table:formula="of:=[.N127]*[.F127:.F12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cabar la partida en la interfaz de Phaser</text:p>
          </table:table-cell>
          <table:table-cell table:style-name="ce13" office:value-type="date" office:date-value="2018-04-07" calcext:value-type="date">
            <text:p>07/04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28:.D131]*[.E128:.E131]" office:value-type="float" office:value="1" calcext:value-type="float">
            <text:p>1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8]*[.F128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28:.K131]*[.F128:.F131]" office:value-type="string" office:string-value="0" calcext:value-type="string">
            <text:p>0</text:p>
          </table:table-cell>
          <table:table-cell table:style-name="ce57"/>
          <table:table-cell table:style-name="ce69"/>
          <table:table-cell table:style-name="ce65" table:formula="of:=[.N128]*[.F128:.F131]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de bugs en el gestor de mensajes</text:p>
          </table:table-cell>
          <table:table-cell table:style-name="ce13" office:value-type="date" office:date-value="2018-04-07" calcext:value-type="date">
            <text:p>07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29:.D132]*[.E129:.E132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29]*[.F129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29]*[.F13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29]*[.I13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corrección de las funciones siguienteRonda y cambiarTriunfo</text:p>
          </table:table-cell>
          <table:table-cell table:style-name="ce13" office:value-type="date" office:date-value="2018-04-07" calcext:value-type="date">
            <text:p>07/04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" calcext:value-type="float">
            <text:p>4.5</text:p>
          </table:table-cell>
          <table:table-cell table:style-name="ce25" office:value-type="float" office:value="4.5" calcext:value-type="float">
            <text:p>4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75" calcext:value-type="percentage">
            <text:p>75.00%</text:p>
          </table:table-cell>
          <table:table-cell table:style-name="ce31" table:formula="of:=[.H130]*[.F130]" office:value-type="float" office:value="3.375" calcext:value-type="float">
            <text:p>3.375</text:p>
          </table:table-cell>
          <table:table-cell table:style-name="ce57"/>
          <table:table-cell table:style-name="ce61"/>
          <table:table-cell table:style-name="ce65" table:formula="of:=[.K130]*[.F13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0]*[.I1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odificación del organigrama y finalización de diagramas de logicaPartida</text:p>
          </table:table-cell>
          <table:table-cell table:style-name="ce13" office:value-type="date" office:date-value="2018-04-07" calcext:value-type="date">
            <text:p>07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31:.D132]*[.E131:.E132]" office:value-type="float" office:value="1.5" calcext:value-type="float">
            <text:p>1.5</text:p>
          </table:table-cell>
          <table:table-cell table:style-name="ce36" office:value-type="string" calcext:value-type="string">
            <text:p>Documentac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1]*[.F131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31:.K132]*[.F131:.F13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1]*[.F131:.F13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dacción de la memoria del equipo BackEnd</text:p>
          </table:table-cell>
          <table:table-cell table:style-name="ce13" office:value-type="date" office:date-value="2018-04-08" calcext:value-type="date">
            <text:p>08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32:.D133]*[.E132:.E133]" office:value-type="float" office:value="1.5" calcext:value-type="float">
            <text:p>1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2]*[.F132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32:.K133]*[.F132:.F13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2]*[.F132:.F13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estructuración del documento de contabilización de horas</text:p>
          </table:table-cell>
          <table:table-cell table:style-name="ce13" office:value-type="date" office:date-value="2018-04-08" calcext:value-type="date">
            <text:p>08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32:.D133]*[.E132:.E133]" office:value-type="string" office:string-value="1.5" calcext:value-type="string">
            <text:p>1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3]*[.F133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 table:formula="of:=[.K132:.K133]*[.F132:.F133]" office:value-type="string" office:string-value="0" calcext:value-type="string">
            <text:p>0</text:p>
          </table:table-cell>
          <table:table-cell table:style-name="ce57"/>
          <table:table-cell table:style-name="ce69"/>
          <table:table-cell table:style-name="ce65" table:formula="of:=[.N133]*[.F133:.F13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nálisis de la IA y MatchMaking</text:p>
          </table:table-cell>
          <table:table-cell table:style-name="ce13" office:value-type="date" office:date-value="2018-04-08" calcext:value-type="date">
            <text:p>08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34]*[.E134]" office:value-type="float" office:value="3" calcext:value-type="float">
            <text:p>3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34]*[.F134]" office:value-type="float" office:value="1.5" calcext:value-type="float">
            <text:p>1.5</text:p>
          </table:table-cell>
          <table:table-cell table:style-name="ce5" office:value-type="string" calcext:value-type="string">
            <text:p>Algoritmo de emparejamiento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34]*[.F134]" office:value-type="float" office:value="1.5" calcext:value-type="float">
            <text:p>1.5</text:p>
          </table:table-cell>
          <table:table-cell table:style-name="ce57"/>
          <table:table-cell table:style-name="ce69"/>
          <table:table-cell table:style-name="ce65" table:formula="of:=[.N134]*[.F13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dacción de la memoria del equipo BackEnd</text:p>
          </table:table-cell>
          <table:table-cell table:style-name="ce13" office:value-type="date" office:date-value="2018-04-08" calcext:value-type="date">
            <text:p>08/04/2018</text:p>
          </table:table-cell>
          <table:table-cell table:style-name="ce2" office:value-type="string" calcext:value-type="string">
            <text:p>Nach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35]*[.E135]" office:value-type="float" office:value="1" calcext:value-type="float">
            <text:p>1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5]*[.F135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35]*[.F13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5]*[.F13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dacción memoria y diagramas de paquetes de trabajo</text:p>
          </table:table-cell>
          <table:table-cell table:style-name="ce13" office:value-type="date" office:date-value="2018-04-09" calcext:value-type="date">
            <text:p>09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136]*[.E136]" office:value-type="float" office:value="3.5" calcext:value-type="float">
            <text:p>3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6]*[.F136]" office:value-type="float" office:value="3.5" calcext:value-type="float">
            <text:p>3.5</text:p>
          </table:table-cell>
          <table:table-cell table:style-name="ce57"/>
          <table:table-cell table:style-name="ce61"/>
          <table:table-cell table:style-name="ce65" table:formula="of:=[.K136]*[.F13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6]*[.I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dacción memoria (revisiones finales)</text:p>
          </table:table-cell>
          <table:table-cell table:style-name="ce13" office:value-type="date" office:date-value="2018-04-09" calcext:value-type="date">
            <text:p>09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37]*[.E137]" office:value-type="float" office:value="2" calcext:value-type="float">
            <text:p>2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7]*[.F137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37]*[.F13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7]*[.I13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estructuración del documento de contabilización de horas</text:p>
          </table:table-cell>
          <table:table-cell table:style-name="ce13" office:value-type="date" office:date-value="2018-04-11" calcext:value-type="date">
            <text:p>11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138]*[.E138]" office:value-type="float" office:value="0.5" calcext:value-type="float">
            <text:p>0.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38]*[.F138]" office:value-type="float" office:value="0.5" calcext:value-type="float">
            <text:p>0.5</text:p>
          </table:table-cell>
          <table:table-cell table:style-name="ce57"/>
          <table:table-cell table:style-name="ce61"/>
          <table:table-cell table:style-name="ce65" table:formula="of:=[.K138]*[.F13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38]*[.F138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Vista en html de la tienda</text:p>
          </table:table-cell>
          <table:table-cell table:style-name="ce13" office:value-type="date" office:date-value="2018-04-12" calcext:value-type="date">
            <text:p>12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39]*[.E139]" office:value-type="float" office:value="2" calcext:value-type="float">
            <text:p>2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8" office:value-type="percentage" office:value="0.5" calcext:value-type="percentage">
            <text:p>50%</text:p>
          </table:table-cell>
          <table:table-cell table:style-name="ce31" table:formula="of:=[.H139]*[.F139]" office:value-type="float" office:value="1" calcext:value-type="float">
            <text:p>1</text:p>
          </table:table-cell>
          <table:table-cell table:style-name="ce5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39]*[.F139]" office:value-type="float" office:value="1" calcext:value-type="float">
            <text:p>1</text:p>
          </table:table-cell>
          <table:table-cell table:style-name="ce57"/>
          <table:table-cell table:style-name="ce69"/>
          <table:table-cell table:style-name="ce65" table:formula="of:=[.N139]*[.F13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Vista html de la clasificacion</text:p>
          </table:table-cell>
          <table:table-cell table:style-name="ce13" office:value-type="date" office:date-value="2018-04-12" calcext:value-type="date">
            <text:p>12/04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40]*[.E140]" office:value-type="float" office:value="1" calcext:value-type="float">
            <text:p>1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8" office:value-type="percentage" office:value="0.5" calcext:value-type="percentage">
            <text:p>50%</text:p>
          </table:table-cell>
          <table:table-cell table:style-name="ce31" table:formula="of:=[.H140]*[.F140]" office:value-type="float" office:value="0.5" calcext:value-type="float">
            <text:p>0.5</text:p>
          </table:table-cell>
          <table:table-cell table:style-name="ce5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40]*[.F140]" office:value-type="float" office:value="0.5" calcext:value-type="float">
            <text:p>0.5</text:p>
          </table:table-cell>
          <table:table-cell table:style-name="ce57"/>
          <table:table-cell table:style-name="ce69"/>
          <table:table-cell table:style-name="ce65" table:formula="of:=[.N140]*[.F14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errores lógica y puesta a punto para la 1ª iteración</text:p>
          </table:table-cell>
          <table:table-cell table:style-name="ce13" office:value-type="date" office:date-value="2018-04-13" calcext:value-type="date">
            <text:p>13/04/2018</text:p>
          </table:table-cell>
          <table:table-cell table:style-name="ce2" office:value-type="string" calcext:value-type="string">
            <text:p>Marius, Nach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41]*[.E141]" office:value-type="float" office:value="6" calcext:value-type="float">
            <text:p>6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1]*[.F141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5" table:formula="of:=[.K141]*[.F14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41]*[.F14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errores lógica y puesta a punto para la 1ª iteración</text:p>
          </table:table-cell>
          <table:table-cell table:style-name="ce13" office:value-type="date" office:date-value="2018-04-13" calcext:value-type="date">
            <text:p>13/04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142]*[.E142]" office:value-type="float" office:value="2.5" calcext:value-type="float">
            <text:p>2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2]*[.F142]" office:value-type="float" office:value="2.5" calcext:value-type="float">
            <text:p>2.5</text:p>
          </table:table-cell>
          <table:table-cell table:style-name="ce57"/>
          <table:table-cell table:style-name="ce61"/>
          <table:table-cell table:style-name="ce65" table:formula="of:=[.K142]*[.F14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42]*[.F14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Implementación de JSP</text:p>
          </table:table-cell>
          <table:table-cell table:style-name="ce18" office:value-type="date" office:date-value="2018-04-15" calcext:value-type="date">
            <text:p>15/04/2018</text:p>
          </table:table-cell>
          <table:table-cell table:style-name="ce10" office:value-type="string" calcext:value-type="string">
            <text:p>Víct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2" table:formula="of:=[.D143]*[.E143]" office:value-type="float" office:value="2" calcext:value-type="float">
            <text:p>2</text:p>
          </table:table-cell>
          <table:table-cell table:style-name="ce39" office:value-type="string" calcext:value-type="string">
            <text:p>Implementación JSP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3" table:formula="of:=[.H143]*[.F143]" office:value-type="float" office:value="2" calcext:value-type="float">
            <text:p>2</text:p>
          </table:table-cell>
          <table:table-cell table:style-name="ce58" table:number-columns-repeated="2"/>
          <table:table-cell table:style-name="ce66" table:formula="of:=[.K143]*[.F143]" office:value-type="float" office:value="0" calcext:value-type="float">
            <text:p>0</text:p>
          </table:table-cell>
          <table:table-cell table:style-name="ce58"/>
          <table:table-cell table:style-name="ce70"/>
          <table:table-cell table:style-name="ce66" table:formula="of:=[.N143]*[.F143]" office:value-type="float" office:value="0" calcext:value-type="float">
            <text:p>0</text:p>
          </table:table-cell>
          <table:table-cell table:style-name="ce72"/>
          <table:table-cell table:number-columns-repeated="1008"/>
        </table:table-row>
        <table:table-row table:style-name="ro1" table:visibility="collapse">
          <table:table-cell table:style-name="ce5" office:value-type="string" calcext:value-type="string">
            <text:p>Implementación de JSP y servlet</text:p>
          </table:table-cell>
          <table:table-cell table:style-name="ce13" office:value-type="date" office:date-value="2018-04-15" calcext:value-type="date">
            <text:p>15/04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" calcext:value-type="float">
            <text:p>4.5</text:p>
          </table:table-cell>
          <table:table-cell table:style-name="ce30" table:formula="of:=[.E144]*[.D144]" office:value-type="float" office:value="4.5" calcext:value-type="float">
            <text:p>4.5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4]*[.F144]" office:value-type="float" office:value="4.5" calcext:value-type="float">
            <text:p>4.5</text:p>
          </table:table-cell>
          <table:table-cell table:style-name="ce57"/>
          <table:table-cell table:style-name="ce61"/>
          <table:table-cell table:style-name="ce65" table:formula="of:=[.K144]*[.F14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 table:formula="of:=[.N144]*[.F14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configuración del proyecto e investigación profiling</text:p>
          </table:table-cell>
          <table:table-cell table:style-name="ce13" office:value-type="date" office:date-value="2018-04-16" calcext:value-type="date">
            <text:p>16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E145]*[.D145]" office:value-type="float" office:value="2" calcext:value-type="float">
            <text:p>2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5]*[.F145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 table:formula="of:=[.K145]*[.F14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vestigación árboles expectiminimax</text:p>
          </table:table-cell>
          <table:table-cell table:style-name="ce13" office:value-type="date" office:date-value="2018-04-16" calcext:value-type="date">
            <text:p>16/04/2018</text:p>
          </table:table-cell>
          <table:table-cell table:style-name="ce2" office:value-type="string" calcext:value-type="string">
            <text:p>Sergio &amp;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E146]*[.D146]" office:value-type="float" office:value="2" calcext:value-type="float">
            <text:p>2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46]*[.F146]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ofiling de funciones en java</text:p>
          </table:table-cell>
          <table:table-cell table:style-name="ce13" office:value-type="date" office:date-value="2018-04-17" calcext:value-type="date">
            <text:p>17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E147]*[.D147]" office:value-type="float" office:value="2.5" calcext:value-type="float">
            <text:p>2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47]*[.F147]" office:value-type="float" office:value="1.25" calcext:value-type="float">
            <text:p>1.25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47]*[.F147]" office:value-type="float" office:value="1.25" calcext:value-type="float">
            <text:p>1.2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Liga y añadir artículo vistas</text:p>
          </table:table-cell>
          <table:table-cell table:style-name="ce13" office:value-type="date" office:date-value="2018-04-18" calcext:value-type="date">
            <text:p>18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E148]*[.D148]" office:value-type="float" office:value="3" calcext:value-type="float">
            <text:p>3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48]*[.F148]" office:value-type="float" office:value="1.5" calcext:value-type="float">
            <text:p>1.5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48]*[.F148]" office:value-type="float" office:value="1.5" calcext:value-type="float">
            <text:p>1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tchmaking vista</text:p>
          </table:table-cell>
          <table:table-cell table:style-name="ce13" office:value-type="date" office:date-value="2018-04-18" calcext:value-type="date">
            <text:p>18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E149]*[.D149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49]*[.F149]" office:value-type="float" office:value="0.75" calcext:value-type="float">
            <text:p>0.75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49]*[.F149]" office:value-type="float" office:value="0.75" calcext:value-type="float">
            <text:p>0.7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tchmaking vista poniendo el modal para buscar partida</text:p>
          </table:table-cell>
          <table:table-cell table:style-name="ce13" office:value-type="date" office:date-value="2018-04-19" calcext:value-type="date">
            <text:p>19/04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E150]*[.D150]" office:value-type="float" office:value="1" calcext:value-type="float">
            <text:p>1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50]*[.F150]" office:value-type="float" office:value="0.5" calcext:value-type="float">
            <text:p>0.5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50]*[.F150]" office:value-type="float" office:value="0.5" calcext:value-type="float">
            <text:p>0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estructuración del proyecto de intellij IDEA</text:p>
          </table:table-cell>
          <table:table-cell table:style-name="ce13" office:value-type="date" office:date-value="2018-04-19" calcext:value-type="date">
            <text:p>19/04/2018</text:p>
          </table:table-cell>
          <table:table-cell table:style-name="ce2" office:value-type="string" calcext:value-type="string">
            <text:p>Marius, Víct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E151]*[.D151]" office:value-type="float" office:value="2" calcext:value-type="float">
            <text:p>2</text:p>
          </table:table-cell>
          <table:table-cell table:style-name="ce42" office:value-type="string" calcext:value-type="string">
            <text:p>Gestión de configur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1]*[.F151]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Liga.jsp y MostrarLigaServlet.java</text:p>
          </table:table-cell>
          <table:table-cell table:style-name="ce13" office:value-type="date" office:date-value="2018-04-19" calcext:value-type="date">
            <text:p>19/04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E152]*[.D152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52]*[.F152]" office:value-type="float" office:value="0.5" calcext:value-type="float">
            <text:p>0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52]*[.F152]" office:value-type="float" office:value="0.5" calcext:value-type="float">
            <text:p>0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implementación de la tienda</text:p>
          </table:table-cell>
          <table:table-cell table:style-name="ce2" office:value-type="string" calcext:value-type="string">
            <text:p>17-20/04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30" table:formula="of:=[.D153]*[.E153]" office:value-type="float" office:value="13" calcext:value-type="float">
            <text:p>13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0.55" calcext:value-type="percentage">
            <text:p>55.00%</text:p>
          </table:table-cell>
          <table:table-cell table:style-name="ce31" table:formula="of:=[.H153]*[.F153]" office:value-type="float" office:value="7.15" calcext:value-type="float">
            <text:p>7.15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35" calcext:value-type="percentage">
            <text:p>35.00%</text:p>
          </table:table-cell>
          <table:table-cell table:style-name="ce65" table:formula="of:=[.K153]*[.F153]" office:value-type="float" office:value="4.55" calcext:value-type="float">
            <text:p>4.5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N153]*[.F153]" office:value-type="string" office:string-value="1.3" calcext:value-type="string">
            <text:p>1.3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vestigación método MonteCarlo</text:p>
          </table:table-cell>
          <table:table-cell table:style-name="ce13" office:value-type="date" office:date-value="2018-04-17" calcext:value-type="date">
            <text:p>17/04/2018</text:p>
          </table:table-cell>
          <table:table-cell table:style-name="ce2" office:value-type="string" calcext:value-type="string">
            <text:p>Sergio &amp; Julia 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0" table:formula="of:=[.D154]*[.E154]" office:value-type="float" office:value="4" calcext:value-type="float">
            <text:p>4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4]*[.F154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154]*[.F15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mplementación prototipo IA</text:p>
          </table:table-cell>
          <table:table-cell table:style-name="ce13" office:value-type="date" office:date-value="2018-04-19" calcext:value-type="date">
            <text:p>19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155]*[.E155]" office:value-type="float" office:value="5" calcext:value-type="float">
            <text:p>5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5]*[.F155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 table:formula="of:=[.K155]*[.F15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 prototipo IA</text:p>
          </table:table-cell>
          <table:table-cell table:style-name="ce13" office:value-type="date" office:date-value="2018-04-20" calcext:value-type="date">
            <text:p>20/04/2018</text:p>
          </table:table-cell>
          <table:table-cell table:style-name="ce2" office:value-type="string" calcext:value-type="string">
            <text:p>Sergio &amp;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56]*[.E156]" office:value-type="float" office:value="6" calcext:value-type="float">
            <text:p>6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6]*[.F156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5" table:formula="of:=[.K156]*[.F15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stalación de certificado SSL para login con Facebook</text:p>
          </table:table-cell>
          <table:table-cell table:style-name="ce13" office:value-type="date" office:date-value="2018-04-21" calcext:value-type="date">
            <text:p>21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57]*[.E157]" office:value-type="float" office:value="3" calcext:value-type="float">
            <text:p>3</text:p>
          </table:table-cell>
          <table:table-cell table:style-name="ce36" office:value-type="string" calcext:value-type="string">
            <text:p>Implementación Vista Web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 table:formula="of:=[.K157]*[.F157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vestigación ISMCTS</text:p>
          </table:table-cell>
          <table:table-cell table:style-name="ce13" office:value-type="date" office:date-value="2018-04-21" calcext:value-type="date">
            <text:p>21/04/2018</text:p>
          </table:table-cell>
          <table:table-cell table:style-name="ce2" office:value-type="string" calcext:value-type="string">
            <text:p>Sergio &amp; Juli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0" table:formula="of:=[.D158]*[.E158]" office:value-type="float" office:value="4" calcext:value-type="float">
            <text:p>4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8]*[.F158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 table:formula="of:=[.K158]*[.F15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mplementación ISMCTS</text:p>
          </table:table-cell>
          <table:table-cell table:style-name="ce13" office:value-type="date" office:date-value="2018-04-21" calcext:value-type="date">
            <text:p>21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59]*[.E159]" office:value-type="float" office:value="2" calcext:value-type="float">
            <text:p>2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59]*[.F159]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 table:formula="of:=[.K159]*[.F15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Websockets matchmaking y torneos</text:p>
          </table:table-cell>
          <table:table-cell table:style-name="ce13" office:value-type="date" office:date-value="2018-04-21" calcext:value-type="date">
            <text:p>21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60]*[.E160]" office:value-type="float" office:value="2" calcext:value-type="float">
            <text:p>2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60]*[.F160]" office:value-type="float" office:value="1" calcext:value-type="float">
            <text:p>1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60]*[.F160]" office:value-type="float" office:value="1" calcext:value-type="float">
            <text:p>1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y pruebas ISMCTS</text:p>
          </table:table-cell>
          <table:table-cell table:style-name="ce13" office:value-type="date" office:date-value="2018-04-22" calcext:value-type="date">
            <text:p>22/04/2018</text:p>
          </table:table-cell>
          <table:table-cell table:style-name="ce2" office:value-type="string" calcext:value-type="string">
            <text:p>Sergio &amp; Juli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0" table:formula="of:=[.D161]*[.E161]" office:value-type="float" office:value="4" calcext:value-type="float">
            <text:p>4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1]*[.F161]" office:value-type="float" office:value="4" calcext:value-type="float">
            <text:p>4</text:p>
          </table:table-cell>
          <table:table-cell table:style-name="ce36"/>
          <table:table-cell table:style-name="ce45"/>
          <table:table-cell table:style-name="ce65" table:formula="of:=[.K161]*[.F161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rreglar bugs y hacer la vista para unirse de espectador</text:p>
          </table:table-cell>
          <table:table-cell table:style-name="ce13" office:value-type="date" office:date-value="2018-04-22" calcext:value-type="date">
            <text:p>22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62]*[.E162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<text:s/>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62]*[.F162]" office:value-type="float" office:value="0.75" calcext:value-type="float">
            <text:p>0.75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62]*[.F162]" office:value-type="float" office:value="0.75" calcext:value-type="float">
            <text:p>0.7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odificación servlet para login con Facebook</text:p>
          </table:table-cell>
          <table:table-cell table:style-name="ce13" office:value-type="date" office:date-value="2018-04-22" calcext:value-type="date">
            <text:p>22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163]*[.E163]" office:value-type="float" office:value="4" calcext:value-type="float">
            <text:p>4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3]*[.F163]" office:value-type="float" office:value="4" calcext:value-type="float">
            <text:p>4</text:p>
          </table:table-cell>
          <table:table-cell table:style-name="ce5"/>
          <table:table-cell table:style-name="ce45"/>
          <table:table-cell table:style-name="ce65" table:formula="of:=[.K163]*[.F16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Arreglar bugs varios del gestor de mensajes</text:p>
          </table:table-cell>
          <table:table-cell table:style-name="ce18" office:value-type="date" office:date-value="2018-04-23" calcext:value-type="date">
            <text:p>23/04/2018</text:p>
          </table:table-cell>
          <table:table-cell table:style-name="ce10" office:value-type="string" calcext:value-type="string">
            <text:p>Javi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5" calcext:value-type="float">
            <text:p>0.75</text:p>
          </table:table-cell>
          <table:table-cell table:style-name="ce32" table:formula="of:=[.D164]*[.E164]" office:value-type="float" office:value="0.75" calcext:value-type="float">
            <text:p>0.75</text:p>
          </table:table-cell>
          <table:table-cell table:style-name="ce39" office:value-type="string" calcext:value-type="string">
            <text:p>Comunicaciones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5" office:value-type="float" office:value="0.75" calcext:value-type="float">
            <text:p>0.75</text:p>
          </table:table-cell>
          <table:table-cell table:style-name="ce39"/>
          <table:table-cell table:style-name="ce47"/>
          <table:table-cell table:style-name="ce66" table:formula="of:=[.K165]*[.F165]" office:value-type="string" office:string-value="0.5" calcext:value-type="string">
            <text:p>0.5</text:p>
          </table:table-cell>
          <table:table-cell table:style-name="ce58"/>
          <table:table-cell table:style-name="ce70"/>
          <table:table-cell table:style-name="ce66"/>
          <table:table-cell table:style-name="ce71" office:value-type="string" calcext:value-type="string">
            <text:p>añadido moodle 23/04/2018</text:p>
          </table:table-cell>
          <table:table-cell table:style-name="ce72"/>
          <table:table-cell table:number-columns-repeated="1007"/>
        </table:table-row>
        <table:table-row table:style-name="ro1" table:visibility="collapse">
          <table:table-cell table:style-name="ce5" office:value-type="string" calcext:value-type="string">
            <text:p>Liga.jsp y MostrarLigaServlet.java</text:p>
          </table:table-cell>
          <table:table-cell table:style-name="ce13" office:value-type="date" office:date-value="2018-04-24" calcext:value-type="date">
            <text:p>24/04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65]*[.E165]" office:value-type="float" office:value="2" calcext:value-type="float">
            <text:p>2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75" calcext:value-type="percentage">
            <text:p>75.00%</text:p>
          </table:table-cell>
          <table:table-cell table:style-name="ce31" table:formula="of:=[.H165]*[.F165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Servlets</text:p>
          </table:table-cell>
          <table:table-cell table:style-name="ce45" office:value-type="percentage" office:value="0.25" calcext:value-type="percentage">
            <text:p>25.00%</text:p>
          </table:table-cell>
          <table:table-cell table:style-name="ce65" table:formula="of:=[.K165]*[.F165]" office:value-type="float" office:value="0.5" calcext:value-type="float">
            <text:p>0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mplementación ISMCTS</text:p>
          </table:table-cell>
          <table:table-cell table:style-name="ce13" office:value-type="date" office:date-value="2018-04-23" calcext:value-type="date">
            <text:p>23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66]*[.E166]" office:value-type="float" office:value="3" calcext:value-type="float">
            <text:p>3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6]*[.F166]" office:value-type="float" office:value="3" calcext:value-type="float">
            <text:p>3</text:p>
          </table:table-cell>
          <table:table-cell table:style-name="ce36"/>
          <table:table-cell table:style-name="ce45"/>
          <table:table-cell table:style-name="ce65" table:formula="of:=[.K166]*[.F16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asos de uso Torneos BBDD</text:p>
          </table:table-cell>
          <table:table-cell table:style-name="ce13" office:value-type="date" office:date-value="2018-04-25" calcext:value-type="date">
            <text:p>25/04/2018</text:p>
          </table:table-cell>
          <table:table-cell table:style-name="ce2" office:value-type="string" calcext:value-type="string">
            <text:p>Julia &amp;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D167]*[.E167]" office:value-type="float" office:value="2" calcext:value-type="float">
            <text:p>2</text:p>
          </table:table-cell>
          <table:table-cell table:style-name="ce36" office:value-type="string" calcext:value-type="string">
            <text:p>Implementación Facade Base Dato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167]*[.F167]" office:value-type="float" office:value="1.8" calcext:value-type="float">
            <text:p>1.8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5" table:formula="of:=[.K167]*[.F167]" office:value-type="float" office:value="0.2" calcext:value-type="float">
            <text:p>0.2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ofiling de función siguiente ronda</text:p>
          </table:table-cell>
          <table:table-cell table:style-name="ce13" office:value-type="date" office:date-value="2018-04-26" calcext:value-type="date">
            <text:p>26/04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68]*[.E168]" office:value-type="float" office:value="1" calcext:value-type="float">
            <text:p>1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8]*[.F168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 table:formula="of:=[.K168]*[.F16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Edición de JSP</text:p>
          </table:table-cell>
          <table:table-cell table:style-name="ce13" office:value-type="date" office:date-value="2018-04-26" calcext:value-type="date">
            <text:p>26/04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69]*[.E169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69]*[.F169]" office:value-type="float" office:value="1" calcext:value-type="float">
            <text:p>1</text:p>
          </table:table-cell>
          <table:table-cell table:style-name="ce36"/>
          <table:table-cell table:style-name="ce45"/>
          <table:table-cell table:style-name="ce65" table:formula="of:=[.K169]*[.F169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faz de datos Fase</text:p>
          </table:table-cell>
          <table:table-cell table:style-name="ce13" office:value-type="date" office:date-value="2018-04-26" calcext:value-type="date">
            <text:p>26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70]*[.E170]" office:value-type="float" office:value="3" calcext:value-type="float">
            <text:p>3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0]*[.F170]" office:value-type="float" office:value="3" calcext:value-type="float">
            <text:p>3</text:p>
          </table:table-cell>
          <table:table-cell table:style-name="ce36"/>
          <table:table-cell table:style-name="ce45"/>
          <table:table-cell table:style-name="ce65" table:formula="of:=[.K170]*[.F170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rregladas las vistas de torneo, marchmaking y ligas</text:p>
          </table:table-cell>
          <table:table-cell table:style-name="ce13" office:value-type="date" office:date-value="2018-04-26" calcext:value-type="date">
            <text:p>26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71]*[.E171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71]*[.F171]" office:value-type="float" office:value="0.75" calcext:value-type="float">
            <text:p>0.75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71]*[.F171]" office:value-type="float" office:value="0.75" calcext:value-type="float">
            <text:p>0.75</text:p>
          </table:table-cell>
          <table:table-cell table:style-name="ce36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nálisis de la forma de jugar de la IA</text:p>
          </table:table-cell>
          <table:table-cell table:style-name="ce13" office:value-type="date" office:date-value="2018-04-26" calcext:value-type="date">
            <text:p>26/04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72]*[.E172]" office:value-type="float" office:value="2" calcext:value-type="float">
            <text:p>2</text:p>
          </table:table-cell>
          <table:table-cell table:style-name="ce36" office:value-type="string" calcext:value-type="string">
            <text:p>Análisis de la IA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4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 table:formula="of:=[.K172]*[.F172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nterfaz de datos Fase y Torneo</text:p>
          </table:table-cell>
          <table:table-cell table:style-name="ce13" office:value-type="date" office:date-value="2018-04-27" calcext:value-type="date">
            <text:p>27/04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173]*[.E173]" office:value-type="float" office:value="4" calcext:value-type="float">
            <text:p>4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3]*[.F173]" office:value-type="float" office:value="4" calcext:value-type="float">
            <text:p>4</text:p>
          </table:table-cell>
          <table:table-cell table:style-name="ce5"/>
          <table:table-cell table:style-name="ce45"/>
          <table:table-cell table:style-name="ce65" table:formula="of:=[.K173]*[.F173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ión de bugs en 4 jugadores y temporizadores en Phaser</text:p>
          </table:table-cell>
          <table:table-cell table:style-name="ce13" office:value-type="date" office:date-value="2018-04-27" calcext:value-type="date">
            <text:p>27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74]*[.E174]" office:value-type="float" office:value="3" calcext:value-type="float">
            <text:p>3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4]*[.F174]" office:value-type="float" office:value="3" calcext:value-type="float">
            <text:p>3</text:p>
          </table:table-cell>
          <table:table-cell table:style-name="ce5"/>
          <table:table-cell table:style-name="ce45"/>
          <table:table-cell table:style-name="ce65" table:formula="of:=[.K174]*[.F174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Base del gestor de mensajes del matchmaking</text:p>
          </table:table-cell>
          <table:table-cell table:style-name="ce13" office:value-type="date" office:date-value="2018-04-27" calcext:value-type="date">
            <text:p>27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175]*[.E175]" office:value-type="float" office:value="4" calcext:value-type="float">
            <text:p>4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5]*[.F175]" office:value-type="float" office:value="4" calcext:value-type="float">
            <text:p>4</text:p>
          </table:table-cell>
          <table:table-cell table:style-name="ce5"/>
          <table:table-cell table:style-name="ce45"/>
          <table:table-cell table:style-name="ce65" table:formula="of:=[.K175]*[.F175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5" table:visibility="collapse">
          <table:table-cell table:style-name="ce5" office:value-type="string" calcext:value-type="string">
            <text:p>Implementación emparejamiento por timeout </text:p>
            <text:p/>
          </table:table-cell>
          <table:table-cell table:style-name="ce13" office:value-type="date" office:date-value="2018-04-28" calcext:value-type="date">
            <text:p>28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76]*[.E176]" office:value-type="float" office:value="3" calcext:value-type="float">
            <text:p>3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3" calcext:value-type="float">
            <text:p>3</text:p>
          </table:table-cell>
          <table:table-cell table:style-name="ce5"/>
          <table:table-cell table:style-name="ce45"/>
          <table:table-cell table:style-name="ce65" table:formula="of:=[.K176]*[.F176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emparejamiento por ligas</text:p>
          </table:table-cell>
          <table:table-cell table:style-name="ce13" office:value-type="date" office:date-value="2018-04-28" calcext:value-type="date">
            <text:p>28/04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77]*[.E177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 table:formula="of:=[.K177]*[.F177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terfazDatos crearTorneo y debug</text:p>
          </table:table-cell>
          <table:table-cell table:style-name="ce13" office:value-type="date" office:date-value="2018-04-28" calcext:value-type="date">
            <text:p>28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78]*[.E178]" office:value-type="float" office:value="3" calcext:value-type="float">
            <text:p>3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8]*[.F178]" office:value-type="float" office:value="3" calcext:value-type="float">
            <text:p>3</text:p>
          </table:table-cell>
          <table:table-cell table:style-name="ce5"/>
          <table:table-cell table:style-name="ce45"/>
          <table:table-cell table:style-name="ce65" table:formula="of:=[.K178]*[.F178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Arreglar la integración el la interfaz de datos</text:p>
          </table:table-cell>
          <table:table-cell table:style-name="ce13" office:value-type="date" office:date-value="2018-04-29" calcext:value-type="date">
            <text:p>29/04/2018</text:p>
          </table:table-cell>
          <table:table-cell table:style-name="ce2" office:value-type="string" calcext:value-type="string">
            <text:p>Sergi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79]*[.E179]" office:value-type="float" office:value="1" calcext:value-type="float">
            <text:p>1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79]*[.F179]" office:value-type="float" office:value="1" calcext:value-type="float">
            <text:p>1</text:p>
          </table:table-cell>
          <table:table-cell table:style-name="ce5"/>
          <table:table-cell table:style-name="ce45"/>
          <table:table-cell table:style-name="ce65" table:formula="of:=[.K179]*[.F179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tchmaking integrado con interfaz y personalizacion parametrizada</text:p>
          </table:table-cell>
          <table:table-cell table:style-name="ce13" office:value-type="date" office:date-value="2018-04-28" calcext:value-type="date">
            <text:p>28/04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180]*[.E180]" office:value-type="float" office:value="4" calcext:value-type="float">
            <text:p>4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80]*[.F180]" office:value-type="float" office:value="2" calcext:value-type="float">
            <text:p>2</text:p>
          </table:table-cell>
          <table:table-cell table:style-name="ce5" office:value-type="string" calcext:value-type="string">
            <text:p>Implementación 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80]*[.F180]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terfazDatos modificar, eliminar y obtener torneo y obtenertorneosprogramados</text:p>
          </table:table-cell>
          <table:table-cell table:style-name="ce13" office:value-type="date" office:date-value="2018-04-29" calcext:value-type="date">
            <text:p>29/04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181]*[.E181]" office:value-type="float" office:value="3.5" calcext:value-type="float">
            <text:p>3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81]*[.F181]" office:value-type="float" office:value="3.5" calcext:value-type="float">
            <text:p>3.5</text:p>
          </table:table-cell>
          <table:table-cell table:style-name="ce5"/>
          <table:table-cell table:style-name="ce45"/>
          <table:table-cell table:style-name="ce65" table:formula="of:=[.K181]*[.F181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ModificarDatosServlet y Perfil.jsp</text:p>
          </table:table-cell>
          <table:table-cell table:style-name="ce18" office:value-type="date" office:date-value="2018-04-30" calcext:value-type="date">
            <text:p>30/04/2018</text:p>
          </table:table-cell>
          <table:table-cell table:style-name="ce10" office:value-type="string" calcext:value-type="string">
            <text:p>Víct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2" table:formula="of:=[.D182]*[.E182]" office:value-type="float" office:value="2" calcext:value-type="float">
            <text:p>2</text:p>
          </table:table-cell>
          <table:table-cell table:style-name="ce39" office:value-type="string" calcext:value-type="string">
            <text:p>Implementación JSP</text:p>
          </table:table-cell>
          <table:table-cell table:style-name="ce47" office:value-type="percentage" office:value="0.25" calcext:value-type="percentage">
            <text:p>25.00%</text:p>
          </table:table-cell>
          <table:table-cell table:style-name="ce53" table:formula="of:=[.H182]*[.F182]" office:value-type="float" office:value="0.5" calcext:value-type="float">
            <text:p>0.5</text:p>
          </table:table-cell>
          <table:table-cell table:style-name="ce39" office:value-type="string" calcext:value-type="string">
            <text:p>Implementación Servlets</text:p>
          </table:table-cell>
          <table:table-cell table:style-name="ce47" office:value-type="percentage" office:value="0.75" calcext:value-type="percentage">
            <text:p>75.00%</text:p>
          </table:table-cell>
          <table:table-cell table:style-name="ce66" table:formula="of:=[.K182]*[.F182]" office:value-type="float" office:value="1.5" calcext:value-type="float">
            <text:p>1.5</text:p>
          </table:table-cell>
          <table:table-cell table:style-name="ce9"/>
          <table:table-cell table:style-name="ce47"/>
          <table:table-cell table:style-name="ce66"/>
          <table:table-cell table:style-name="ce71" office:value-type="string" calcext:value-type="string">
            <text:p>añadido moodle mañana del 01/05/2018</text:p>
          </table:table-cell>
          <table:table-cell table:style-name="ce72"/>
          <table:table-cell table:number-columns-repeated="1007"/>
        </table:table-row>
        <table:table-row table:style-name="ro1" table:visibility="collapse">
          <table:table-cell table:style-name="ce5" office:value-type="string" calcext:value-type="string">
            <text:p>Integracion de la desconexión de jugadores en la interfaz</text:p>
          </table:table-cell>
          <table:table-cell table:style-name="ce13" office:value-type="date" office:date-value="2018-05-01" calcext:value-type="date">
            <text:p>01/05/2018</text:p>
          </table:table-cell>
          <table:table-cell table:style-name="ce2" office:value-type="string" calcext:value-type="string">
            <text:p>Carlo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9" office:value-type="percentage" office:value="1" calcext:value-type="percentage">
            <text:p>100.00%</text:p>
          </table:table-cell>
          <table:table-cell table:style-name="ce31" table:formula="of:=[.H183]*[.F183]" office:value-type="float" office:value="1" calcext:value-type="float">
            <text:p>1</text:p>
          </table:table-cell>
          <table:table-cell table:style-name="ce5"/>
          <table:table-cell table:style-name="ce45"/>
          <table:table-cell table:style-name="ce65" table:formula="of:=[.K183]*[.F183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puracion de web dinámica y avatar en perfil.jsp</text:p>
          </table:table-cell>
          <table:table-cell table:style-name="ce13" office:value-type="date" office:date-value="2018-05-01" calcext:value-type="date">
            <text:p>01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84]*[.E184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9" office:value-type="percentage" office:value="0.5" calcext:value-type="percentage">
            <text:p>50.00%</text:p>
          </table:table-cell>
          <table:table-cell table:style-name="ce31" table:formula="of:=[.H184]*[.F184]" office:value-type="float" office:value="0.5" calcext:value-type="float">
            <text:p>0.5</text:p>
          </table:table-cell>
          <table:table-cell table:style-name="ce5" office:value-type="string" calcext:value-type="string">
            <text:p>Implementación Servlet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84]*[.F184]" office:value-type="float" office:value="0.5" calcext:value-type="float">
            <text:p>0.5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 y caso de uso abandonar torneo</text:p>
          </table:table-cell>
          <table:table-cell table:style-name="ce13" office:value-type="date" office:date-value="2018-05-01" calcext:value-type="date">
            <text:p>01/05/2018</text:p>
          </table:table-cell>
          <table:table-cell table:style-name="ce2" office:value-type="string" calcext:value-type="string">
            <text:p>Julia &amp;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85]*[.E185]" office:value-type="float" office:value="3" calcext:value-type="float">
            <text:p>3</text:p>
          </table:table-cell>
          <table:table-cell table:style-name="ce36" office:value-type="string" calcext:value-type="string">
            <text:p>Implementación Facade Base Datos</text:p>
          </table:table-cell>
          <table:table-cell table:style-name="ce49" office:value-type="percentage" office:value="0.5" calcext:value-type="percentage">
            <text:p>50.00%</text:p>
          </table:table-cell>
          <table:table-cell table:style-name="ce31" table:formula="of:=[.H185]*[.F185]" office:value-type="float" office:value="1.5" calcext:value-type="float">
            <text:p>1.5</text:p>
          </table:table-cell>
          <table:table-cell table:style-name="ce5" office:value-type="string" calcext:value-type="string">
            <text:p>Implementación Capa Acceso Dato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85]*[.F185]" office:value-type="float" office:value="1.5" calcext:value-type="float">
            <text:p>1.5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y debug abandonar torneo</text:p>
          </table:table-cell>
          <table:table-cell table:style-name="ce13" office:value-type="date" office:date-value="2018-05-01" calcext:value-type="date">
            <text:p>01/05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86]*[.E186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86]*[.F186]" office:value-type="float" office:value="1.5" calcext:value-type="float">
            <text:p>1.5</text:p>
          </table:table-cell>
          <table:table-cell table:style-name="ce5"/>
          <table:table-cell table:style-name="ce45"/>
          <table:table-cell table:style-name="ce65" table:formula="of:=[.K186]*[.F186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autentificarUsuarioFacebook y SesionVO, SesionDAO</text:p>
          </table:table-cell>
          <table:table-cell table:style-name="ce13" office:value-type="date" office:date-value="2018-05-03" calcext:value-type="date">
            <text:p>03/05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87]*[.E187]" office:value-type="float" office:value="2" calcext:value-type="float">
            <text:p>2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187]*[.F187]" office:value-type="float" office:value="1.6" calcext:value-type="float">
            <text:p>1.6</text:p>
          </table:table-cell>
          <table:table-cell table:style-name="ce5" office:value-type="string" calcext:value-type="string">
            <text:p>Implementación Facade Base Datos</text:p>
          </table:table-cell>
          <table:table-cell table:style-name="ce45" office:value-type="percentage" office:value="0.2" calcext:value-type="percentage">
            <text:p>20.00%</text:p>
          </table:table-cell>
          <table:table-cell table:style-name="ce65" table:formula="of:=[.K187]*[.F187]" office:value-type="float" office:value="0.4" calcext:value-type="float">
            <text:p>0.4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Debug de torneo</text:p>
          </table:table-cell>
          <table:table-cell table:style-name="ce13" office:value-type="date" office:date-value="2018-05-03" calcext:value-type="date">
            <text:p>03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188]*[.E188]" office:value-type="float" office:value="5" calcext:value-type="float">
            <text:p>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88]*[.F188]" office:value-type="float" office:value="5" calcext:value-type="float">
            <text:p>5</text:p>
          </table:table-cell>
          <table:table-cell table:style-name="ce5"/>
          <table:table-cell table:style-name="ce45"/>
          <table:table-cell table:style-name="ce65" table:formula="of:=[.K188]*[.F188]" office:value-type="float" office:value="0" calcext:value-type="float">
            <text:p>0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Estadisticas de la IA</text:p>
          </table:table-cell>
          <table:table-cell table:style-name="ce13" office:value-type="date" office:date-value="2018-05-03" calcext:value-type="date">
            <text:p>03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89]*[.E189]" office:value-type="float" office:value="2" calcext:value-type="float">
            <text:p>2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89]*[.F189]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/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events (actliga y torneosperiod) y configuracion bbdd AWS</text:p>
          </table:table-cell>
          <table:table-cell table:style-name="ce13" office:value-type="date" office:date-value="2018-05-04" calcext:value-type="date">
            <text:p>04/05/2018</text:p>
          </table:table-cell>
          <table:table-cell table:style-name="ce2" office:value-type="string" calcext:value-type="string">
            <text:p>Sergio &amp;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190]*[.E190]" office:value-type="float" office:value="7" calcext:value-type="float">
            <text:p>7</text:p>
          </table:table-cell>
          <table:table-cell table:style-name="ce36" office:value-type="string" calcext:value-type="string">
            <text:p>Diseño e implementación <text:s/>acciones periódicas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190]*[.F190]" office:value-type="float" office:value="5.6" calcext:value-type="float">
            <text:p>5.6</text:p>
          </table:table-cell>
          <table:table-cell table:style-name="ce5" office:value-type="string" calcext:value-type="string">
            <text:p>Despliegue AWS</text:p>
          </table:table-cell>
          <table:table-cell table:style-name="ce45" office:value-type="percentage" office:value="0.2" calcext:value-type="percentage">
            <text:p>20.00%</text:p>
          </table:table-cell>
          <table:table-cell table:style-name="ce65" table:formula="of:=[.K190]*[.F190]" office:value-type="string" office:string-value="1.4" calcext:value-type="string">
            <text:p>1.4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Estadisticas de la IA</text:p>
          </table:table-cell>
          <table:table-cell table:style-name="ce13" office:value-type="date" office:date-value="2018-05-04" calcext:value-type="date">
            <text:p>04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191]*[.E191]" office:value-type="float" office:value="2" calcext:value-type="float">
            <text:p>2</text:p>
          </table:table-cell>
          <table:table-cell table:style-name="ce36" office:value-type="string" calcext:value-type="string">
            <text:p>Análisis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91]*[.F191]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/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liga.jsp modificada y cambios en las vistas</text:p>
          </table:table-cell>
          <table:table-cell table:style-name="ce13" office:value-type="date" office:date-value="2018-05-05" calcext:value-type="date">
            <text:p>05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192]*[.E192]" office:value-type="float" office:value="3" calcext:value-type="float">
            <text:p>3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92]*[.F192]" office:value-type="float" office:value="1.5" calcext:value-type="float">
            <text:p>1.5</text:p>
          </table:table-cell>
          <table:table-cell table:style-name="ce5" office:value-type="string" calcext:value-type="string">
            <text:p>Implementación Servlet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92]*[.F192]" office:value-type="string" office:string-value="1.5" calcext:value-type="string">
            <text:p>1.5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vatares y dorsos funcionando en interfaz, tambien la music</text:p>
          </table:table-cell>
          <table:table-cell table:style-name="ce13" office:value-type="date" office:date-value="2018-05-05" calcext:value-type="date">
            <text:p>05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193]*[.E193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93]*[.F193]" office:value-type="float" office:value="0.75" calcext:value-type="float">
            <text:p>0.75</text:p>
          </table:table-cell>
          <table:table-cell table:style-name="ce59" office:value-type="string" calcext:value-type="string">
            <text:p>Implementación 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7" office:value-type="float" office:value="0.75" calcext:value-type="float">
            <text:p>0.75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Servlet BorrarUsuario y MostrarTorenos</text:p>
          </table:table-cell>
          <table:table-cell table:style-name="ce13" office:value-type="date" office:date-value="2018-05-06" calcext:value-type="date">
            <text:p>06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5" calcext:value-type="float">
            <text:p>1.25</text:p>
          </table:table-cell>
          <table:table-cell table:style-name="ce30" table:formula="of:=[.D194]*[.E194]" office:value-type="float" office:value="1.25" calcext:value-type="float">
            <text:p>1.25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94]*[.F194]" office:value-type="float" office:value="0.625" calcext:value-type="float">
            <text:p>0.625</text:p>
          </table:table-cell>
          <table:table-cell table:style-name="ce5" office:value-type="string" calcext:value-type="string">
            <text:p>Implementación Servlet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194]*[.F194]" office:value-type="string" office:string-value="0.625" calcext:value-type="string">
            <text:p>0.625</text:p>
          </table:table-cell>
          <table:table-cell table:style-name="ce5"/>
          <table:table-cell table:style-name="ce45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seño de las clase IA en Java</text:p>
          </table:table-cell>
          <table:table-cell table:style-name="ce13" office:value-type="date" office:date-value="2018-05-07" calcext:value-type="date">
            <text:p>07/05/2018</text:p>
          </table:table-cell>
          <table:table-cell table:style-name="ce2" office:value-type="string" calcext:value-type="string">
            <text:p>Sergio, Julia y Nach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0" table:formula="of:=[.D195]*[.E195]" office:value-type="float" office:value="3" calcext:value-type="float">
            <text:p>3</text:p>
          </table:table-cell>
          <table:table-cell table:style-name="ce36" office:value-type="string" calcext:value-type="string">
            <text:p>Representación del problema I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95]*[.F195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dministración de Torneos en el perfil del Administrador</text:p>
          </table:table-cell>
          <table:table-cell table:style-name="ce13" office:value-type="date" office:date-value="2018-05-07" calcext:value-type="date">
            <text:p>07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96]*[.E196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196]*[.F196]" office:value-type="float" office:value="0.5" calcext:value-type="float">
            <text:p>0.5</text:p>
          </table:table-cell>
          <table:table-cell table:style-name="ce5" office:value-type="string" calcext:value-type="string">
            <text:p>Implementación Servlets</text:p>
          </table:table-cell>
          <table:table-cell table:style-name="ce45" office:value-type="percentage" office:value="0.25" calcext:value-type="percentage">
            <text:p>25.00%</text:p>
          </table:table-cell>
          <table:table-cell table:style-name="ce65" table:formula="of:=[.K196]*[.F196]" office:value-type="string" office:string-value="0.25" calcext:value-type="string">
            <text:p>0.25</text:p>
          </table:table-cell>
          <table:table-cell table:style-name="ce5" office:value-type="string" calcext:value-type="string">
            <text:p>Pruebas</text:p>
          </table:table-cell>
          <table:table-cell table:style-name="ce45" office:value-type="percentage" office:value="0.25" calcext:value-type="percentage">
            <text:p>25.00%</text:p>
          </table:table-cell>
          <table:table-cell table:style-name="ce65" table:formula="of:=[.N196]*[.F196]" office:value-type="string" office:string-value="0.25" calcext:value-type="string">
            <text:p>0.25</text:p>
          </table:table-cell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Debuggeo Interfaz Datos</text:p>
          </table:table-cell>
          <table:table-cell table:style-name="ce18" office:value-type="date" office:date-value="2018-05-07" calcext:value-type="date">
            <text:p>07/05/2018</text:p>
          </table:table-cell>
          <table:table-cell table:style-name="ce10" office:value-type="string" calcext:value-type="string">
            <text:p>Sergio y Jul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30" table:formula="of:=[.D197]*[.E197]" office:value-type="float" office:value="1" calcext:value-type="float">
            <text:p>1</text:p>
          </table:table-cell>
          <table:table-cell table:style-name="ce39" office:value-type="string" calcext:value-type="string">
            <text:p>Implementación Facade Base Datos</text:p>
          </table:table-cell>
          <table:table-cell table:style-name="ce47" office:value-type="percentage" office:value="1" calcext:value-type="percentage">
            <text:p>100.00%</text:p>
          </table:table-cell>
          <table:table-cell table:style-name="ce53" table:formula="of:=[.H197]*[.F197]" office:value-type="float" office:value="1" calcext:value-type="float">
            <text:p>1</text:p>
          </table:table-cell>
          <table:table-cell table:style-name="ce58"/>
          <table:table-cell table:style-name="ce62"/>
          <table:table-cell table:style-name="ce66"/>
          <table:table-cell table:style-name="ce58"/>
          <table:table-cell table:style-name="ce70"/>
          <table:table-cell table:style-name="ce66"/>
          <table:table-cell table:style-name="ce71" office:value-type="string" calcext:value-type="string">
            <text:p>añadido moodle noche del 07/05/2018</text:p>
          </table:table-cell>
          <table:table-cell table:number-columns-repeated="1008"/>
        </table:table-row>
        <table:table-row table:style-name="ro1" table:visibility="collapse">
          <table:table-cell table:style-name="ce5" office:value-type="string" calcext:value-type="string">
            <text:p>Funciones interfaz datos de los torneos periódicos</text:p>
          </table:table-cell>
          <table:table-cell table:style-name="ce13" office:value-type="date" office:date-value="2018-05-09" calcext:value-type="date">
            <text:p>09/05/2018</text:p>
          </table:table-cell>
          <table:table-cell table:style-name="ce2" office:value-type="string" calcext:value-type="string">
            <text:p>Sergio y Julia</text:p>
          </table:table-cell>
          <table:table-cell table:style-name="ce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D198]*[.E198]" office:value-type="float" office:value="4" calcext:value-type="float">
            <text:p>4</text:p>
          </table:table-cell>
          <table:table-cell table:style-name="ce5" office:value-type="string" calcext:value-type="string">
            <text:p>Diseño e implementación <text:s/>acciones periódic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98]*[.F198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de bugs y reconfiguración del proyecto</text:p>
          </table:table-cell>
          <table:table-cell table:style-name="ce13" office:value-type="date" office:date-value="2018-05-10" calcext:value-type="date">
            <text:p>10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199]*[.E199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199]*[.F199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Nuevas funcionalidades en la lógica del juego para el gestor de mens. y la GUI</text:p>
          </table:table-cell>
          <table:table-cell table:style-name="ce13" office:value-type="date" office:date-value="2018-05-10" calcext:value-type="date">
            <text:p>10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00]*[.E200]" office:value-type="float" office:value="1" calcext:value-type="float">
            <text:p>1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0]*[.F20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reación de la clase estadoPartidaIA</text:p>
          </table:table-cell>
          <table:table-cell table:style-name="ce13" office:value-type="date" office:date-value="2018-05-10" calcext:value-type="date">
            <text:p>10/05/2018</text:p>
          </table:table-cell>
          <table:table-cell table:style-name="ce2" office:value-type="string" calcext:value-type="string">
            <text:p>nach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01]*[.E201]" office:value-type="float" office:value="1" calcext:value-type="float">
            <text:p>1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1]*[.F201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odificación de las vistas torneo.jsp y liga.jsp</text:p>
          </table:table-cell>
          <table:table-cell table:style-name="ce13" office:value-type="date" office:date-value="2018-05-11" calcext:value-type="date">
            <text:p>11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2]*[.F202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Ya funciona la personalizacion con las rutas y demás</text:p>
          </table:table-cell>
          <table:table-cell table:style-name="ce13" office:value-type="date" office:date-value="2018-05-12" calcext:value-type="date">
            <text:p>12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03]*[.F204]" office:value-type="string" office:string-value="1" calcext:value-type="string">
            <text:p>1</text:p>
          </table:table-cell>
          <table:table-cell table:style-name="ce5" office:value-type="string" calcext:value-type="string">
            <text:p>Implementación 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203]*[.F204]" office:value-type="string" office:string-value="1" calcext:value-type="string">
            <text:p>1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de la funcionar clonar para la clase estadoPartidaIA</text:p>
          </table:table-cell>
          <table:table-cell table:style-name="ce13" office:value-type="date" office:date-value="2018-05-12" calcext:value-type="date">
            <text:p>12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2" calcext:value-type="float">
            <text:p>2</text:p>
          </table:table-cell>
          <table:table-cell table:style-name="ce5"/>
          <table:table-cell table:style-name="ce45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odificación de vistas y prueba de funciones web</text:p>
          </table:table-cell>
          <table:table-cell table:style-name="ce13" office:value-type="date" office:date-value="2018-05-13" calcext:value-type="date">
            <text:p>13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" table:formula="of:=[.D205]*[.E205]" office:value-type="float" office:value="1" calcext:value-type="float">
            <text:p>1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3" calcext:value-type="percentage">
            <text:p>30.00%</text:p>
          </table:table-cell>
          <table:table-cell table:style-name="ce31" table:formula="of:=[.H205]*[.F205]" office:value-type="float" office:value="0.3" calcext:value-type="float">
            <text:p>0.3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7" calcext:value-type="percentage">
            <text:p>70.00%</text:p>
          </table:table-cell>
          <table:table-cell table:style-name="ce65" table:formula="of:=[.K205]*[.F205]" office:value-type="string" office:string-value="0.7" calcext:value-type="string">
            <text:p>0.7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on de la clase estadoPartidaIA</text:p>
          </table:table-cell>
          <table:table-cell table:style-name="ce13" office:value-type="date" office:date-value="2018-05-13" calcext:value-type="date">
            <text:p>13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5" table:formula="of:=[.D206]*[.E206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6]*[.F206]" office:value-type="float" office:value="1.5" calcext:value-type="float">
            <text:p>1.5</text:p>
          </table:table-cell>
          <table:table-cell table:style-name="ce5"/>
          <table:table-cell table:style-name="ce45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Gestion torneos y retoques en la tienda</text:p>
          </table:table-cell>
          <table:table-cell table:style-name="ce2" office:value-type="string" calcext:value-type="string">
            <text:p>12-13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5" calcext:value-type="float">
            <text:p>8.5</text:p>
          </table:table-cell>
          <table:table-cell table:style-name="ce25" table:formula="of:=[.D207]*[.E207]" office:value-type="float" office:value="8.5" calcext:value-type="float">
            <text:p>8.5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45" calcext:value-type="percentage">
            <text:p>45.00%</text:p>
          </table:table-cell>
          <table:table-cell table:style-name="ce31" table:formula="of:=[.H207]*[.F207]" office:value-type="float" office:value="3.825" calcext:value-type="float">
            <text:p>3.825</text:p>
          </table:table-cell>
          <table:table-cell table:style-name="ce5" office:value-type="string" calcext:value-type="string">
            <text:p>Implementación Vista Web</text:p>
          </table:table-cell>
          <table:table-cell table:style-name="ce48" office:value-type="percentage" office:value="0.65" calcext:value-type="percentage">
            <text:p>65%</text:p>
          </table:table-cell>
          <table:table-cell table:style-name="ce65" table:formula="of:=[.K207]*[.F207]" office:value-type="string" office:string-value="5.525" calcext:value-type="string">
            <text:p>5.52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mplementacion de Nodo y Algoritmo ISMCTS</text:p>
          </table:table-cell>
          <table:table-cell table:style-name="ce13" office:value-type="date" office:date-value="2018-05-11" calcext:value-type="date">
            <text:p>11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5" table:formula="of:=[.D208]*[.E208]" office:value-type="float" office:value="4" calcext:value-type="float">
            <text:p>4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8]*[.F208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Tratamiento de errores Torneos</text:p>
          </table:table-cell>
          <table:table-cell table:style-name="ce13" office:value-type="date" office:date-value="2018-05-14" calcext:value-type="date">
            <text:p>14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75" calcext:value-type="float">
            <text:p>2.75</text:p>
          </table:table-cell>
          <table:table-cell table:style-name="ce30" table:formula="of:=[.D209]*[.E209]" office:value-type="float" office:value="2.75" calcext:value-type="float">
            <text:p>2.75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09]*[.F209]" office:value-type="float" office:value="2.75" calcext:value-type="float">
            <text:p>2.75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on de las funciones doMove y getMoves de estadoPartidaIA</text:p>
          </table:table-cell>
          <table:table-cell table:style-name="ce13" office:value-type="date" office:date-value="2018-05-14" calcext:value-type="date">
            <text:p>14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210]*[.E210]" office:value-type="float" office:value="5" calcext:value-type="float">
            <text:p>5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0]*[.F210]" office:value-type="float" office:value="5" calcext:value-type="float">
            <text:p>5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ndo espectadores</text:p>
          </table:table-cell>
          <table:table-cell table:style-name="ce13" office:value-type="date" office:date-value="2018-05-15" calcext:value-type="date">
            <text:p>15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11]*[.E211]" office:value-type="float" office:value="3" calcext:value-type="float">
            <text:p>3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1]*[.F211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Matchmaking de espectadores</text:p>
          </table:table-cell>
          <table:table-cell table:style-name="ce13" office:value-type="date" office:date-value="2018-05-15" calcext:value-type="date">
            <text:p>15/05/2018</text:p>
          </table:table-cell>
          <table:table-cell table:style-name="ce2" office:value-type="string" calcext:value-type="string">
            <text:p>Jav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12]*[.E212]" office:value-type="float" office:value="1" calcext:value-type="float">
            <text:p>1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9" office:value-type="string" calcext:value-type="string">
            <text:p>Depuración interfaz y mejora de vistas</text:p>
          </table:table-cell>
          <table:table-cell table:style-name="ce18" office:value-type="date" office:date-value="2018-05-16" calcext:value-type="date">
            <text:p>16/05/2018</text:p>
          </table:table-cell>
          <table:table-cell table:style-name="ce10" office:value-type="string" calcext:value-type="string">
            <text:p>Víct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0" table:formula="of:=[.D213]*[.E213]" office:value-type="float" office:value="2" calcext:value-type="float">
            <text:p>2</text:p>
          </table:table-cell>
          <table:table-cell table:style-name="ce39" office:value-type="string" calcext:value-type="string">
            <text:p>Implementación JSP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53" table:formula="of:=[.H213]*[.F213]" office:value-type="float" office:value="1" calcext:value-type="float">
            <text:p>1</text:p>
          </table:table-cell>
          <table:table-cell table:style-name="ce39" office:value-type="string" calcext:value-type="string">
            <text:p>Pruebas</text:p>
          </table:table-cell>
          <table:table-cell table:style-name="ce47" office:value-type="percentage" office:value="0.5" calcext:value-type="percentage">
            <text:p>50.00%</text:p>
          </table:table-cell>
          <table:table-cell table:style-name="ce66" table:formula="of:=[.K213]*[.F213]" office:value-type="string" office:string-value="1" calcext:value-type="string">
            <text:p>1</text:p>
          </table:table-cell>
          <table:table-cell table:style-name="ce58"/>
          <table:table-cell table:style-name="ce70"/>
          <table:table-cell table:style-name="ce66"/>
          <table:table-cell table:style-name="ce71" office:value-type="string" calcext:value-type="string">
            <text:p>añadido a moodle mañana del 16/05</text:p>
          </table:table-cell>
          <table:table-cell table:number-columns-repeated="1008"/>
        </table:table-row>
        <table:table-row table:style-name="ro1" table:visibility="collapse">
          <table:table-cell table:style-name="ce5" office:value-type="string" calcext:value-type="string">
            <text:p>Depurar IA</text:p>
          </table:table-cell>
          <table:table-cell table:style-name="ce13" office:value-type="date" office:date-value="2018-05-16" calcext:value-type="date">
            <text:p>16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D214]*[.E214]" office:value-type="float" office:value="1" calcext:value-type="float">
            <text:p>1</text:p>
          </table:table-cell>
          <table:table-cell table:style-name="ce5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4]*[.F214]" office:value-type="float" office:value="1" calcext:value-type="float">
            <text:p>1</text:p>
          </table:table-cell>
          <table:table-cell table:style-name="ce36"/>
          <table:table-cell table:style-name="ce45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purar IA</text:p>
          </table:table-cell>
          <table:table-cell table:style-name="ce13" office:value-type="date" office:date-value="2018-05-17" calcext:value-type="date">
            <text:p>17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D215]*[.E215]" office:value-type="float" office:value="2" calcext:value-type="float">
            <text:p>2</text:p>
          </table:table-cell>
          <table:table-cell table:style-name="ce5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5]*[.F215]" office:value-type="float" office:value="2" calcext:value-type="float">
            <text:p>2</text:p>
          </table:table-cell>
          <table:table-cell table:style-name="ce36"/>
          <table:table-cell table:style-name="ce45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ón de vistas web y cambios en el diseño de los jsp</text:p>
          </table:table-cell>
          <table:table-cell table:style-name="ce13" office:value-type="date" office:date-value="2018-05-17" calcext:value-type="date">
            <text:p>17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16]*[.E216]" office:value-type="float" office:value="2" calcext:value-type="float">
            <text:p>2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16]*[.F216]" office:value-type="float" office:value="1" calcext:value-type="float">
            <text:p>1</text:p>
          </table:table-cell>
          <table:table-cell table:style-name="ce36" office:value-type="string" calcext:value-type="string">
            <text:p>Diseño Pantall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5" table:formula="of:=[.K216]*[.F216]" office:value-type="string" office:string-value="1" calcext:value-type="string">
            <text:p>1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Correción de la IA</text:p>
          </table:table-cell>
          <table:table-cell table:style-name="ce13" office:value-type="date" office:date-value="2018-05-17" calcext:value-type="date">
            <text:p>17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30" table:formula="of:=[.D217]*[.E217]" office:value-type="float" office:value="6" calcext:value-type="float">
            <text:p>6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7]*[.F217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Optimización de la IA</text:p>
          </table:table-cell>
          <table:table-cell table:style-name="ce13" office:value-type="date" office:date-value="2018-05-18" calcext:value-type="date">
            <text:p>18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18]*[.E218]" office:value-type="float" office:value="4" calcext:value-type="float">
            <text:p>4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18]*[.F218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da reconexión a la partida por URL</text:p>
          </table:table-cell>
          <table:table-cell table:style-name="ce13" office:value-type="date" office:date-value="2018-05-18" calcext:value-type="date">
            <text:p>18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19]*[.E219]" office:value-type="float" office:value="4" calcext:value-type="float">
            <text:p>4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Correccion de bug en Perfil.jsp</text:p>
          </table:table-cell>
          <table:table-cell table:style-name="ce13" office:value-type="date" office:date-value="2018-05-18" calcext:value-type="date">
            <text:p>18/05/2018</text:p>
          </table:table-cell>
          <table:table-cell table:style-name="ce2" office:value-type="string" calcext:value-type="string">
            <text:p>Ví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20]*[.E220]" office:value-type="float" office:value="1" calcext:value-type="float">
            <text:p>1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0]*[.F220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rreglando bug interfaz y espectadores</text:p>
          </table:table-cell>
          <table:table-cell table:style-name="ce13" office:value-type="date" office:date-value="2018-05-19" calcext:value-type="date">
            <text:p>19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21]*[.E221]" office:value-type="float" office:value="3" calcext:value-type="float">
            <text:p>3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21]*[.F221]" office:value-type="float" office:value="1.5" calcext:value-type="float">
            <text:p>1.5</text:p>
          </table:table-cell>
          <table:table-cell table:style-name="ce5" office:value-type="string" calcext:value-type="string">
            <text:p>Implementación Vista Web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7" office:value-type="float" office:value="1.5" calcext:value-type="float">
            <text:p>1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terfaz de la IA</text:p>
          </table:table-cell>
          <table:table-cell table:style-name="ce13" office:value-type="date" office:date-value="2018-05-20" calcext:value-type="date">
            <text:p>20/05/2018</text:p>
          </table:table-cell>
          <table:table-cell table:style-name="ce2" office:value-type="string" calcext:value-type="string">
            <text:p>Sergio y Ju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22]*[.E222]" office:value-type="float" office:value="6" calcext:value-type="float">
            <text:p>6</text:p>
          </table:table-cell>
          <table:table-cell table:style-name="ce36" office:value-type="string" calcext:value-type="string">
            <text:p>Desarrollo de interfaz IA con el sistema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2]*[.F222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da reconexión por login</text:p>
          </table:table-cell>
          <table:table-cell table:style-name="ce13" office:value-type="date" office:date-value="2018-05-20" calcext:value-type="date">
            <text:p>20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23]*[.E223]" office:value-type="float" office:value="2" calcext:value-type="float">
            <text:p>2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das partidas privadas y públicas en matchmaking</text:p>
          </table:table-cell>
          <table:table-cell table:style-name="ce13" office:value-type="date" office:date-value="2018-05-20" calcext:value-type="date">
            <text:p>20/05/2018</text:p>
          </table:table-cell>
          <table:table-cell table:style-name="ce2" office:value-type="string" calcext:value-type="string">
            <text:p>Jav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24]*[.E224]" office:value-type="float" office:value="1" calcext:value-type="float">
            <text:p>1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Incluir la IA en los torneos y obtener partidas por id</text:p>
          </table:table-cell>
          <table:table-cell table:style-name="ce13" office:value-type="date" office:date-value="2018-05-20" calcext:value-type="date">
            <text:p>20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0" table:formula="of:=[.D225]*[.E225]" office:value-type="float" office:value="1.5" calcext:value-type="float">
            <text:p>1.5</text:p>
          </table:table-cell>
          <table:table-cell table:style-name="ce36" office:value-type="string" calcext:value-type="string">
            <text:p>Implementación Facade Base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5]*[.F225]" office:value-type="float" office:value="1.5" calcext:value-type="float">
            <text:p>1.5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 StatsUsuarioDAO</text:p>
          </table:table-cell>
          <table:table-cell table:style-name="ce13" office:value-type="date" office:date-value="2018-05-20" calcext:value-type="date">
            <text:p>20/05/2018</text:p>
          </table:table-cell>
          <table:table-cell table:style-name="ce2" office:value-type="string" calcext:value-type="string">
            <text:p>Juli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26]*[.E226]" office:value-type="float" office:value="1" calcext:value-type="float">
            <text:p>1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6]*[.F226]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iscutir torneos, añadido sigo vivos en matchmaking y corrección desconexicón</text:p>
          </table:table-cell>
          <table:table-cell table:style-name="ce13" office:value-type="date" office:date-value="2018-05-21" calcext:value-type="date">
            <text:p>21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27]*[.E227]" office:value-type="float" office:value="3" calcext:value-type="float">
            <text:p>3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27]*[.F227]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finada interfaz matchmaking</text:p>
          </table:table-cell>
          <table:table-cell table:style-name="ce13" office:value-type="date" office:date-value="2018-05-21" calcext:value-type="date">
            <text:p>21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28]*[.E228]" office:value-type="float" office:value="2" calcext:value-type="float">
            <text:p>2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2" calcext:value-type="float">
            <text:p>2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Añadidos torneos periódicos e implementacion funcion getlanzador</text:p>
          </table:table-cell>
          <table:table-cell table:style-name="ce13" office:value-type="date" office:date-value="2018-05-23" calcext:value-type="date">
            <text:p>23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29]*[.E229]" office:value-type="float" office:value="3" calcext:value-type="float">
            <text:p>3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3" calcext:value-type="percentage">
            <text:p>30.00%</text:p>
          </table:table-cell>
          <table:table-cell table:style-name="ce31" table:formula="of:=[.H229]*[.F229]" office:value-type="string" office:string-value="0.9" calcext:value-type="string">
            <text:p>0.9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0.3" calcext:value-type="percentage">
            <text:p>30.00%</text:p>
          </table:table-cell>
          <table:table-cell table:style-name="ce67" table:formula="of:=[.K229]*[.F229]" office:value-type="string" office:string-value="0.9" calcext:value-type="string">
            <text:p>0.9</text:p>
          </table:table-cell>
          <table:table-cell table:style-name="ce36" office:value-type="string" calcext:value-type="string">
            <text:p>Logica Juego Implementación java</text:p>
          </table:table-cell>
          <table:table-cell table:style-name="ce45" office:value-type="percentage" office:value="0.4" calcext:value-type="percentage">
            <text:p>40.00%</text:p>
          </table:table-cell>
          <table:table-cell table:style-name="ce65" table:formula="of:=[.N229]*[.F229]" office:value-type="string" office:string-value="1.2" calcext:value-type="string">
            <text:p>1.2</text:p>
          </table:table-cell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inicial de matchmaking de torneos</text:p>
          </table:table-cell>
          <table:table-cell table:style-name="ce13" office:value-type="date" office:date-value="2018-05-23" calcext:value-type="date">
            <text:p>23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30]*[.E230]" office:value-type="float" office:value="4" calcext:value-type="float">
            <text:p>4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manuales sobre la logica</text:p>
          </table:table-cell>
          <table:table-cell table:style-name="ce13" office:value-type="date" office:date-value="2018-05-23" calcext:value-type="date">
            <text:p>23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31]*[.E231]" office:value-type="float" office:value="2" calcext:value-type="float">
            <text:p>2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correciones en torneo y tienda</text:p>
          </table:table-cell>
          <table:table-cell table:style-name="ce13" office:value-type="date" office:date-value="2018-05-24" calcext:value-type="date">
            <text:p>24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32]*[.E232]" office:value-type="float" office:value="4" calcext:value-type="float">
            <text:p>4</text:p>
          </table:table-cell>
          <table:table-cell table:style-name="ce36" office:value-type="string" calcext:value-type="string">
            <text:p>Implementación JSP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32]*[.F232]" office:value-type="string" office:string-value="2" calcext:value-type="string">
            <text:p>2</text:p>
          </table:table-cell>
          <table:table-cell table:style-name="ce36" office:value-type="string" calcext:value-type="string">
            <text:p>Integración BBDD y web dinámica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7" table:formula="of:=[.K232]*[.F232]" office:value-type="string" office:string-value="2" calcext:value-type="string">
            <text:p>2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tegración inicial de matchmaking con IA</text:p>
          </table:table-cell>
          <table:table-cell table:style-name="ce13" office:value-type="date" office:date-value="2018-05-24" calcext:value-type="date">
            <text:p>24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33]*[.E233]" office:value-type="float" office:value="3" calcext:value-type="float">
            <text:p>3</text:p>
          </table:table-cell>
          <table:table-cell table:style-name="ce36" office:value-type="string" calcext:value-type="string">
            <text:p>Algoritmo de emparejamiento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3" calcext:value-type="float">
            <text:p>3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ntegración inicial del gestor de mensajes con IA</text:p>
          </table:table-cell>
          <table:table-cell table:style-name="ce13" office:value-type="date" office:date-value="2018-05-24" calcext:value-type="date">
            <text:p>24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0" table:formula="of:=[.D234]*[.E234]" office:value-type="float" office:value="4" calcext:value-type="float">
            <text:p>4</text:p>
          </table:table-cell>
          <table:table-cell table:style-name="ce36" office:value-type="string" calcext:value-type="string">
            <text:p>Comunicacion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Implementación de SFX en la interfaz de juego</text:p>
          </table:table-cell>
          <table:table-cell table:style-name="ce13" office:value-type="date" office:date-value="2018-05-24" calcext:value-type="date">
            <text:p>24/05/2018</text:p>
          </table:table-cell>
          <table:table-cell table:style-name="ce2" office:value-type="string" calcext:value-type="string">
            <text:p>Jav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0" table:formula="of:=[.D235]*[.E235]" office:value-type="float" office:value="1" calcext:value-type="float">
            <text:p>1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54" office:value-type="float" office:value="1" calcext:value-type="float">
            <text:p>1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 IA</text:p>
          </table:table-cell>
          <table:table-cell table:style-name="ce13" office:value-type="date" office:date-value="2018-05-25" calcext:value-type="date">
            <text:p>25/05/2018</text:p>
          </table:table-cell>
          <table:table-cell table:style-name="ce2" office:value-type="string" calcext:value-type="string">
            <text:p>Julia y Serg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style-name="ce30" table:formula="of:=[.D236]*[.E236]" office:value-type="float" office:value="1" calcext:value-type="float">
            <text:p>1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36]*[.F236]" office:value-type="string" office:string-value="1" calcext:value-type="string">
            <text:p>1</text:p>
          </table:table-cell>
          <table:table-cell table:style-name="ce5"/>
          <table:table-cell table:style-name="ce45"/>
          <table:table-cell table:style-name="ce67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11" office:value-type="string" calcext:value-type="string">
            <text:p>Depurar matchmaking de torneos</text:p>
          </table:table-cell>
          <table:table-cell table:style-name="ce13" office:value-type="date" office:date-value="2018-05-25" calcext:value-type="date">
            <text:p>25/05/2018</text:p>
          </table:table-cell>
          <table:table-cell table:style-name="ce11" office:value-type="string" calcext:value-type="string">
            <text:p>Javi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4" table:formula="of:=[.D237]*[.E237]" office:value-type="float" office:value="4" calcext:value-type="float">
            <text:p>4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4" office:value-type="float" office:value="4" calcext:value-type="float">
            <text:p>4</text:p>
          </table:table-cell>
          <table:table-cell table:style-name="ce11"/>
          <table:table-cell table:style-name="ce63"/>
          <table:table-cell table:style-name="ce68"/>
          <table:table-cell table:style-name="ce11" table:number-columns-repeated="2"/>
          <table:table-cell table:style-name="ce68"/>
          <table:table-cell table:style-name="ce73" table:number-columns-repeated="15"/>
          <table:table-cell table:number-columns-repeated="994"/>
        </table:table-row>
        <table:table-row table:style-name="ro1" table:visibility="collapse">
          <table:table-cell table:style-name="ce5" office:value-type="string" calcext:value-type="string">
            <text:p>Reunión preparar presentación y "despliegue"</text:p>
          </table:table-cell>
          <table:table-cell table:style-name="ce13" office:value-type="date" office:date-value="2018-05-25" calcext:value-type="date">
            <text:p>25/05/2018</text:p>
          </table:table-cell>
          <table:table-cell table:style-name="ce2" office:value-type="string" calcext:value-type="string">
            <text:p>Victor,Sergio,Marius, Nacho, Carlos y Juli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5" calcext:value-type="float">
            <text:p>2.5</text:p>
          </table:table-cell>
          <table:table-cell table:style-name="ce30" table:formula="of:=[.D238]*[.E238]" office:value-type="float" office:value="15" calcext:value-type="float">
            <text:p>15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0.7" calcext:value-type="percentage">
            <text:p>70.00%</text:p>
          </table:table-cell>
          <table:table-cell table:style-name="ce31" table:formula="of:=[.H238]*[.F238]" office:value-type="string" office:string-value="10.5" calcext:value-type="string">
            <text:p>10.5</text:p>
          </table:table-cell>
          <table:table-cell table:style-name="ce5" office:value-type="string" calcext:value-type="string">
            <text:p>Despliegue AWS</text:p>
          </table:table-cell>
          <table:table-cell table:style-name="ce45" office:value-type="percentage" office:value="0.3" calcext:value-type="percentage">
            <text:p>30.00%</text:p>
          </table:table-cell>
          <table:table-cell table:style-name="ce67" table:formula="of:=[.K238]*[.F238]" office:value-type="string" office:string-value="4.5" calcext:value-type="string">
            <text:p>4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Debug, pruebas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39]*[.E239]" office:value-type="float" office:value="3" calcext:value-type="float">
            <text:p>3</text:p>
          </table:table-cell>
          <table:table-cell table:style-name="ce36" office:value-type="string" calcext:value-type="string">
            <text:p>Pruebas</text:p>
          </table:table-cell>
          <table:table-cell table:style-name="ce45"/>
          <table:table-cell table:style-name="ce31"/>
          <table:table-cell table:style-name="ce5"/>
          <table:table-cell table:style-name="ce45"/>
          <table:table-cell table:style-name="ce67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, pruebas varias y presentación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30" table:formula="of:=[.D240]*[.E240]" office:value-type="float" office:value="9" calcext:value-type="float">
            <text:p>9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9" calcext:value-type="percentage">
            <text:p>90.00%</text:p>
          </table:table-cell>
          <table:table-cell table:style-name="ce31" table:formula="of:=[.H240]*[.F240]" office:value-type="string" office:string-value="8.1" calcext:value-type="string">
            <text:p>8.1</text:p>
          </table:table-cell>
          <table:table-cell table:style-name="ce5" office:value-type="string" calcext:value-type="string">
            <text:p>Gestión</text:p>
          </table:table-cell>
          <table:table-cell table:style-name="ce45" office:value-type="percentage" office:value="0.1" calcext:value-type="percentage">
            <text:p>10.00%</text:p>
          </table:table-cell>
          <table:table-cell table:style-name="ce67" table:formula="of:=[.K240]*[.F240]" office:value-type="string" office:string-value="0.9" calcext:value-type="string">
            <text:p>0.9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11" office:value-type="string" calcext:value-type="string">
            <text:p>Depurar matchmaking de torneos multifase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11" office:value-type="string" calcext:value-type="string">
            <text:p>Javi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34" table:formula="of:=[.D241]*[.E241]" office:value-type="float" office:value="4" calcext:value-type="float">
            <text:p>4</text:p>
          </table:table-cell>
          <table:table-cell table:style-name="ce43" office:value-type="string" calcext:value-type="string">
            <text:p>Algoritmo de emparejamiento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4" office:value-type="float" office:value="4" calcext:value-type="float">
            <text:p>4</text:p>
          </table:table-cell>
          <table:table-cell table:style-name="ce11"/>
          <table:table-cell table:style-name="ce63"/>
          <table:table-cell table:style-name="ce68"/>
          <table:table-cell table:style-name="ce11" table:number-columns-repeated="2"/>
          <table:table-cell table:style-name="ce68"/>
          <table:table-cell table:style-name="ce73" table:number-columns-repeated="15"/>
          <table:table-cell table:number-columns-repeated="994"/>
        </table:table-row>
        <table:table-row table:style-name="ro1" table:visibility="collapse">
          <table:table-cell table:style-name="ce5" office:value-type="string" calcext:value-type="string">
            <text:p>Debug, pruebas 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style-name="ce30" table:formula="of:=[.D242]*[.E242]" office:value-type="float" office:value="3.5" calcext:value-type="float">
            <text:p>3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42]*[.F242]" office:value-type="float" office:value="3.5" calcext:value-type="float">
            <text:p>3.5</text:p>
          </table:table-cell>
          <table:table-cell table:style-name="ce5"/>
          <table:table-cell table:style-name="ce45"/>
          <table:table-cell table:style-name="ce67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arreglo de bugs de la logica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0" table:formula="of:=[.D243]*[.E243]" office:value-type="float" office:value="2" calcext:value-type="float">
            <text:p>2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43]*[.F243]" office:value-type="float" office:value="1" calcext:value-type="float">
            <text:p>1</text:p>
          </table:table-cell>
          <table:table-cell table:style-name="ce5" office:value-type="string" calcext:value-type="string">
            <text:p>Implementación de clase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7" table:formula="of:=[.K243]*[.F243]" office:value-type="string" office:string-value="1" calcext:value-type="string">
            <text:p>1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de funcionalidad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44]*[.E244]" office:value-type="float" office:value="3" calcext:value-type="float">
            <text:p>3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44]*[.F244]" office:value-type="float" office:value="3" calcext:value-type="float">
            <text:p>3</text:p>
          </table:table-cell>
          <table:table-cell table:style-name="ce5"/>
          <table:table-cell table:style-name="ce45"/>
          <table:table-cell table:style-name="ce67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Bugs generales de la interfaz, comunicaciones y video</text:p>
          </table:table-cell>
          <table:table-cell table:style-name="ce13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Carl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30" table:formula="of:=[.D245]*[.E245]" office:value-type="float" office:value="10" calcext:value-type="float">
            <text:p>10</text:p>
          </table:table-cell>
          <table:table-cell table:style-name="ce36" office:value-type="string" calcext:value-type="string">
            <text:p>Implementación interfaz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31" table:formula="of:=[.H245]*[.F245]" office:value-type="float" office:value="5" calcext:value-type="float">
            <text:p>5</text:p>
          </table:table-cell>
          <table:table-cell table:style-name="ce5" office:value-type="string" calcext:value-type="string">
            <text:p>Comunicaciones</text:p>
          </table:table-cell>
          <table:table-cell table:style-name="ce45" office:value-type="percentage" office:value="0.5" calcext:value-type="percentage">
            <text:p>50.00%</text:p>
          </table:table-cell>
          <table:table-cell table:style-name="ce67" table:formula="of:=[.K245]*[.F245]" office:value-type="float" office:value="5" calcext:value-type="float">
            <text:p>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de funcionalidad</text:p>
          </table:table-cell>
          <table:table-cell table:style-name="ce13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" calcext:value-type="float">
            <text:p>4.5</text:p>
          </table:table-cell>
          <table:table-cell table:style-name="ce30" table:formula="of:=[.D246]*[.E246]" office:value-type="float" office:value="4.5" calcext:value-type="float">
            <text:p>4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46]*[.F246]" office:value-type="float" office:value="4.5" calcext:value-type="float">
            <text:p>4.5</text:p>
          </table:table-cell>
          <table:table-cell table:style-name="ce57"/>
          <table:table-cell table:style-name="ce61"/>
          <table:table-cell table:style-name="ce67" table:formula="of:=[.K246]*[.F246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, despliegue bbdd y pruebas de funcionalidad general</text:p>
          </table:table-cell>
          <table:table-cell table:style-name="ce13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247]*[.E247]" office:value-type="float" office:value="5" calcext:value-type="float">
            <text:p>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0.6" calcext:value-type="percentage">
            <text:p>60.00%</text:p>
          </table:table-cell>
          <table:table-cell table:style-name="ce31" table:formula="of:=[.H247]*[.F247]" office:value-type="float" office:value="3" calcext:value-type="float">
            <text:p>3</text:p>
          </table:table-cell>
          <table:table-cell table:style-name="ce5" office:value-type="string" calcext:value-type="string">
            <text:p>Despliegue AWS</text:p>
          </table:table-cell>
          <table:table-cell table:style-name="ce45" office:value-type="percentage" office:value="0.4" calcext:value-type="percentage">
            <text:p>40.00%</text:p>
          </table:table-cell>
          <table:table-cell table:style-name="ce67" table:formula="of:=[.K247]*[.F247]" office:value-type="float" office:value="2" calcext:value-type="float">
            <text:p>2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de funcionalidad</text:p>
          </table:table-cell>
          <table:table-cell table:style-name="ce13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Ma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5" calcext:value-type="float">
            <text:p>4.5</text:p>
          </table:table-cell>
          <table:table-cell table:style-name="ce30" table:formula="of:=[.D248]*[.E248]" office:value-type="float" office:value="4.5" calcext:value-type="float">
            <text:p>4.5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48]*[.F248]" office:value-type="float" office:value="4.5" calcext:value-type="float">
            <text:p>4.5</text:p>
          </table:table-cell>
          <table:table-cell table:style-name="ce57"/>
          <table:table-cell table:style-name="ce61"/>
          <table:table-cell table:style-name="ce67" table:formula="of:=[.K248]*[.F248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Debug y arreglar errores en la base de datos</text:p>
          </table:table-cell>
          <table:table-cell table:style-name="ce20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30" table:formula="of:=[.D249]*[.E249]" office:value-type="float" office:value="5" calcext:value-type="float">
            <text:p>5</text:p>
          </table:table-cell>
          <table:table-cell table:style-name="ce36" office:value-type="string" calcext:value-type="string">
            <text:p>Implementación Capa Acceso Datos</text:p>
          </table:table-cell>
          <table:table-cell table:style-name="ce45" office:value-type="percentage" office:value="0.3" calcext:value-type="percentage">
            <text:p>30.00%</text:p>
          </table:table-cell>
          <table:table-cell table:style-name="ce31" table:formula="of:=[.H249]*[.F249]" office:value-type="float" office:value="1.5" calcext:value-type="float">
            <text:p>1.5</text:p>
          </table:table-cell>
          <table:table-cell table:style-name="ce5" office:value-type="string" calcext:value-type="string">
            <text:p>Pruebas</text:p>
          </table:table-cell>
          <table:table-cell table:style-name="ce45" office:value-type="percentage" office:value="0.7" calcext:value-type="percentage">
            <text:p>70.00%</text:p>
          </table:table-cell>
          <table:table-cell table:style-name="ce67" table:formula="of:=[.K249]*[.F249]" office:value-type="float" office:value="3.5" calcext:value-type="float">
            <text:p>3.5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5" office:value-type="string" calcext:value-type="string">
            <text:p>Calcular estadisticas de funcionalidad de la IA</text:p>
          </table:table-cell>
          <table:table-cell table:style-name="ce13" office:value-type="date" office:date-value="2018-05-27" calcext:value-type="date">
            <text:p>27/05/2018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30" table:formula="of:=[.D250]*[.E250]" office:value-type="float" office:value="3" calcext:value-type="float">
            <text:p>3</text:p>
          </table:table-cell>
          <table:table-cell table:style-name="ce36" office:value-type="string" calcext:value-type="string">
            <text:p>Implementación de clase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0]*[.F250]" office:value-type="float" office:value="3" calcext:value-type="float">
            <text:p>3</text:p>
          </table:table-cell>
          <table:table-cell table:style-name="ce5"/>
          <table:table-cell table:style-name="ce45"/>
          <table:table-cell table:style-name="ce67" table:formula="of:=[.K250]*[.F250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11" office:value-type="string" calcext:value-type="string">
            <text:p>Depurar secuencia de comunicaciones con la IA</text:p>
          </table:table-cell>
          <table:table-cell table:style-name="ce13" office:value-type="date" office:date-value="2018-05-26" calcext:value-type="date">
            <text:p>26/05/2018</text:p>
          </table:table-cell>
          <table:table-cell table:style-name="ce11" office:value-type="string" calcext:value-type="string">
            <text:p>Javier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34" table:formula="of:=[.D251]*[.E251]" office:value-type="float" office:value="3" calcext:value-type="float">
            <text:p>3</text:p>
          </table:table-cell>
          <table:table-cell table:style-name="ce11" office:value-type="string" calcext:value-type="string">
            <text:p>Comunicaciones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63"/>
          <table:table-cell table:style-name="ce67" table:formula="of:=[.K251]*[.F251]" office:value-type="float" office:value="0" calcext:value-type="float">
            <text:p>0</text:p>
          </table:table-cell>
          <table:table-cell table:style-name="ce11" table:number-columns-repeated="2"/>
          <table:table-cell table:style-name="ce68"/>
          <table:table-cell table:style-name="ce73" table:number-columns-repeated="15"/>
          <table:table-cell table:number-columns-repeated="994"/>
        </table:table-row>
        <table:table-row table:style-name="ro1" table:visibility="collapse">
          <table:table-cell table:style-name="ce5" office:value-type="string" calcext:value-type="string">
            <text:p>Pruebas de funcionalidad y corrección de errores</text:p>
          </table:table-cell>
          <table:table-cell table:style-name="ce13" office:value-type="date" office:date-value="2018-05-28" calcext:value-type="date">
            <text:p>28/05/2018</text:p>
          </table:table-cell>
          <table:table-cell table:style-name="ce2" office:value-type="string" calcext:value-type="string">
            <text:p>Ví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style-name="ce36" office:value-type="string" calcext:value-type="string">
            <text:p>Pruebas</text:p>
          </table:table-cell>
          <table:table-cell table:style-name="ce50" office:value-type="percentage" office:value="1" calcext:value-type="percentage">
            <text:p>100.00%</text:p>
          </table:table-cell>
          <table:table-cell table:style-name="ce31" table:formula="of:=[.H252]*[.F252]" office:value-type="float" office:value="7" calcext:value-type="float">
            <text:p>7</text:p>
          </table:table-cell>
          <table:table-cell table:style-name="ce57"/>
          <table:table-cell table:style-name="ce61"/>
          <table:table-cell table:style-name="ce67" table:formula="of:=[.K252]*[.F252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debug</text:p>
          </table:table-cell>
          <table:table-cell table:style-name="ce13" office:value-type="date" office:date-value="2018-05-28" calcext:value-type="date">
            <text:p>28/05/2018</text:p>
          </table:table-cell>
          <table:table-cell table:style-name="ce2" office:value-type="string" calcext:value-type="string">
            <text:p>Jul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4" table:formula="of:=[.D253]*[.E253]" office:value-type="float" office:value="4" calcext:value-type="float">
            <text:p>4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3]*[.F253]" office:value-type="float" office:value="4" calcext:value-type="float">
            <text:p>4</text:p>
          </table:table-cell>
          <table:table-cell table:style-name="ce57"/>
          <table:table-cell table:style-name="ce61"/>
          <table:table-cell table:style-name="ce67" table:formula="of:=[.K253]*[.F253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PRUEBAS Y DEBUG FINAL</text:p>
          </table:table-cell>
          <table:table-cell table:style-name="ce13" office:value-type="date" office:date-value="2018-05-28" calcext:value-type="date">
            <text:p>28/05/2018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34" table:formula="of:=[.D254]*[.E254]" office:value-type="float" office:value="42" calcext:value-type="float">
            <text:p>42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4]*[.F254]" office:value-type="float" office:value="42" calcext:value-type="float">
            <text:p>42</text:p>
          </table:table-cell>
          <table:table-cell table:style-name="ce57"/>
          <table:table-cell table:style-name="ce61"/>
          <table:table-cell table:style-name="ce67" table:formula="of:=[.K254]*[.F254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Debug máximo de empalmada</text:p>
          </table:table-cell>
          <table:table-cell table:style-name="ce2" office:value-type="string" calcext:value-type="string">
            <text:p>28-29/05/2018</text:p>
          </table:table-cell>
          <table:table-cell table:style-name="ce2" office:value-type="string" calcext:value-type="string">
            <text:p>Jav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34" table:formula="of:=[.D255]*[.E255]" office:value-type="float" office:value="6" calcext:value-type="float">
            <text:p>6</text:p>
          </table:table-cell>
          <table:table-cell table:style-name="ce36" office:value-type="string" calcext:value-type="string">
            <text:p>Pruebas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5]*[.F255]" office:value-type="float" office:value="6" calcext:value-type="float">
            <text:p>6</text:p>
          </table:table-cell>
          <table:table-cell table:style-name="ce57"/>
          <table:table-cell table:style-name="ce61"/>
          <table:table-cell table:style-name="ce67" table:formula="of:=[.K255]*[.F255]" office:value-type="float" office:value="0" calcext:value-type="float">
            <text:p>0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unión preparación demostracion</text:p>
          </table:table-cell>
          <table:table-cell table:style-name="ce13" office:value-type="date" office:date-value="2018-05-29" calcext:value-type="date">
            <text:p>29/05/2018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34" table:formula="of:=[.D256]*[.E256]" office:value-type="float" office:value="14" calcext:value-type="float">
            <text:p>14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0.8" calcext:value-type="percentage">
            <text:p>80.00%</text:p>
          </table:table-cell>
          <table:table-cell table:style-name="ce31" table:formula="of:=[.H256]*[.F256]" office:value-type="float" office:value="11.2" calcext:value-type="float">
            <text:p>11.2</text:p>
          </table:table-cell>
          <table:table-cell table:style-name="ce5" office:value-type="string" calcext:value-type="string">
            <text:p>Pruebas</text:p>
          </table:table-cell>
          <table:table-cell table:style-name="ce45" office:value-type="percentage" office:value="0.2" calcext:value-type="percentage">
            <text:p>20.00%</text:p>
          </table:table-cell>
          <table:table-cell table:style-name="ce67" table:formula="of:=[.K256]*[.F256]" office:value-type="float" office:value="2.8" calcext:value-type="float">
            <text:p>2.8</text:p>
          </table:table-cell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>
          <table:table-cell table:style-name="ce5" office:value-type="string" calcext:value-type="string">
            <text:p>Reunión 6 con Lacasta</text:p>
          </table:table-cell>
          <table:table-cell table:style-name="ce13" office:value-type="date" office:date-value="2018-05-29" calcext:value-type="date">
            <text:p>29/05/2018</text:p>
          </table:table-cell>
          <table:table-cell table:style-name="ce2" office:value-type="string" calcext:value-type="string">
            <text:p>To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34" table:formula="of:=[.D257]*[.E257]" office:value-type="float" office:value="7" calcext:value-type="float">
            <text:p>7</text:p>
          </table:table-cell>
          <table:table-cell table:style-name="ce36" office:value-type="string" calcext:value-type="string">
            <text:p>Gestión</text:p>
          </table:table-cell>
          <table:table-cell table:style-name="ce45" office:value-type="percentage" office:value="1" calcext:value-type="percentage">
            <text:p>100.00%</text:p>
          </table:table-cell>
          <table:table-cell table:style-name="ce31" table:formula="of:=[.H257]*[.F257]" office:value-type="float" office:value="7" calcext:value-type="float">
            <text:p>7</text:p>
          </table:table-cell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 table:visibility="collapse" table:number-rows-repeated="5">
          <table:table-cell table:style-name="ce5"/>
          <table:table-cell table:style-name="ce13"/>
          <table:table-cell table:style-name="ce2" table:number-columns-repeated="3"/>
          <table:table-cell table:style-name="ce30"/>
          <table:table-cell table:style-name="ce36"/>
          <table:table-cell table:style-name="ce45"/>
          <table:table-cell table:style-name="ce31"/>
          <table:table-cell table:style-name="ce57"/>
          <table:table-cell table:style-name="ce61"/>
          <table:table-cell table:style-name="ce65"/>
          <table:table-cell table:style-name="ce57"/>
          <table:table-cell table:style-name="ce69"/>
          <table:table-cell table:style-name="ce65"/>
          <table:table-cell table:number-columns-repeated="1009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21"/>
          <table:table-cell table:style-name="ce22" table:number-columns-repeated="3"/>
          <table:table-cell table:style-name="ce27" table:formula="of:=SUBTOTAL(9;[.F4:.F262])" office:value-type="string" office:string-value="70" calcext:value-type="string">
            <text:p>70</text:p>
          </table:table-cell>
          <table:table-cell table:style-name="ce22"/>
          <table:table-cell table:style-name="ce51"/>
          <table:table-cell table:style-name="ce27" table:formula="of:=SUBTOTAL(9;[.I4:.I262])" office:value-type="string" office:string-value="62.35" calcext:value-type="string">
            <text:p>62.35</text:p>
          </table:table-cell>
          <table:table-cell table:style-name="ce60"/>
          <table:table-cell table:style-name="ce64"/>
          <table:table-cell table:style-name="ce27" table:formula="of:=SUBTOTAL(9;[.L4:.L262])" office:value-type="string" office:string-value="4.65" calcext:value-type="string">
            <text:p>4.65</text:p>
          </table:table-cell>
          <table:table-cell table:style-name="ce60" table:number-columns-repeated="2"/>
          <table:table-cell table:style-name="ce27" table:formula="of:=SUBTOTAL(9;[.O4:.O262])" office:value-type="string" office:string-value="0" calcext:value-type="string">
            <text:p>0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BTOTAL(9;[.$E$4:.$E$263])" office:value-type="string" office:string-value="70" calcext:value-type="string">
            <text:p>70</text:p>
          </table:table-cell>
          <table:table-cell table:formula="of:=SUM([.F267:.F273])" office:value-type="string" office:string-value="211.5" calcext:value-type="string">
            <text:p>211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Javi</text:p>
          </table:table-cell>
          <table:table-cell office:value-type="float" office:value="106.75" calcext:value-type="float">
            <text:p>106.75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Marius</text:p>
          </table:table-cell>
          <table:table-cell office:value-type="float" office:value="116.25" calcext:value-type="float">
            <text:p>116.25</text:p>
          </table:table-cell>
          <table:table-cell table:style-name="ce8" office:value-type="float" office:value="26.5" calcext:value-type="float">
            <text:p>26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Sergio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Carlos</text:p>
          </table:table-cell>
          <table:table-cell table:style-name="ce28" office:value-type="float" office:value="108" calcext:value-type="float">
            <text:p>108</text:p>
          </table:table-cell>
          <table:table-cell table:style-name="ce8" office:value-type="float" office:value="27.5" calcext:value-type="float">
            <text:p>27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Nacho</text:p>
          </table:table-cell>
          <table:table-cell office:value-type="float" office:value="79.5" calcext:value-type="float">
            <text:p>79.5</text:p>
          </table:table-cell>
          <table:table-cell table:style-name="ce8" office:value-type="float" office:value="18.5" calcext:value-type="float">
            <text:p>18.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Julia</text:p>
          </table:table-cell>
          <table:table-cell office:value-type="float" office:value="123.5" calcext:value-type="float">
            <text:p>123.5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 calcext:value-type="string">
            <text:p>Víctor</text:p>
          </table:table-cell>
          <table:table-cell office:value-type="float" office:value="117.25" calcext:value-type="float">
            <text:p>117.25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SUM([.E267:.E273])" office:value-type="string" office:string-value="779.25" calcext:value-type="string">
            <text:p>779.25</text:p>
          </table:table-cell>
          <table:table-cell table:style-name="ce8" office:value-type="string" calcext:value-type="string">
            <text:p>Desde el 1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8" office:value-type="string" calcext:value-type="string">
            <text:p>TODO</text:p>
          </table:table-cell>
          <table:table-cell table:number-columns-repeated="1019"/>
        </table:table-row>
        <table:table-row table:style-name="ro2" table:number-rows-repeated="10483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Horas Persona'.$A$1" table:cell-range-address="$'Horas Persona'.$A$3:.$O$262"/>
        </table:named-expressions>
        <calcext:conditional-formats>
          <calcext:conditional-format calcext:target-range-address="'Horas Persona'.G3:'Horas Persona'.G3">
            <calcext:condition calcext:apply-style-name="ConditionalStyle_1" calcext:value="formula-is(LEN(TRIM([.G3]))&gt;0)" calcext:base-cell-address="'Horas Persona'.G3"/>
          </calcext:conditional-format>
        </calcext:conditional-formats>
      </table:table>
      <table:table table:name="Copia de Estimacion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6" table:default-cell-style-name="Default"/>
        <table:table-column table:style-name="co16" table:number-columns-repeated="8" table:default-cell-style-name="Default"/>
        <table:table-column table:style-name="co2" table:number-columns-repeated="998" table:default-cell-style-name="Default"/>
        <table:table-row table:style-name="ro5">
          <table:table-cell table:style-name="ce74" table:number-columns-repeated="7"/>
          <table:table-cell table:style-name="ce195" table:number-columns-repeated="11"/>
          <table:table-cell table:number-columns-repeated="1006"/>
        </table:table-row>
        <table:table-row table:style-name="ro5">
          <table:table-cell table:style-name="ce75" table:number-columns-repeated="6"/>
          <table:table-cell table:style-name="ce179" office:value-type="string" calcext:value-type="string">
            <text:p>Coste/hora unificado</text:p>
          </table:table-cell>
          <table:table-cell table:style-name="ce196"/>
          <table:table-cell table:style-name="ce96" table:number-columns-repeated="10"/>
          <table:table-cell table:number-columns-repeated="1006"/>
        </table:table-row>
        <table:table-row table:style-name="ro5">
          <table:table-cell table:style-name="ce76" office:value-type="string" calcext:value-type="string" table:number-columns-spanned="3" table:number-rows-spanned="1">
            <text:p>ESTIMACIÓN DE COSTES</text:p>
          </table:table-cell>
          <table:covered-table-cell table:style-name="ce102"/>
          <table:covered-table-cell table:style-name="ce125"/>
          <table:table-cell table:style-name="ce145" table:number-columns-repeated="2"/>
          <table:table-cell table:style-name="ce161"/>
          <table:table-cell table:style-name="ce180" office:value-type="float" office:value="18.5" calcext:value-type="float">
            <text:p>18.50 €</text:p>
          </table:table-cell>
          <table:table-cell table:style-name="ce96" table:number-columns-repeated="2"/>
          <table:table-cell table:number-columns-repeated="3"/>
          <table:table-cell table:style-name="ce96" table:number-columns-repeated="6"/>
          <table:table-cell table:number-columns-repeated="1006"/>
        </table:table-row>
        <table:table-row table:style-name="ro5">
          <table:table-cell table:style-name="ce77" office:value-type="string" calcext:value-type="string" table:number-columns-spanned="3" table:number-rows-spanned="1">
            <text:p>ESFUERZOS</text:p>
          </table:table-cell>
          <table:covered-table-cell table:number-columns-repeated="2" table:style-name="ce103"/>
          <table:table-cell table:style-name="ce146" table:number-columns-repeated="2"/>
          <table:table-cell table:style-name="ce162" office:value-type="string" calcext:value-type="string" table:number-columns-spanned="2" table:number-rows-spanned="1">
            <text:p>COSTES</text:p>
          </table:table-cell>
          <table:covered-table-cell table:style-name="ce181"/>
          <table:table-cell/>
          <table:table-cell table:style-name="ce162" office:value-type="string" calcext:value-type="string" table:number-columns-spanned="2" table:number-rows-spanned="1">
            <text:p>HORAS REALIZADAS</text:p>
          </table:table-cell>
          <table:covered-table-cell table:style-name="ce181"/>
          <table:table-cell/>
          <table:table-cell table:style-name="ce8" office:value-type="string" calcext:value-type="string">
            <text:p>TOTAL</text:p>
          </table:table-cell>
          <table:table-cell table:style-name="ce96" table:formula="of:=[.I6]+[.I12]+[.I15]+[.I22]+[.I23]+[.I29]+[.I34]+[.I37]+[.I42]+[.I26]" office:value-type="string" office:string-value="757.35" calcext:value-type="string">
            <text:p>757.35</text:p>
          </table:table-cell>
          <table:table-cell table:style-name="ce96" table:number-columns-repeated="5"/>
          <table:table-cell table:number-columns-repeated="1006"/>
        </table:table-row>
        <table:table-row table:style-name="ro5">
          <table:table-cell table:style-name="ce78" office:value-type="string" calcext:value-type="string">
            <office:annotation draw:style-name="gr3" draw:text-style-name="P2" svg:width="483.76pt" svg:height="38.24pt" svg:x="210.73pt" svg:y="78.75pt" draw:caption-point-x="-11.54pt" draw:caption-point-y="-21.49pt">
              <dc:date>2018-06-01T00:00:00</dc:date>
              <text:p text:style-name="P1">Las tareas están ligeramente renombradas para poder distinguirla en las horas persona</text:p>
              <text:p text:style-name="P1"><text:tab/>-victorspgl</text:p>
            </office:annotation>
            <text:p>Tarea/componente</text:p>
          </table:table-cell>
          <table:table-cell table:style-name="ce78" office:value-type="string" calcext:value-type="string">
            <text:p>Requisitos relacionados</text:p>
          </table:table-cell>
          <table:table-cell table:style-name="ce126" office:value-type="string" calcext:value-type="string">
            <text:p>Cantidad</text:p>
          </table:table-cell>
          <table:table-cell table:style-name="ce126" office:value-type="string" calcext:value-type="string">
            <text:p>Horas/Item</text:p>
          </table:table-cell>
          <table:table-cell table:style-name="ce151" office:value-type="string" calcext:value-type="string">
            <text:p>Estimación final</text:p>
          </table:table-cell>
          <table:table-cell table:style-name="ce163" office:value-type="string" calcext:value-type="string">
            <text:p>Coste/hora</text:p>
          </table:table-cell>
          <table:table-cell table:style-name="ce182" office:value-type="string" calcext:value-type="string">
            <text:p>Coste (€)</text:p>
          </table:table-cell>
          <table:table-cell table:style-name="ce96"/>
          <table:table-cell table:style-name="ce198" office:value-type="string" calcext:value-type="string">
            <text:p>Horas</text:p>
          </table:table-cell>
          <table:table-cell table:style-name="ce205" office:value-type="string" calcext:value-type="string">
            <text:p>% complet</text:p>
            <text:p/>
          </table:table-cell>
          <table:table-cell/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79" office:value-type="string" calcext:value-type="string">
            <text:p>Desarrollar el juego del guiñote</text:p>
          </table:table-cell>
          <table:table-cell table:style-name="ce104" office:value-type="string" calcext:value-type="string">
            <text:p>Rf-01</text:p>
          </table:table-cell>
          <table:table-cell table:style-name="ce127" table:number-columns-repeated="2"/>
          <table:table-cell table:style-name="ce127" table:formula="of:=SUM([.E7:.E11])" office:value-type="string" office:string-value="128" calcext:value-type="string">
            <text:p>128</text:p>
          </table:table-cell>
          <table:table-cell table:style-name="ce164"/>
          <table:table-cell table:style-name="ce183"/>
          <table:table-cell table:style-name="ce197"/>
          <table:table-cell table:style-name="ce199" table:formula="of:=SUM([.I7:.I10])" office:value-type="string" office:string-value="159.55" calcext:value-type="string">
            <text:p>159.55</text:p>
          </table:table-cell>
          <table:table-cell table:style-name="ce206" table:formula="of:=[.I6]/[.E6]" office:value-type="percentage" office:value="1.246484375" calcext:value-type="percentage">
            <text:p>124.65%</text:p>
          </table:table-cell>
          <table:table-cell table:style-name="ce96" office:value-type="string" calcext:value-type="string">
            <text:p>TOTAL</text:p>
          </table:table-cell>
          <table:table-cell table:style-name="ce197" table:formula="of:=([.I6]-[.I9]-[.I10])/[.M4]" office:value-type="string" office:string-value="0.07994982505" calcext:value-type="string">
            <text:p>0.07994982505</text:p>
          </table:table-cell>
          <table:table-cell table:style-name="ce197" table:number-columns-repeated="5"/>
          <table:table-cell table:number-columns-repeated="1007"/>
        </table:table-row>
        <table:table-row table:style-name="ro5">
          <table:table-cell table:style-name="ce80" office:value-type="string" calcext:value-type="string">
            <text:p>Análisis juego</text:p>
          </table:table-cell>
          <table:table-cell table:style-name="ce105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0" calcext:value-type="float">
            <text:p>20</text:p>
          </table:table-cell>
          <table:table-cell table:style-name="ce131" table:formula="of:=+[.C7]*[.D7]" office:value-type="float" office:value="20" calcext:value-type="float">
            <text:p>2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7]*[.E7]" office:value-type="float" office:value="370" calcext:value-type="float">
            <text:p>370.00 €</text:p>
          </table:table-cell>
          <table:table-cell table:style-name="ce96"/>
          <table:table-cell table:style-name="ce200" table:formula="of:=SUMIF([$'Horas Persona'.G4:.G289];[.A7];[$'Horas Persona'.I4:.I289]) +  SUMIF([$'Horas Persona'.J4:.J289];[.A7];[$'Horas Persona'.L4:.L289])" office:value-type="string" office:string-value="15.2" calcext:value-type="string">
            <text:p>15.2</text:p>
          </table:table-cell>
          <table:table-cell table:style-name="ce207" table:formula="of:=[.I7]/[.E7]" office:value-type="percentage" office:value="0.76" calcext:value-type="percentage">
            <text:p>76.00%</text:p>
          </table:table-cell>
          <table:table-cell table:number-columns-repeated="2"/>
          <table:table-cell table:style-name="ce197" table:number-columns-repeated="5"/>
          <table:table-cell table:number-columns-repeated="1007"/>
        </table:table-row>
        <table:table-row table:style-name="ro5">
          <table:table-cell table:style-name="ce80" office:value-type="string" calcext:value-type="string">
            <text:p>Logica Juego Implementación java</text:p>
          </table:table-cell>
          <table:table-cell table:style-name="ce105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40" calcext:value-type="float">
            <text:p>40</text:p>
          </table:table-cell>
          <table:table-cell table:style-name="ce131" table:formula="of:=+[.C8]*[.D8]" office:value-type="float" office:value="40" calcext:value-type="float">
            <text:p>4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8]*[.E8]" office:value-type="float" office:value="740" calcext:value-type="float">
            <text:p>740.00 €</text:p>
          </table:table-cell>
          <table:table-cell table:style-name="ce96"/>
          <table:table-cell table:style-name="ce200" table:formula="of:=SUMIF([$'Horas Persona'.G4:.G289];[.A8];[$'Horas Persona'.I4:.I289]) +  SUMIF([$'Horas Persona'.J4:.J289];[.A8];[$'Horas Persona'.L4:.L289])" office:value-type="string" office:string-value="45.35" calcext:value-type="string">
            <text:p>45.35</text:p>
          </table:table-cell>
          <table:table-cell table:style-name="ce208" table:formula="of:=[.I8]/[.E8]" office:value-type="percentage" office:value="1.13375" calcext:value-type="percentage">
            <text:p>113.38%</text:p>
          </table:table-cell>
          <table:table-cell/>
          <table:table-cell table:style-name="ce197" table:number-columns-repeated="6"/>
          <table:table-cell table:number-columns-repeated="1007"/>
        </table:table-row>
        <table:table-row table:style-name="ro5">
          <table:table-cell table:style-name="ce80" office:value-type="string" calcext:value-type="string">
            <text:p>Implementación vista web</text:p>
          </table:table-cell>
          <table:table-cell table:style-name="ce105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20" calcext:value-type="float">
            <text:p>20</text:p>
          </table:table-cell>
          <table:table-cell table:style-name="ce131" table:formula="of:=+[.C9]*[.D9]" office:value-type="float" office:value="20" calcext:value-type="float">
            <text:p>2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9]*[.E9]" office:value-type="float" office:value="370" calcext:value-type="float">
            <text:p>370.00 €</text:p>
          </table:table-cell>
          <table:table-cell table:style-name="ce197"/>
          <table:table-cell table:style-name="ce200" table:formula="of:=SUMIF([$'Horas Persona'.G4:.G289];[.K9];[$'Horas Persona'.I4:.I289]) +  SUMIF([$'Horas Persona'.J4:.J289];[.K9];[$'Horas Persona'.L4:.L289])" office:value-type="string" office:string-value="61.75" calcext:value-type="string">
            <text:p>61.75</text:p>
          </table:table-cell>
          <table:table-cell table:style-name="ce209" office:value-type="string" calcext:value-type="string">
            <text:p>-</text:p>
          </table:table-cell>
          <table:table-cell table:style-name="ce36" office:value-type="string" calcext:value-type="string">
            <text:p>Comunicaciones</text:p>
          </table:table-cell>
          <table:table-cell table:style-name="ce197" table:formula="of:=[.I9]/[.M4]" office:value-type="string" office:string-value="0.08153429722" calcext:value-type="string">
            <text:p>0.08153429722</text:p>
          </table:table-cell>
          <table:table-cell table:style-name="ce197" table:number-columns-repeated="5"/>
          <table:table-cell table:number-columns-repeated="1007"/>
        </table:table-row>
        <table:table-row table:style-name="ro5">
          <table:table-cell table:style-name="ce80" office:value-type="string" calcext:value-type="string">
            <text:p>Implementación interfaz</text:p>
          </table:table-cell>
          <table:table-cell table:style-name="ce105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30" calcext:value-type="float">
            <text:p>30</text:p>
          </table:table-cell>
          <table:table-cell table:style-name="ce131" table:formula="of:=+[.C10]*[.D10]" office:value-type="float" office:value="30" calcext:value-type="float">
            <text:p>3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10]*[.E10]" office:value-type="float" office:value="555" calcext:value-type="float">
            <text:p>555.00 €</text:p>
          </table:table-cell>
          <table:table-cell table:style-name="ce197"/>
          <table:table-cell table:style-name="ce200" table:formula="of:=SUMIF([$'Horas Persona'.G4:.G289];[.A10];[$'Horas Persona'.I4:.I289]) +  SUMIF([$'Horas Persona'.J4:.J289];[.A10];[$'Horas Persona'.L4:.L289])" office:value-type="string" office:string-value="37.25" calcext:value-type="string">
            <text:p>37.25</text:p>
          </table:table-cell>
          <table:table-cell table:style-name="ce208" table:formula="of:=[.I10]/[.E10]" office:value-type="string" office:string-value="124.17%" calcext:value-type="string">
            <text:p>124.17%</text:p>
          </table:table-cell>
          <table:table-cell/>
          <table:table-cell table:style-name="ce197" table:formula="of:=[.I10]/[.M4]" office:value-type="string" office:string-value="0.04918465703" calcext:value-type="string">
            <text:p>0.04918465703</text:p>
          </table:table-cell>
          <table:table-cell table:style-name="ce197" table:number-columns-repeated="5"/>
          <table:table-cell table:number-columns-repeated="1007"/>
        </table:table-row>
        <table:table-row table:style-name="ro5">
          <table:table-cell table:style-name="ce81" office:value-type="string" calcext:value-type="string">
            <text:p>Pruebas unitarias</text:p>
          </table:table-cell>
          <table:table-cell table:style-name="ce106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8" calcext:value-type="float">
            <text:p>18</text:p>
          </table:table-cell>
          <table:table-cell table:style-name="ce132" table:formula="of:=+[.C11]*[.D11]" office:value-type="float" office:value="18" calcext:value-type="float">
            <text:p>18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11]*[.E11]" office:value-type="float" office:value="333" calcext:value-type="float">
            <text:p>333.00 €</text:p>
          </table:table-cell>
          <table:table-cell table:style-name="ce96"/>
          <table:table-cell table:style-name="ce201"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Diseño e Implementación vistas web</text:p>
          </table:table-cell>
          <table:table-cell table:style-name="ce107" office:value-type="string" calcext:value-type="string">
            <text:p>Rf-01-02-03-05-06-08-09-12-14-15-18-19-20</text:p>
          </table:table-cell>
          <table:table-cell table:style-name="ce130" table:number-columns-repeated="2"/>
          <table:table-cell table:style-name="ce130" table:formula="of:=SUM([.E13:.E14])" office:value-type="string" office:string-value="150" calcext:value-type="string">
            <text:p>150</text:p>
          </table:table-cell>
          <table:table-cell table:style-name="ce167"/>
          <table:table-cell table:style-name="ce186"/>
          <table:table-cell table:style-name="ce96"/>
          <table:table-cell table:style-name="ce199" table:formula="of:=SUM([.I13:.I14])" office:value-type="string" office:string-value="16.5" calcext:value-type="string">
            <text:p>16.5</text:p>
          </table:table-cell>
          <table:table-cell table:style-name="ce211" table:formula="of:=[.I12]/[.E12]" office:value-type="percentage" office:value="0.11" calcext:value-type="percentage">
            <text:p>11.00%</text:p>
          </table:table-cell>
          <table:table-cell table:style-name="ce96" office:value-type="string" calcext:value-type="string">
            <text:p>TOTAL</text:p>
          </table:table-cell>
          <table:table-cell table:style-name="ce96" table:formula="of:=([.I12]+[.I23])/[.M4]" office:value-type="string" office:string-value="0.1050042913" calcext:value-type="string">
            <text:p>0.1050042913</text:p>
          </table:table-cell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0" office:value-type="string" calcext:value-type="string">
            <text:p>Diseño Pantallas</text:p>
          </table:table-cell>
          <table:table-cell table:style-name="ce105"/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5" calcext:value-type="float">
            <text:p>5</text:p>
          </table:table-cell>
          <table:table-cell table:style-name="ce132" table:formula="of:=+[.C13]*[.D13]" office:value-type="float" office:value="50" calcext:value-type="float">
            <text:p>5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13]*[.E13]" office:value-type="float" office:value="925" calcext:value-type="float">
            <text:p>925.00 €</text:p>
          </table:table-cell>
          <table:table-cell table:style-name="ce96"/>
          <table:table-cell table:style-name="ce200" table:formula="of:=SUMIF([$'Horas Persona'.G4:.G289];[.A13];[$'Horas Persona'.I3:.I289]) +  SUMIF([$'Horas Persona'.J4:.J289];[.A13];[$'Horas Persona'.L3:.L289])" office:value-type="string" office:string-value="7.5" calcext:value-type="string">
            <text:p>7.5</text:p>
          </table:table-cell>
          <table:table-cell table:style-name="ce207" table:formula="of:=[.I13]/[.E13]" office:value-type="percentage" office:value="0.15" calcext:value-type="percentage">
            <text:p>15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1" office:value-type="string" calcext:value-type="string">
            <text:p>Implementación <text:s/>Vista Web</text:p>
          </table:table-cell>
          <table:table-cell table:style-name="ce106"/>
          <table:table-cell table:style-name="ce128" office:value-type="float" office:value="10" calcext:value-type="float">
            <text:p>10</text:p>
          </table:table-cell>
          <table:table-cell table:style-name="ce129" office:value-type="float" office:value="10" calcext:value-type="float">
            <text:p>10</text:p>
          </table:table-cell>
          <table:table-cell table:style-name="ce132" table:formula="of:=+[.C14]*[.D14]" office:value-type="float" office:value="100" calcext:value-type="float">
            <text:p>100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14]*[.E14]" office:value-type="float" office:value="1850" calcext:value-type="float">
            <text:p>1,850.00 €</text:p>
          </table:table-cell>
          <table:table-cell table:style-name="ce96"/>
          <table:table-cell table:style-name="ce202" table:formula="of:=SUMIF([$'Horas Persona'.G5:.G290];[.A14];[$'Horas Persona'.I4:.I289]) +  SUMIF([$'Horas Persona'.J5:.J290];[.A14];[$'Horas Persona'.L4:.L289])" office:value-type="string" office:string-value="9" calcext:value-type="string">
            <text:p>9</text:p>
          </table:table-cell>
          <table:table-cell table:style-name="ce212" table:formula="of:=[.I14]/[.E14]" office:value-type="percentage" office:value="0.09" calcext:value-type="percentage">
            <text:p>9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Desarrollar Base de Datos</text:p>
          </table:table-cell>
          <table:table-cell table:style-name="ce107" office:value-type="string" calcext:value-type="string">
            <text:p>Rf-02-03-04-05-07-08-09-10-11-12-13 -14-15-16-17-18-19-20</text:p>
          </table:table-cell>
          <table:table-cell table:style-name="ce130" table:number-columns-repeated="2"/>
          <table:table-cell table:style-name="ce130" table:formula="of:=SUM([.E16:.E20])" office:value-type="string" office:string-value="122" calcext:value-type="string">
            <text:p>122</text:p>
          </table:table-cell>
          <table:table-cell table:style-name="ce167"/>
          <table:table-cell table:style-name="ce186"/>
          <table:table-cell table:style-name="ce96"/>
          <table:table-cell table:style-name="ce200" table:formula="of:=SUM([.I16:.I20])" office:value-type="string" office:string-value="87.4" calcext:value-type="string">
            <text:p>87.4</text:p>
          </table:table-cell>
          <table:table-cell table:style-name="ce207" table:formula="of:=[.I15]/[.E15]" office:value-type="percentage" office:value="0.716393442622951" calcext:value-type="percentage">
            <text:p>71.64%</text:p>
          </table:table-cell>
          <table:table-cell table:style-name="ce96" office:value-type="string" calcext:value-type="string">
            <text:p>TOTAL</text:p>
          </table:table-cell>
          <table:table-cell table:style-name="ce96" table:formula="of:=([.I15]+[.I26])/[.M4]" office:value-type="string" office:string-value="0.1503928171" calcext:value-type="string">
            <text:p>0.1503928171</text:p>
          </table:table-cell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0" office:value-type="string" calcext:value-type="string">
            <text:p>Diseño Base de Datos Relacional</text:p>
          </table:table-cell>
          <table:table-cell table:style-name="ce105"/>
          <table:table-cell table:style-name="ce128" office:value-type="float" office:value="1" calcext:value-type="float">
            <text:p>1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5" calcext:value-type="float">
            <text:p>15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16]*[.E16]" office:value-type="float" office:value="277.5" calcext:value-type="float">
            <text:p>277.50 €</text:p>
          </table:table-cell>
          <table:table-cell table:style-name="ce96"/>
          <table:table-cell table:style-name="ce200" table:formula="of:=SUMIF([$'Horas Persona'.G3:.G289];[.A16];[$'Horas Persona'.I3:.I289]) +  SUMIF([$'Horas Persona'.J3:.J289];[.A16];[$'Horas Persona'.L3:.L289])" office:value-type="string" office:string-value="11" calcext:value-type="string">
            <text:p>11</text:p>
          </table:table-cell>
          <table:table-cell table:style-name="ce207" table:formula="of:=[.I16]/[.E16]" office:value-type="percentage" office:value="0.733333333333333" calcext:value-type="percentage">
            <text:p>73.33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3" office:value-type="string" calcext:value-type="string">
            <text:p>Implementación del modelo y carga de datos</text:p>
          </table:table-cell>
          <table:table-cell table:style-name="ce108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table:formula="of:=+[.C17]*[.D17]" office:value-type="float" office:value="20" calcext:value-type="float">
            <text:p>2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17]*[.E17]" office:value-type="float" office:value="370" calcext:value-type="float">
            <text:p>370.00 €</text:p>
          </table:table-cell>
          <table:table-cell table:style-name="ce96"/>
          <table:table-cell table:style-name="ce200" table:formula="of:=SUMIF([$'Horas Persona'.G3:.G289];[.A17];[$'Horas Persona'.I3:.I289]) +  SUMIF([$'Horas Persona'.J3:.J289];[.A17];[$'Horas Persona'.L3:.L289])" office:value-type="string" office:string-value="2" calcext:value-type="string">
            <text:p>2</text:p>
          </table:table-cell>
          <table:table-cell table:style-name="ce213" table:formula="of:=[.I17]/[.E17]" office:value-type="percentage" office:value="0.1" calcext:value-type="percentage">
            <text:p>10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4" office:value-type="string" calcext:value-type="string">
            <text:p>Implementación Capa Acceso Datos</text:p>
          </table:table-cell>
          <table:table-cell table:style-name="ce109"/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4" calcext:value-type="float">
            <text:p>4</text:p>
          </table:table-cell>
          <table:table-cell table:style-name="ce132" table:formula="of:=+[.C18]*[.D18]" office:value-type="float" office:value="36" calcext:value-type="float">
            <text:p>36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18]*[.E18]" office:value-type="float" office:value="666" calcext:value-type="float">
            <text:p>666.00 €</text:p>
          </table:table-cell>
          <table:table-cell table:style-name="ce96"/>
          <table:table-cell table:style-name="ce200" table:formula="of:=SUMIF([$'Horas Persona'.G5:.G291];[.A18];[$'Horas Persona'.I5:.I291]) +  SUMIF([$'Horas Persona'.J5:.J291];[.A18];[$'Horas Persona'.L5:.L291])" office:value-type="string" office:string-value="47.5" calcext:value-type="string">
            <text:p>47.5</text:p>
          </table:table-cell>
          <table:table-cell table:style-name="ce208" table:formula="of:=[.I18]/[.E18]" office:value-type="percentage" office:value="1.31944444444444" calcext:value-type="percentage">
            <text:p>131.94%</text:p>
          </table:table-cell>
          <table:table-cell table:style-name="ce96" office:value-type="string" calcext:value-type="string">
            <text:p>*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84" office:value-type="string" calcext:value-type="string">
            <text:p>Diseño e implementación <text:s/>acciones periódicas</text:p>
          </table:table-cell>
          <table:table-cell table:style-name="ce110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table:formula="of:=+[.C19]*[.D19]" office:value-type="float" office:value="15" calcext:value-type="float">
            <text:p>15</text:p>
          </table:table-cell>
          <table:table-cell table:style-name="ce168" table:formula="of:=[.$G$3]" office:value-type="float" office:value="18.5" calcext:value-type="float">
            <text:p>18.50 €</text:p>
          </table:table-cell>
          <table:table-cell table:style-name="ce185" table:formula="of:=[.F19]*[.E19]" office:value-type="float" office:value="277.5" calcext:value-type="float">
            <text:p>277.50 €</text:p>
          </table:table-cell>
          <table:table-cell table:style-name="ce96"/>
          <table:table-cell table:style-name="ce200" table:formula="of:=SUMIF([$'Horas Persona'.G5:.G291];[.A19];[$'Horas Persona'.I5:.I291]) +  SUMIF([$'Horas Persona'.J5:.J291];[.A19];[$'Horas Persona'.L5:.L291])" office:value-type="string" office:string-value="9.6" calcext:value-type="string">
            <text:p>9.6</text:p>
          </table:table-cell>
          <table:table-cell table:style-name="ce207" table:formula="of:=[.I19]/[.E19]" office:value-type="percentage" office:value="0.64" calcext:value-type="percentage">
            <text:p>64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5" office:value-type="string" calcext:value-type="string">
            <text:p>Implementación Facade Base Datos</text:p>
          </table:table-cell>
          <table:table-cell table:style-name="ce110"/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4" calcext:value-type="float">
            <text:p>4</text:p>
          </table:table-cell>
          <table:table-cell table:style-name="ce132" table:formula="of:=+[.C20]*[.D20]" office:value-type="float" office:value="36" calcext:value-type="float">
            <text:p>36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20]*[.E20]" office:value-type="float" office:value="666" calcext:value-type="float">
            <text:p>666.00 €</text:p>
          </table:table-cell>
          <table:table-cell table:style-name="ce96"/>
          <table:table-cell table:style-name="ce202" table:formula="of:=SUMIF([$'Horas Persona'.G4:.G293];[.A20];[$'Horas Persona'.I4:.I293]) +  SUMIF([$'Horas Persona'.J4:.J293];[.A20];[$'Horas Persona'.L4:.L293])" office:value-type="string" office:string-value="17.3" calcext:value-type="string">
            <text:p>17.3</text:p>
          </table:table-cell>
          <table:table-cell table:style-name="ce212" table:formula="of:=[.I20]/[.E20]" office:value-type="percentage" office:value="0.480555555555556" calcext:value-type="percentage">
            <text:p>48.06%</text:p>
          </table:table-cell>
          <table:table-cell table:style-name="ce96" office:value-type="string" calcext:value-type="string">
            <text:p>*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82" office:value-type="string" calcext:value-type="string">
            <text:p>Despliegue Base de Datos y Servidor Web</text:p>
          </table:table-cell>
          <table:table-cell table:style-name="ce107"/>
          <table:table-cell table:style-name="ce130" table:number-columns-repeated="3"/>
          <table:table-cell table:style-name="ce167"/>
          <table:table-cell table:style-name="ce186"/>
          <table:table-cell table:style-name="ce96"/>
          <table:table-cell table:style-name="ce200"/>
          <table:table-cell table:style-name="ce214"/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1" office:value-type="string" calcext:value-type="string">
            <text:p>Despliegue AWS</text:p>
          </table:table-cell>
          <table:table-cell table:style-name="ce111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10" calcext:value-type="float">
            <text:p>10</text:p>
          </table:table-cell>
          <table:table-cell table:style-name="ce132" table:formula="of:=+[.C22]*[.D22]" office:value-type="string" office:string-value="10" calcext:value-type="string">
            <text:p>10</text:p>
          </table:table-cell>
          <table:table-cell table:style-name="ce166" table:formula="of:=[.$G$3]" office:value-type="string" office:string-value="18.50 €" calcext:value-type="string">
            <text:p>18.50 €</text:p>
          </table:table-cell>
          <table:table-cell table:style-name="ce185" table:formula="of:=[.F22]*[.E22]" office:value-type="string" office:string-value="185.00 €" calcext:value-type="string">
            <text:p>185.00 €</text:p>
          </table:table-cell>
          <table:table-cell table:style-name="ce96"/>
          <table:table-cell table:style-name="ce200" table:formula="of:=SUMIF([$'Horas Persona'.G4:.G295];[.A22];[$'Horas Persona'.I4:.I295]) +  SUMIF([$'Horas Persona'.J4:.J295];[.A22];[$'Horas Persona'.L4:.L295])" office:value-type="string" office:string-value="14.5" calcext:value-type="string">
            <text:p>14.5</text:p>
          </table:table-cell>
          <table:table-cell table:style-name="ce215" table:formula="of:=[.I22]/[.E22]" office:value-type="percentage" office:value="1.45" calcext:value-type="percentage">
            <text:p>145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Implementación Web Dinámica</text:p>
          </table:table-cell>
          <table:table-cell table:style-name="ce107" office:value-type="string" calcext:value-type="string">
            <text:p>Rf-01-02-03-05-06-08-09-12-14-15-18-19-20</text:p>
          </table:table-cell>
          <table:table-cell table:style-name="ce130" table:number-columns-repeated="2"/>
          <table:table-cell table:style-name="ce130" table:formula="of:=SUM([.E24:.E25])" office:value-type="string" office:string-value="90" calcext:value-type="string">
            <text:p>90</text:p>
          </table:table-cell>
          <table:table-cell table:style-name="ce167"/>
          <table:table-cell table:style-name="ce186"/>
          <table:table-cell table:style-name="ce96"/>
          <table:table-cell table:style-name="ce199" table:formula="of:=SUM([.I24:.I25])" office:value-type="string" office:string-value="63.025" calcext:value-type="string">
            <text:p>63.025</text:p>
          </table:table-cell>
          <table:table-cell table:style-name="ce207" table:formula="of:=[.I23]/[.E23]" office:value-type="percentage" office:value="0.700277777777778" calcext:value-type="percentage">
            <text:p>70.03%</text:p>
          </table:table-cell>
          <table:table-cell table:style-name="ce96" office:value-type="string" calcext:value-type="string">
            <text:p>TOTAL</text:p>
          </table:table-cell>
          <table:table-cell table:style-name="ce28"/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3" office:value-type="string" calcext:value-type="string">
            <text:p>Implementación Servlets</text:p>
          </table:table-cell>
          <table:table-cell table:style-name="ce108"/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5" calcext:value-type="float">
            <text:p>5</text:p>
          </table:table-cell>
          <table:table-cell table:style-name="ce132" table:formula="of:=+[.C24]*[.D24]" office:value-type="float" office:value="45" calcext:value-type="float">
            <text:p>45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24]*[.E24]" office:value-type="float" office:value="832.5" calcext:value-type="float">
            <text:p>832.50 €</text:p>
          </table:table-cell>
          <table:table-cell table:style-name="ce96"/>
          <table:table-cell table:style-name="ce200" table:formula="of:=SUMIF([$'Horas Persona'.G4:.G297];[.A24];[$'Horas Persona'.I11:.I297]) +  SUMIF([$'Horas Persona'.J4:.J297];[.A24];[$'Horas Persona'.L11:.L297])" office:value-type="string" office:string-value="34.8" calcext:value-type="string">
            <text:p>34.8</text:p>
          </table:table-cell>
          <table:table-cell table:style-name="ce207" table:formula="of:=[.I24]/[.E24]" office:value-type="percentage" office:value="0.773333333333333" calcext:value-type="percentage">
            <text:p>77.33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3" office:value-type="string" calcext:value-type="string">
            <text:p>Implementación JSP</text:p>
          </table:table-cell>
          <table:table-cell table:style-name="ce108"/>
          <table:table-cell table:style-name="ce131" office:value-type="float" office:value="9" calcext:value-type="float">
            <text:p>9</text:p>
          </table:table-cell>
          <table:table-cell table:style-name="ce131" office:value-type="float" office:value="5" calcext:value-type="float">
            <text:p>5</text:p>
          </table:table-cell>
          <table:table-cell table:style-name="ce132" table:formula="of:=+[.C25]*[.D25]" office:value-type="float" office:value="45" calcext:value-type="float">
            <text:p>45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25]*[.E25]" office:value-type="float" office:value="832.5" calcext:value-type="float">
            <text:p>832.50 €</text:p>
          </table:table-cell>
          <table:table-cell table:style-name="ce96"/>
          <table:table-cell table:style-name="ce202" table:formula="of:=SUMIF([$'Horas Persona'.G4:.G298];[.A25];[$'Horas Persona'.I4:.I298]) +  SUMIF([$'Horas Persona'.J4:.J298];[.A25];[$'Horas Persona'.L4:.L298])" office:value-type="string" office:string-value="28.225" calcext:value-type="string">
            <text:p>28.225</text:p>
          </table:table-cell>
          <table:table-cell table:style-name="ce212" table:formula="of:=[.I25]/[.E25]" office:value-type="percentage" office:value="0.627222222222222" calcext:value-type="percentage">
            <text:p>62.72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Implementación MatchMaking</text:p>
          </table:table-cell>
          <table:table-cell table:style-name="ce107" office:value-type="string" calcext:value-type="string">
            <text:p>Rf-06-12</text:p>
          </table:table-cell>
          <table:table-cell table:style-name="ce130" table:number-columns-repeated="2"/>
          <table:table-cell table:style-name="ce130" table:formula="of:=SUM([.E27:.E28])" office:value-type="string" office:string-value="35" calcext:value-type="string">
            <text:p>35</text:p>
          </table:table-cell>
          <table:table-cell table:style-name="ce167"/>
          <table:table-cell table:style-name="ce186"/>
          <table:table-cell table:style-name="ce96"/>
          <table:table-cell table:style-name="ce199" table:formula="of:=SUM([.I27:.I28])" office:value-type="string" office:string-value="26.5" calcext:value-type="string">
            <text:p>26.5</text:p>
          </table:table-cell>
          <table:table-cell table:style-name="ce207" table:formula="of:=[.I26]/[.E26]" office:value-type="percentage" office:value="0.757142857142857" calcext:value-type="percentage">
            <text:p>75.71%</text:p>
          </table:table-cell>
          <table:table-cell table:style-name="ce96" office:value-type="string" calcext:value-type="string">
            <text:p>TOTAL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83" office:value-type="string" calcext:value-type="string">
            <text:p>Algoritmo cálculo</text:p>
          </table:table-cell>
          <table:table-cell table:style-name="ce109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20" calcext:value-type="float">
            <text:p>20</text:p>
          </table:table-cell>
          <table:table-cell table:style-name="ce132" table:formula="of:=+[.C27]*[.D27]" office:value-type="float" office:value="20" calcext:value-type="float">
            <text:p>20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27]*[.E27]" office:value-type="float" office:value="370" calcext:value-type="float">
            <text:p>370.00 €</text:p>
          </table:table-cell>
          <table:table-cell table:style-name="ce96"/>
          <table:table-cell table:style-name="ce200" table:formula="of:=SUMIF([$'Horas Persona'.G7:.G300];[.A27];[$'Horas Persona'.I14:.I300]) +  SUMIF([$'Horas Persona'.J7:.J300];[.A27];[$'Horas Persona'.L14:.L300])" office:value-type="string" office:string-value="0" calcext:value-type="string">
            <text:p>0</text:p>
          </table:table-cell>
          <table:table-cell table:style-name="ce213" table:formula="of:=[.I27]/[.E27]" office:value-type="percentage" office:value="0" calcext:value-type="percentage">
            <text:p>0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43" office:value-type="string" calcext:value-type="string">
            <text:p>Algoritmo de emparejamiento</text:p>
          </table:table-cell>
          <table:table-cell table:style-name="ce110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table:formula="of:=+[.C28]*[.D28]" office:value-type="float" office:value="15" calcext:value-type="float">
            <text:p>15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28]*[.E28]" office:value-type="float" office:value="277.5" calcext:value-type="float">
            <text:p>277.50 €</text:p>
          </table:table-cell>
          <table:table-cell table:style-name="ce96"/>
          <table:table-cell table:style-name="ce202" table:formula="of:=SUMIF([$'Horas Persona'.G7:.G301];[.A28];[$'Horas Persona'.I7:.I301]) +  SUMIF([$'Horas Persona'.J7:.J301];[.A28];[$'Horas Persona'.L7:.L301])" office:value-type="string" office:string-value="26.5" calcext:value-type="string">
            <text:p>26.5</text:p>
          </table:table-cell>
          <table:table-cell table:style-name="ce212" table:formula="of:=[.I28]/[.E28]" office:value-type="percentage" office:value="1.76666666666667" calcext:value-type="percentage">
            <text:p>176.67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Implementación IA</text:p>
          </table:table-cell>
          <table:table-cell table:style-name="ce107" office:value-type="string" calcext:value-type="string">
            <text:p>Rf-24</text:p>
          </table:table-cell>
          <table:table-cell table:style-name="ce130" table:number-columns-repeated="2"/>
          <table:table-cell table:style-name="ce130" table:formula="of:=SUM([.E30:.E33])" office:value-type="string" office:string-value="85" calcext:value-type="string">
            <text:p>85</text:p>
          </table:table-cell>
          <table:table-cell table:style-name="ce167"/>
          <table:table-cell table:style-name="ce186"/>
          <table:table-cell table:style-name="ce96"/>
          <table:table-cell table:style-name="ce199" table:formula="of:=SUM([.I30:.I33])" office:value-type="string" office:string-value="68.9" calcext:value-type="string">
            <text:p>68.9</text:p>
          </table:table-cell>
          <table:table-cell table:style-name="ce208" table:formula="of:=[.I29]/[.E29]" office:value-type="percentage" office:value="0.810588235294118" calcext:value-type="percentage">
            <text:p>81.06%</text:p>
          </table:table-cell>
          <table:table-cell table:style-name="ce96" office:value-type="string" calcext:value-type="string">
            <text:p>TOTAL</text:p>
          </table:table-cell>
          <table:table-cell table:style-name="ce96" table:formula="of:=([.I29]+[.I40])/[.M4]" office:value-type="string" office:string-value="0.2709777514" calcext:value-type="string">
            <text:p>0.2709777514</text:p>
          </table:table-cell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3" office:value-type="string" calcext:value-type="string">
            <text:p>Análisis del problema IA</text:p>
          </table:table-cell>
          <table:table-cell table:style-name="ce108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table:formula="of:=+[.C30]*[.D30]" office:value-type="float" office:value="15" calcext:value-type="float">
            <text:p>15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30]*[.E30]" office:value-type="float" office:value="277.5" calcext:value-type="float">
            <text:p>277.50 €</text:p>
          </table:table-cell>
          <table:table-cell table:style-name="ce96"/>
          <table:table-cell table:style-name="ce200" table:formula="of:=SUMIF([$'Horas Persona'.G3:.G289];[.A30];[$'Horas Persona'.I3:.I289]) +  SUMIF([$'Horas Persona'.J3:.J289];[.A30];[$'Horas Persona'.L3:.L289])" office:value-type="string" office:string-value="17.5" calcext:value-type="string">
            <text:p>17.5</text:p>
          </table:table-cell>
          <table:table-cell table:style-name="ce208" table:formula="of:=[.I30]/[.E30]" office:value-type="percentage" office:value="1.16666666666667" calcext:value-type="percentage">
            <text:p>116.67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6" office:value-type="string" calcext:value-type="string">
            <text:p>Representación del problema IA</text:p>
          </table:table-cell>
          <table:table-cell table:style-name="ce112"/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35" calcext:value-type="float">
            <text:p>35</text:p>
          </table:table-cell>
          <table:table-cell table:style-name="ce131" table:formula="of:=+[.C31]*[.D31]" office:value-type="float" office:value="35" calcext:value-type="float">
            <text:p>35</text:p>
          </table:table-cell>
          <table:table-cell table:style-name="ce165" table:formula="of:=[.$G$3]" office:value-type="float" office:value="18.5" calcext:value-type="float">
            <text:p>18.50 €</text:p>
          </table:table-cell>
          <table:table-cell table:style-name="ce184" table:formula="of:=[.F31]*[.E31]" office:value-type="float" office:value="647.5" calcext:value-type="float">
            <text:p>647.50 €</text:p>
          </table:table-cell>
          <table:table-cell table:style-name="ce96"/>
          <table:table-cell table:style-name="ce200" table:formula="of:=SUMIF([$'Horas Persona'.G4:.G289];[.A31];[$'Horas Persona'.I4:.I289]) +  SUMIF([$'Horas Persona'.J4:.J289];[.A31];[$'Horas Persona'.L4:.L289])" office:value-type="string" office:string-value="23" calcext:value-type="string">
            <text:p>23</text:p>
          </table:table-cell>
          <table:table-cell table:style-name="ce207" table:formula="of:=[.I31]/[.E31]" office:value-type="percentage" office:value="0.657142857142857" calcext:value-type="percentage">
            <text:p>65.71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43" office:value-type="string" calcext:value-type="string">
            <text:p>Implementación de clases</text:p>
          </table:table-cell>
          <table:table-cell table:style-name="ce11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table:formula="of:=+[.C32]*[.D32]" office:value-type="float" office:value="15" calcext:value-type="float">
            <text:p>15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32]*[.E32]" office:value-type="float" office:value="277.5" calcext:value-type="float">
            <text:p>277.50 €</text:p>
          </table:table-cell>
          <table:table-cell table:style-name="ce96"/>
          <table:table-cell table:style-name="ce200" table:formula="of:=SUMIF([$'Horas Persona'.G12:.G305];[.A32];[$'Horas Persona'.I12:.I305]) +  SUMIF([$'Horas Persona'.J12:.J305];[.A32];[$'Horas Persona'.L12:.L305])" office:value-type="string" office:string-value="27.5" calcext:value-type="string">
            <text:p>27.5</text:p>
          </table:table-cell>
          <table:table-cell table:style-name="ce208" table:formula="of:=[.I32]/[.E32]" office:value-type="percentage" office:value="1.83333333333333" calcext:value-type="percentage">
            <text:p>183.33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43" office:value-type="string" calcext:value-type="string">
            <text:p>Desarrollo de interfaz IA con el sistema</text:p>
          </table:table-cell>
          <table:table-cell table:style-name="ce11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table:formula="of:=+[.C33]*[.D33]" office:value-type="float" office:value="20" calcext:value-type="float">
            <text:p>20</text:p>
          </table:table-cell>
          <table:table-cell table:style-name="ce166" table:formula="of:=[.$G$3]" office:value-type="float" office:value="18.5" calcext:value-type="float">
            <text:p>18.50 €</text:p>
          </table:table-cell>
          <table:table-cell table:style-name="ce185" table:formula="of:=[.F33]*[.E33]" office:value-type="float" office:value="370" calcext:value-type="float">
            <text:p>370.00 €</text:p>
          </table:table-cell>
          <table:table-cell table:style-name="ce96"/>
          <table:table-cell table:style-name="ce200" table:formula="of:=SUMIF([$'Horas Persona'.G13:.G306];[.A33];[$'Horas Persona'.I20:.I306]) +  SUMIF([$'Horas Persona'.J13:.J306];[.A33];[$'Horas Persona'.L20:.L306])" office:value-type="string" office:string-value="0.9" calcext:value-type="string">
            <text:p>0.9</text:p>
          </table:table-cell>
          <table:table-cell table:style-name="ce216" table:formula="of:=[.I33]/[.E33]" office:value-type="percentage" office:value="0.045" calcext:value-type="percentage">
            <text:p>4.5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2" office:value-type="string" calcext:value-type="string">
            <text:p>Diseño de Articulos Personalizados</text:p>
          </table:table-cell>
          <table:table-cell table:style-name="ce107" office:value-type="string" calcext:value-type="string">
            <text:p>Rf-12-20-21-22-23</text:p>
          </table:table-cell>
          <table:table-cell table:style-name="ce130" table:number-columns-repeated="3"/>
          <table:table-cell table:style-name="ce167"/>
          <table:table-cell table:style-name="ce186"/>
          <table:table-cell table:style-name="ce96"/>
          <table:table-cell table:style-name="ce199" table:formula="of:=SUM([.I35:.I36])" office:value-type="string" office:string-value="0" calcext:value-type="string">
            <text:p>0</text:p>
          </table:table-cell>
          <table:table-cell table:style-name="ce214"/>
          <table:table-cell table:style-name="ce96" office:value-type="string" calcext:value-type="string">
            <text:p>TOTAL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43" office:value-type="string" calcext:value-type="string">
            <text:p>Añadir articulos a la tienda</text:p>
          </table:table-cell>
          <table:table-cell table:style-name="ce111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3" calcext:value-type="float">
            <text:p>3</text:p>
          </table:table-cell>
          <table:table-cell table:style-name="ce152" table:formula="of:=+[.C35]*[.D35]" office:value-type="float" office:value="3" calcext:value-type="float">
            <text:p>3</text:p>
          </table:table-cell>
          <table:table-cell table:style-name="ce169" table:formula="of:=[.$G$3]" office:value-type="float" office:value="18.5" calcext:value-type="float">
            <text:p>18.50 €</text:p>
          </table:table-cell>
          <table:table-cell table:style-name="ce187" table:formula="of:=[.E35]*[.F35]" office:value-type="float" office:value="55.5" calcext:value-type="float">
            <text:p>55.50 €</text:p>
          </table:table-cell>
          <table:table-cell table:style-name="ce96"/>
          <table:table-cell table:style-name="ce200" table:formula="of:=SUMIF([$'Horas Persona'.G15:.G308];[.A35];[$'Horas Persona'.I22:.I308]) +  SUMIF([$'Horas Persona'.J15:.J308];[.A35];[$'Horas Persona'.L22:.L308])" office:value-type="string" office:string-value="0" calcext:value-type="string">
            <text:p>0</text:p>
          </table:table-cell>
          <table:table-cell table:style-name="ce213" table:formula="of:=[.I35]/[.E35]" office:value-type="percentage" office:value="0" calcext:value-type="percentage">
            <text:p>0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43" office:value-type="string" calcext:value-type="string">
            <text:p>Implementación de la asignación de artículos</text:p>
          </table:table-cell>
          <table:table-cell table:style-name="ce110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53" table:formula="of:=+[.C36]*[.D36]" office:value-type="float" office:value="7" calcext:value-type="float">
            <text:p>7</text:p>
          </table:table-cell>
          <table:table-cell table:style-name="ce169" table:formula="of:=[.$G$3]" office:value-type="float" office:value="18.5" calcext:value-type="float">
            <text:p>18.50 €</text:p>
          </table:table-cell>
          <table:table-cell table:style-name="ce185" table:formula="of:=[.E36]*[.F36]" office:value-type="float" office:value="129.5" calcext:value-type="float">
            <text:p>129.50 €</text:p>
          </table:table-cell>
          <table:table-cell table:style-name="ce96"/>
          <table:table-cell table:style-name="ce202" table:formula="of:=SUMIF([$'Horas Persona'.G16:.G309];[.A36];[$'Horas Persona'.I23:.I309]) +  SUMIF([$'Horas Persona'.J16:.J309];[.A36];[$'Horas Persona'.L23:.L309])" office:value-type="string" office:string-value="0" calcext:value-type="string">
            <text:p>0</text:p>
          </table:table-cell>
          <table:table-cell table:style-name="ce216" table:formula="of:=[.I36]/[.E36]" office:value-type="percentage" office:value="0" calcext:value-type="percentage">
            <text:p>0.00%</text:p>
          </table:table-cell>
          <table:table-cell table:style-name="ce96" table:number-columns-repeated="7"/>
          <table:table-cell table:number-columns-repeated="1007"/>
        </table:table-row>
        <table:table-row table:style-name="ro5">
          <table:table-cell table:style-name="ce87" office:value-type="string" calcext:value-type="string">
            <text:p>TOTAL TAREAS/COMPONENTES</text:p>
          </table:table-cell>
          <table:table-cell table:style-name="ce114"/>
          <table:table-cell table:style-name="ce133" table:number-columns-repeated="2"/>
          <table:table-cell table:style-name="ce154" table:formula="of:=SUM([.E7:.E11])+SUM([.E13:.E14])+SUM([.E16:.E20])+[.E22]+SUM([.E24:.E25])+SUM([.E27:.E28])+SUM([.E30:.E33])+SUM([.E35:.E36])" office:value-type="string" office:string-value="630" calcext:value-type="string">
            <text:p>630</text:p>
          </table:table-cell>
          <table:table-cell table:style-name="ce170" table:formula="of:=[.$G$3]" office:value-type="float" office:value="18.5" calcext:value-type="float">
            <text:p>18.50 €</text:p>
          </table:table-cell>
          <table:table-cell table:style-name="ce188" table:formula="of:=[.E37]*[.F37]" office:value-type="float" office:value="11655" calcext:value-type="float">
            <text:p>11,655.00 €</text:p>
          </table:table-cell>
          <table:table-cell table:style-name="ce96"/>
          <table:table-cell table:style-name="ce203" table:formula="of:=SUM([.I38:.I40])" office:value-type="string" office:string-value="299.325" calcext:value-type="string">
            <text:p>299.325</text:p>
          </table:table-cell>
          <table:table-cell table:style-name="ce217" table:formula="of:=[.I37]/[.E41]" office:value-type="string" office:string-value="175.97%" calcext:value-type="string">
            <text:p>175.97%</text:p>
          </table:table-cell>
          <table:table-cell table:style-name="ce96" office:value-type="string" calcext:value-type="string">
            <text:p>TOTAL</text:p>
          </table:table-cell>
          <table:table-cell table:style-name="ce96" table:formula="of:=([.I37]+[.I42]-[.I38])/[.M4]" office:value-type="string" office:string-value="0.23684558" calcext:value-type="string">
            <text:p>0.23684558</text:p>
          </table:table-cell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8" office:value-type="string" calcext:value-type="string">
            <text:p>Gestión</text:p>
          </table:table-cell>
          <table:table-cell table:style-name="ce115"/>
          <table:table-cell table:style-name="ce134" office:value-type="percentage" office:value="0.15" calcext:value-type="percentage">
            <text:p>15%</text:p>
          </table:table-cell>
          <table:table-cell table:style-name="ce147"/>
          <table:table-cell table:style-name="ce155" table:formula="of:=+[.C38]*[.E37]" office:value-type="string" office:string-value="94.50" calcext:value-type="string">
            <text:p>94.50</text:p>
          </table:table-cell>
          <table:table-cell table:style-name="ce171" table:formula="of:=[.$G$3]" office:value-type="float" office:value="18.5" calcext:value-type="float">
            <text:p>18.50 €</text:p>
          </table:table-cell>
          <table:table-cell table:style-name="ce189" table:formula="of:=[.E38]*[.F38]" office:value-type="float" office:value="1748.25" calcext:value-type="float">
            <text:p>1,748.25 €</text:p>
          </table:table-cell>
          <table:table-cell table:style-name="ce96"/>
          <table:table-cell table:style-name="ce200" table:formula="of:=SUMIF([$'Horas Persona'.G3:.G289];[.K38];[$'Horas Persona'.I3:.I289]) +  SUMIF([$'Horas Persona'.J3:.J289];[.K38];[$'Horas Persona'.L3:.L289])" office:value-type="string" office:string-value="141.6" calcext:value-type="string">
            <text:p>141.6</text:p>
          </table:table-cell>
          <table:table-cell table:style-name="ce208" table:formula="of:=[.I38]/([.E38]+[.E39])" office:value-type="string" office:string-value="112.38%" calcext:value-type="string">
            <text:p>112.38%</text:p>
          </table:table-cell>
          <table:table-cell table:style-name="ce36" office:value-type="string" calcext:value-type="string">
            <text:p>Gestión</text:p>
          </table:table-cell>
          <table:table-cell table:style-name="ce96" table:formula="of:=[.I38]/[.M4]" office:value-type="string" office:string-value="0.1869677164" calcext:value-type="string">
            <text:p>0.1869677164</text:p>
          </table:table-cell>
          <table:table-cell table:style-name="ce96" table:number-columns-repeated="5"/>
          <table:table-cell table:number-columns-repeated="1007"/>
        </table:table-row>
        <table:table-row table:style-name="ro5">
          <table:table-cell table:style-name="ce89" office:value-type="string" calcext:value-type="string">
            <text:p>Gestión de configuraciones</text:p>
          </table:table-cell>
          <table:table-cell table:style-name="ce116"/>
          <table:table-cell table:style-name="ce135" office:value-type="percentage" office:value="0.05" calcext:value-type="percentage">
            <text:p>5%</text:p>
          </table:table-cell>
          <table:table-cell table:style-name="ce148"/>
          <table:table-cell table:style-name="ce155" table:formula="of:=+[.C39]*[.E37]" office:value-type="string" office:string-value="31.50" calcext:value-type="string">
            <text:p>31.50</text:p>
          </table:table-cell>
          <table:table-cell table:style-name="ce172" table:formula="of:=[.$G$3]" office:value-type="float" office:value="18.5" calcext:value-type="float">
            <text:p>18.50 €</text:p>
          </table:table-cell>
          <table:table-cell table:style-name="ce190" table:formula="of:=[.E39]*[.F39]" office:value-type="float" office:value="582.75" calcext:value-type="float">
            <text:p>582.75 €</text:p>
          </table:table-cell>
          <table:table-cell table:style-name="ce96"/>
          <table:table-cell table:style-name="ce200" table:formula="of:=SUMIF([$'Horas Persona'.G3:.G289];[.K39];[$'Horas Persona'.I3:.I289]) +  SUMIF([$'Horas Persona'.J3:.J289];[.K39];[$'Horas Persona'.L3:.L289])" office:value-type="string" office:string-value="21.4" calcext:value-type="string">
            <text:p>21.4</text:p>
          </table:table-cell>
          <table:table-cell table:style-name="ce214"/>
          <table:table-cell table:style-name="ce96" office:value-type="string" calcext:value-type="string">
            <text:p>Documentación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89" office:value-type="string" calcext:value-type="string">
            <text:p>Aseguramiento de la calidad</text:p>
          </table:table-cell>
          <table:table-cell table:style-name="ce116"/>
          <table:table-cell table:style-name="ce135" office:value-type="percentage" office:value="0.07" calcext:value-type="percentage">
            <text:p>7%</text:p>
          </table:table-cell>
          <table:table-cell table:style-name="ce148"/>
          <table:table-cell table:style-name="ce155" table:formula="of:=+[.C40]*[.E37]" office:value-type="string" office:string-value="44.10" calcext:value-type="string">
            <text:p>44.10</text:p>
          </table:table-cell>
          <table:table-cell table:style-name="ce172" table:formula="of:=[.$G$3]" office:value-type="float" office:value="18.5" calcext:value-type="float">
            <text:p>18.50 €</text:p>
          </table:table-cell>
          <table:table-cell table:style-name="ce190" table:formula="of:=[.E40]*[.F40]" office:value-type="float" office:value="815.85" calcext:value-type="float">
            <text:p>815.85 €</text:p>
          </table:table-cell>
          <table:table-cell table:style-name="ce96"/>
          <table:table-cell table:style-name="ce202" table:formula="of:=SUMIF([$'Horas Persona'.G3:.G289];[.K40];[$'Horas Persona'.I3:.I289]) +  SUMIF([$'Horas Persona'.J3:.J289];[.K40];[$'Horas Persona'.L3:.L289])" office:value-type="string" office:string-value="136.325" calcext:value-type="string">
            <text:p>136.325</text:p>
          </table:table-cell>
          <table:table-cell table:style-name="ce215" table:formula="of:=[.I40]/[.E40]" office:value-type="string" office:string-value="309.13%" calcext:value-type="string">
            <text:p>309.13%</text:p>
          </table:table-cell>
          <table:table-cell table:style-name="ce96" office:value-type="string" calcext:value-type="string">
            <text:p>Pruebas</text:p>
          </table:table-cell>
          <table:table-cell table:style-name="ce96" table:number-columns-repeated="6"/>
          <table:table-cell table:number-columns-repeated="1007"/>
        </table:table-row>
        <table:table-row table:style-name="ro5">
          <table:table-cell table:style-name="ce90" office:value-type="string" calcext:value-type="string">
            <text:p>TOTAL MACROS</text:p>
          </table:table-cell>
          <table:table-cell table:style-name="ce117"/>
          <table:table-cell table:style-name="ce136" table:number-columns-repeated="2"/>
          <table:table-cell table:style-name="ce156" table:formula="of:=SUM([.E38:.E40])" office:value-type="string" office:string-value="170.10" calcext:value-type="string">
            <text:p>170.10</text:p>
          </table:table-cell>
          <table:table-cell table:style-name="ce173" table:formula="of:=[.$G$3]" office:value-type="float" office:value="18.5" calcext:value-type="float">
            <text:p>18.50 €</text:p>
          </table:table-cell>
          <table:table-cell table:style-name="ce188" table:formula="of:=[.E41]*[.F41]" office:value-type="float" office:value="3146.85" calcext:value-type="float">
            <text:p>3,146.85 €</text:p>
          </table:table-cell>
          <table:table-cell table:style-name="ce96" table:number-columns-repeated="10"/>
          <table:table-cell table:number-columns-repeated="1007"/>
        </table:table-row>
        <table:table-row table:style-name="ro5">
          <table:table-cell table:style-name="ce91" office:value-type="string" calcext:value-type="string">
            <text:p>Otros costes</text:p>
          </table:table-cell>
          <table:table-cell table:style-name="ce118"/>
          <table:table-cell table:style-name="ce137"/>
          <table:table-cell table:style-name="ce149"/>
          <table:table-cell table:style-name="ce157"/>
          <table:table-cell table:style-name="ce174"/>
          <table:table-cell table:style-name="ce191"/>
          <table:table-cell table:style-name="ce197"/>
          <table:table-cell table:style-name="ce204" table:formula="of:=SUMIF([$'Horas Persona'.G4:.G289];[.K42];[$'Horas Persona'.I4:.I289]) +  SUMIF([$'Horas Persona'.J4:.J289];[.K42];[$'Horas Persona'.L4:.L289])" office:value-type="string" office:string-value="21.65" calcext:value-type="string">
            <text:p>21.65</text:p>
          </table:table-cell>
          <table:table-cell table:style-name="ce197"/>
          <table:table-cell table:style-name="ce36" office:value-type="string" calcext:value-type="string">
            <text:p>Integración BBDD y web dinámica</text:p>
          </table:table-cell>
          <table:table-cell table:style-name="ce197" table:number-columns-repeated="6"/>
          <table:table-cell table:number-columns-repeated="1007"/>
        </table:table-row>
        <table:table-row table:style-name="ro5">
          <table:table-cell table:style-name="ce92" office:value-type="string" calcext:value-type="string">
            <text:p>Viajes</text:p>
          </table:table-cell>
          <table:table-cell table:style-name="ce92"/>
          <table:table-cell table:style-name="ce138" office:value-type="float" office:value="33" calcext:value-type="float">
            <text:p>33</text:p>
          </table:table-cell>
          <table:table-cell table:style-name="ce150" office:value-type="currency" office:currency="EUR" office:value="10" calcext:value-type="currency">
            <text:p>10.00 €</text:p>
          </table:table-cell>
          <table:table-cell table:style-name="ce158" table:formula="of:=+[.D43]*[.C43]" office:value-type="currency" office:currency="EUR" office:value="330" calcext:value-type="currency">
            <text:p>330.00 €</text:p>
          </table:table-cell>
          <table:table-cell table:style-name="ce175"/>
          <table:table-cell table:style-name="ce192" table:formula="of:=+[.E43]" office:value-type="float" office:value="330" calcext:value-type="float">
            <text:p>330.00 €</text:p>
          </table:table-cell>
          <table:table-cell table:style-name="ce197" table:number-columns-repeated="10"/>
          <table:table-cell table:number-columns-repeated="1007"/>
        </table:table-row>
        <table:table-row table:style-name="ro5">
          <table:table-cell table:style-name="ce92" office:value-type="string" calcext:value-type="string">
            <text:p>Amortización equipos desarrollo</text:p>
          </table:table-cell>
          <table:table-cell table:style-name="ce92"/>
          <table:table-cell table:style-name="ce139" table:formula="of:=+[.E41]+[.E37]" office:value-type="string" office:string-value="800.10" calcext:value-type="string">
            <text:p>800.10</text:p>
          </table:table-cell>
          <table:table-cell table:style-name="ce150" table:formula="of:=+(1000*7/(1800*4))" office:value-type="string" office:string-value="0.97 €" calcext:value-type="string">
            <text:p>0.97 €</text:p>
          </table:table-cell>
          <table:table-cell table:style-name="ce158" table:formula="of:=+[.D44]*[.C44]" office:value-type="string" office:string-value="" calcext:value-type="error">
            <text:p>#VALUE!</text:p>
          </table:table-cell>
          <table:table-cell table:style-name="ce175"/>
          <table:table-cell table:style-name="ce192" table:formula="of:=+[.E44]" office:value-type="string" office:string-value="" calcext:value-type="error">
            <text:p>#VALUE!</text:p>
          </table:table-cell>
          <table:table-cell table:style-name="ce96" table:number-columns-repeated="10"/>
          <table:table-cell table:number-columns-repeated="1007"/>
        </table:table-row>
        <table:table-row table:style-name="ro5">
          <table:table-cell table:style-name="ce92" table:number-columns-repeated="2"/>
          <table:table-cell table:style-name="ce138"/>
          <table:table-cell table:style-name="ce150"/>
          <table:table-cell table:style-name="ce158"/>
          <table:table-cell table:style-name="ce175"/>
          <table:table-cell table:style-name="ce192"/>
          <table:table-cell table:style-name="ce96" table:number-columns-repeated="10"/>
          <table:table-cell table:number-columns-repeated="1007"/>
        </table:table-row>
        <table:table-row table:style-name="ro5">
          <table:table-cell table:style-name="ce90" office:value-type="string" calcext:value-type="string">
            <text:p>TOTAL OTROS COSTES</text:p>
          </table:table-cell>
          <table:table-cell table:style-name="ce117"/>
          <table:table-cell table:style-name="ce136" table:number-columns-repeated="2"/>
          <table:table-cell table:style-name="ce159" table:formula="of:=SUM([.E43:.E45])" office:value-type="string" office:string-value="1,107.88 €" calcext:value-type="string">
            <text:p>1,107.88 €</text:p>
          </table:table-cell>
          <table:table-cell table:style-name="ce173"/>
          <table:table-cell table:style-name="ce188" table:formula="of:=+[.E46]" office:value-type="string" office:string-value="1,107.88 €" calcext:value-type="string">
            <text:p>1,107.88 €</text:p>
          </table:table-cell>
          <table:table-cell table:style-name="ce96" table:number-columns-repeated="10"/>
          <table:table-cell table:number-columns-repeated="1007"/>
        </table:table-row>
        <table:table-row table:style-name="ro5">
          <table:table-cell table:style-name="ce93" office:value-type="string" calcext:value-type="string">
            <text:p>TOTAL</text:p>
          </table:table-cell>
          <table:table-cell table:style-name="ce93"/>
          <table:table-cell table:style-name="ce140" table:number-columns-repeated="2"/>
          <table:table-cell table:style-name="ce160"/>
          <table:table-cell table:style-name="ce176"/>
          <table:table-cell table:style-name="ce193" table:formula="of:=+[.G46]+[.G41]+[.G37]" office:value-type="string" office:string-value="15,909.73 €" calcext:value-type="string">
            <text:p>15,909.73 €</text:p>
          </table:table-cell>
          <table:table-cell table:style-name="ce96" table:number-columns-repeated="10"/>
          <table:table-cell table:number-columns-repeated="1007"/>
        </table:table-row>
        <table:table-row table:style-name="ro5">
          <table:table-cell table:number-columns-repeated="5"/>
          <table:table-cell table:style-name="ce177" table:number-columns-repeated="2"/>
          <table:table-cell table:style-name="ce96" table:number-columns-repeated="10"/>
          <table:table-cell table:number-columns-repeated="1007"/>
        </table:table-row>
        <table:table-row table:style-name="ro5">
          <table:table-cell table:style-name="ce94" office:value-type="string" calcext:value-type="string">
            <text:p>BENEFICIO</text:p>
          </table:table-cell>
          <table:table-cell table:style-name="ce119" table:number-columns-repeated="4"/>
          <table:table-cell table:style-name="ce178"/>
          <table:table-cell table:style-name="ce194" table:formula="of:=[.C57]-[.G47]" office:value-type="string" office:string-value="3,099€" calcext:value-type="string">
            <text:p>3,099€</text:p>
          </table:table-cell>
          <table:table-cell/>
          <table:table-cell table:style-name="ce96" table:number-columns-repeated="10"/>
          <table:table-cell table:number-columns-repeated="1006"/>
        </table:table-row>
        <table:table-row table:style-name="ro5" table:number-rows-repeated="2">
          <table:table-cell table:number-columns-repeated="8"/>
          <table:table-cell table:style-name="ce96" table:number-columns-repeated="10"/>
          <table:table-cell table:number-columns-repeated="1006"/>
        </table:table-row>
        <table:table-row table:style-name="ro5">
          <table:table-cell table:style-name="ce95" office:value-type="string" calcext:value-type="string">
            <text:p>PRESUPUESTO</text:p>
          </table:table-cell>
          <table:table-cell table:style-name="ce96" table:number-columns-repeated="2"/>
          <table:table-cell table:number-columns-repeated="5"/>
          <table:table-cell table:style-name="ce96" table:number-columns-repeated="10"/>
          <table:table-cell table:number-columns-repeated="1006"/>
        </table:table-row>
        <table:table-row table:style-name="ro5">
          <table:table-cell table:style-name="ce96" table:number-columns-repeated="3"/>
          <table:table-cell table:number-columns-repeated="5"/>
          <table:table-cell table:style-name="ce96" table:number-columns-repeated="10"/>
          <table:table-cell table:number-columns-repeated="1006"/>
        </table:table-row>
        <table:table-row table:style-name="ro5">
          <table:table-cell table:style-name="ce97" office:value-type="string" calcext:value-type="string" table:number-columns-spanned="1" table:number-rows-spanned="3">
            <text:p>Presupuesto final</text:p>
          </table:table-cell>
          <table:table-cell table:style-name="ce120" office:value-type="string" calcext:value-type="string" table:number-columns-spanned="2" table:number-rows-spanned="1">
            <text:p>CANTIDAD </text:p>
          </table:table-cell>
          <table:covered-table-cell table:style-name="ce141"/>
          <table:table-cell table:number-columns-repeated="5"/>
          <table:table-cell table:style-name="ce96" table:number-columns-repeated="10"/>
          <table:table-cell table:number-columns-repeated="1006"/>
        </table:table-row>
        <table:table-row table:style-name="ro5">
          <table:covered-table-cell table:style-name="ce98"/>
          <table:table-cell table:style-name="ce121" office:value-type="string" calcext:value-type="string" table:number-columns-spanned="2" table:number-rows-spanned="1">
            <text:p>EUROS</text:p>
          </table:table-cell>
          <table:covered-table-cell table:style-name="ce142"/>
          <table:table-cell table:number-columns-repeated="5"/>
          <table:table-cell table:style-name="ce96" table:number-columns-repeated="10"/>
          <table:table-cell table:number-columns-repeated="1006"/>
        </table:table-row>
        <table:table-row table:style-name="ro5">
          <table:covered-table-cell table:style-name="ce99"/>
          <table:table-cell table:style-name="ce122" office:value-type="string" calcext:value-type="string">
            <text:p>EN LETRA</text:p>
          </table:table-cell>
          <table:table-cell table:style-name="ce121" office:value-type="string" calcext:value-type="string">
            <text:p>EN NÚMERO</text:p>
          </table:table-cell>
          <table:table-cell table:number-columns-repeated="5"/>
          <table:table-cell table:style-name="ce96" table:number-columns-repeated="10"/>
          <table:table-cell table:number-columns-repeated="1006"/>
        </table:table-row>
        <table:table-row table:style-name="ro5">
          <table:table-cell table:style-name="ce100" office:value-type="string" calcext:value-type="string">
            <text:p>BASE imponible</text:p>
          </table:table-cell>
          <table:table-cell table:style-name="ce123" office:value-type="string" calcext:value-type="string">
            <text:p>diecinueve mil y ocho euros</text:p>
          </table:table-cell>
          <table:table-cell table:style-name="ce143" table:formula="of:=[.C59]/1.21" office:value-type="string" office:string-value="19,008.26 €" calcext:value-type="string">
            <text:p>19,008.26 €</text:p>
          </table:table-cell>
          <table:table-cell table:number-columns-repeated="1021"/>
        </table:table-row>
        <table:table-row table:style-name="ro5">
          <table:table-cell table:style-name="ce100" office:value-type="string" calcext:value-type="string">
            <text:p>IVA</text:p>
          </table:table-cell>
          <table:table-cell table:style-name="ce123" office:value-type="string" calcext:value-type="string">
            <text:p>tres mil novecientos noventa y un euros</text:p>
          </table:table-cell>
          <table:table-cell table:style-name="ce143" table:formula="of:=0.21*[.C57]" office:value-type="string" office:string-value="3,991.74 €" calcext:value-type="string">
            <text:p>3,991.74 €</text:p>
          </table:table-cell>
          <table:table-cell table:number-columns-repeated="1021"/>
        </table:table-row>
        <table:table-row table:style-name="ro5">
          <table:table-cell table:style-name="ce101" office:value-type="string" calcext:value-type="string">
            <text:p>TOTAL Precio</text:p>
          </table:table-cell>
          <table:table-cell table:style-name="ce124" office:value-type="string" calcext:value-type="string">
            <text:p>veintitres mil euros</text:p>
          </table:table-cell>
          <table:table-cell table:style-name="ce144" office:value-type="currency" office:currency="EUR" office:value="23000" calcext:value-type="currency">
            <text:p>23,000.00 €</text:p>
          </table:table-cell>
          <table:table-cell table:number-columns-repeated="1021"/>
        </table:table-row>
        <table:table-row table:style-name="ro5" table:number-rows-repeated="966">
          <table:table-cell table:number-columns-repeated="1024"/>
        </table:table-row>
        <table:table-row table:style-name="ro2" table:number-rows-repeated="1047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Horas Persona'.A3:'Horas Persona'.O262" table:display-filter-buttons="true">
          <table:filter>
            <table:filter-and>
              <table:filter-condition table:field-number="2" table:value="Marius " table:operator="=">
                <table:filter-set-item table:value="Marius "/>
                <table:filter-set-item table:value="Carlos y Javier "/>
                <table:filter-set-item table:value="Sergio"/>
                <table:filter-set-item table:value="nacho"/>
                <table:filter-set-item table:value="Sergio &amp; Julia 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2" loext:min-decimal-places="2" number:min-integer-digits="1" number:grouping="true"/>
      <number:text> €</number:text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number-style style:name="N128">
      <number:number number:decimal-places="0" loext:min-decimal-places="0" number:min-integer-digits="1" number:grouping="true"/>
      <number:text>€</number:text>
    </number:number-style>
    <number:currency-style style:name="N129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ras_20_Persona" style:display-name="PageStyle_Horas Perso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a_20_de_20_Estimacion" style:display-name="PageStyle_Copia de Estimaci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27" meta:object-count="0"/>
    <meta:generator>LibreOfficeDev/5.1.0.3$Linux_X86_64 LibreOffice_project/</meta:generator>
  </office:meta>
</office:document-meta>
</file>